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" svg:font-family="'Noto Sans'"/>
    <style:font-face style:name="Noto Sans CJK JP" svg:font-family="'Noto Sans CJK JP'" style:font-family-generic="system" style:font-pitch="variable"/>
    <style:font-face style:name="Noto Sans Symbols" svg:font-family="'Noto Sans Symbols'" style:font-adornments="Black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94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834cm"/>
    </style:style>
    <style:style style:name="co12" style:family="table-column">
      <style:table-column-properties fo:break-before="auto" style:column-width="0.471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1.205cm"/>
    </style:style>
    <style:style style:name="co16" style:family="table-column">
      <style:table-column-properties fo:break-before="auto" style:column-width="0.931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0.806cm"/>
    </style:style>
    <style:style style:name="co20" style:family="table-column">
      <style:table-column-properties fo:break-before="auto" style:column-width="0.84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42cm" fo:break-before="auto" style:use-optimal-row-height="false"/>
    </style:style>
    <style:style style:name="ro8" style:family="table-row">
      <style:table-row-properties style:row-height="0.09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16cm" fo:break-before="auto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datas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30" style:family="table-cell" style:parent-style-name="Default">
      <style:text-properties style:font-name="IPA モナー ゴシック" fo:font-size="8pt" style:font-name-asian="IPA モナー ゴシック" style:font-size-asian="8pt" style:font-size-complex="8pt"/>
    </style:style>
    <style:style style:name="ce3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4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name-asian="Noto Serif CJK JP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Noto Sans" fo:font-size="10pt" fo:font-style="normal" fo:text-shadow="none" style:text-underline-style="none" fo:font-weight="normal" style:font-name-asian="Noto Serif CJK JP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style:font-name-asian="Noto Serif CJK JP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erif CJK JP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7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1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2" style:family="table-cell" style:parent-style-name="Default">
      <style:table-cell-properties fo:border-bottom="0.74pt solid #b7b7b7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wrap-option="no-wrap"/>
      <style:text-properties style:font-name="Noto Serif CJK JP Black" fo:font-size="20pt" style:font-name-asian="Noto Serif CJK JP Black" style:font-size-asian="20pt" style:font-size-complex="20pt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5" style:family="table-cell" style:parent-style-name="Default">
      <style:table-cell-properties fo:border-bottom="0.74pt solid #b7b7b7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6" style:family="table-cell" style:parent-style-name="Default">
      <style:table-cell-properties fo:border-bottom="none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7" style:family="table-cell" style:parent-style-name="Default">
      <style:table-cell-properties fo:border-bottom="0.74pt solid #b7b7b7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b7b7b7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3" style:family="table-cell" style:parent-style-name="Default">
      <style:table-cell-properties fo:border-bottom="0.74pt solid #b7b7b7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6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7" style:family="table-cell" style:parent-style-name="Default">
      <style:table-cell-properties fo:border-bottom="0.74pt solid #b7b7b7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8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9" style:family="table-cell" style:parent-style-name="Default">
      <style:table-cell-properties fo:border-bottom="0.74pt solid #b7b7b7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0" style:family="table-cell" style:parent-style-name="Default">
      <style:table-cell-properties fo:border-bottom="none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1" style:family="table-cell" style:parent-style-name="Default">
      <style:table-cell-properties fo:border-bottom="0.74pt solid #b7b7b7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1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1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3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5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4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6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9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8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0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2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3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4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6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99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0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3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4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7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9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2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4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7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9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1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5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7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9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2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3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6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7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6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0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1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2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3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4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5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6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8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0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2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4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48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449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450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451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452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453" style:family="table-cell" style:parent-style-name="Default">
      <style:text-properties style:font-name="Noto Serif CJK JP Black1" style:font-name-asian="Noto Serif CJK JP Black1"/>
    </style:style>
    <style:style style:name="ce162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5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7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1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0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1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4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4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8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7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0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0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1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4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3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6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7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0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9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2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1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2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6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6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7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0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1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0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1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4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5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5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8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8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9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3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12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13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6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8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7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0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3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4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7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9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0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9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Emoji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 2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6" style:family="table-cell" style:parent-style-name="Default">
      <style:text-properties style:font-name="Noto Emoj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表記</text:p>
          </table:table-cell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所属</text:p>
          </table:table-cell>
          <table:table-cell table:style-name="ce1" office:value-type="string" calcext:value-type="string">
            <text:p>種別</text:p>
          </table:table-cell>
          <table:table-cell table:style-name="ce1" office:value-type="string" calcext:value-type="string">
            <text:p>コスト</text:p>
          </table:table-cell>
          <table:table-cell table:style-name="ce1" office:value-type="string" calcext:value-type="string">
            <text:p>不一致</text:p>
          </table:table-cell>
          <table:table-cell table:style-name="ce1" office:value-type="string" calcext:value-type="string">
            <text:p>駒大</text:p>
          </table:table-cell>
          <table:table-cell table:style-name="ce1" office:value-type="string" calcext:value-type="string">
            <text:p>特殊効果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攻撃範囲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歩</text:p>
          </table:table-cell>
          <table:table-cell table:style-name="ce326" office:value-type="string" calcext:value-type="string">
            <text:p>歩兵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と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と</text:p>
          </table:table-cell>
          <table:table-cell table:style-name="ce326" office:value-type="string" calcext:value-type="string">
            <text:p>と金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香</text:p>
          </table:table-cell>
          <table:table-cell table:style-name="ce326" office:value-type="string" calcext:value-type="string">
            <text:p>香車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18" calcext:value-type="float">
            <text:p>18</text:p>
          </table:table-cell>
          <table:table-cell table:style-name="ce326" office:value-type="float" office:value="27" calcext:value-type="float">
            <text:p>27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杏: 敵陣(三段目)への到達</text:p>
          </table:table-cell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杏</text:p>
          </table:table-cell>
          <table:table-cell table:style-name="ce326" office:value-type="string" calcext:value-type="string">
            <text:p>成香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桂</text:p>
          </table:table-cell>
          <table:table-cell table:style-name="ce326" office:value-type="string" calcext:value-type="string">
            <text:p>桂馬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18" calcext:value-type="float">
            <text:p>18</text:p>
          </table:table-cell>
          <table:table-cell table:style-name="ce326" office:value-type="float" office:value="27" calcext:value-type="float">
            <text:p>27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圭: 敵陣(三段目)への到達</text:p>
          </table:table-cell>
          <table:table-cell table:style-name="ce326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圭</text:p>
          </table:table-cell>
          <table:table-cell table:style-name="ce326" office:value-type="string" calcext:value-type="string">
            <text:p>成桂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銀</text:p>
          </table:table-cell>
          <table:table-cell table:style-name="ce326" office:value-type="string" calcext:value-type="string">
            <text:p>銀将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45" calcext:value-type="float">
            <text:p>45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全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全</text:p>
          </table:table-cell>
          <table:table-cell table:style-name="ce326" office:value-type="string" calcext:value-type="string">
            <text:p>成銀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金</text:p>
          </table:table-cell>
          <table:table-cell table:style-name="ce326" office:value-type="string" calcext:value-type="string">
            <text:p>金将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float" office:value="54" calcext:value-type="float">
            <text:p>54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角</text:p>
          </table:table-cell>
          <table:table-cell table:style-name="ce326" office:value-type="string" calcext:value-type="string">
            <text:p>角行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float" office:value="63" calcext:value-type="float">
            <text:p>63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馬: 敵陣(三段目)への到達</text:p>
          </table:table-cell>
          <table:table-cell table:style-name="ce326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馬</text:p>
          </table:table-cell>
          <table:table-cell table:style-name="ce326" office:value-type="string" calcext:value-type="string">
            <text:p>竜馬・龍馬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66" calcext:value-type="float">
            <text:p>66</text:p>
          </table:table-cell>
          <table:table-cell table:style-name="ce326" office:value-type="float" office:value="99" calcext:value-type="float">
            <text:p>99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飛</text:p>
          </table:table-cell>
          <table:table-cell table:style-name="ce326" office:value-type="string" calcext:value-type="string">
            <text:p>飛車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float" office:value="90" calcext:value-type="float">
            <text:p>9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竜: 敵陣(三段目)への到達</text:p>
          </table:table-cell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竜</text:p>
          </table:table-cell>
          <table:table-cell table:style-name="ce326" office:value-type="string" calcext:value-type="string">
            <text:p>竜王・龍王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72" calcext:value-type="float">
            <text:p>72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玉</text:p>
          </table:table-cell>
          <table:table-cell table:style-name="ce326" office:value-type="string" calcext:value-type="string">
            <text:p>玉将・王将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獅</text:p>
          </table:table-cell>
          <table:table-cell table:style-name="ce326" office:value-type="string" calcext:value-type="string">
            <text:p>獅子</text:p>
          </table:table-cell>
          <table:table-cell table:style-name="ce326" office:value-type="string" calcext:value-type="string">
            <text:p>中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string" calcext:value-type="string">
            <text:p>―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2回行動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酔</text:p>
          </table:table-cell>
          <table:table-cell table:style-name="ce326" office:value-type="string" calcext:value-type="string">
            <text:p>醉象</text:p>
          </table:table-cell>
          <table:table-cell table:style-name="ce326" office:value-type="string" calcext:value-type="string">
            <text:p>中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string" calcext:value-type="string">
            <text:p>―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自軍に2枚以上入れることを禁ずる</text:p>
          </table:table-cell>
          <table:table-cell table:style-name="ce326" office:value-type="string" calcext:value-type="string">
            <text:p>太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太</text:p>
          </table:table-cell>
          <table:table-cell table:style-name="ce326" office:value-type="string" calcext:value-type="string">
            <text:p>太子</text:p>
          </table:table-cell>
          <table:table-cell table:style-name="ce326" office:value-type="string" calcext:value-type="string">
            <text:p>中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string" calcext:value-type="string">
            <text:p>―</text:p>
          </table:table-cell>
          <table:table-cell table:style-name="ce326" office:value-type="float" office:value="120" calcext:value-type="float">
            <text:p>12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味方の王駒が取られた時、王駒の代替となり試合を継続する。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兵</text:p>
          </table:table-cell>
          <table:table-cell table:style-name="ce326" office:value-type="string" calcext:value-type="string">
            <text:p>ポーン・♙・♟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初手のみ2マス、アンパッサン</text:p>
          </table:table-cell>
          <table:table-cell table:style-name="ce326" office:value-type="string" calcext:value-type="string">
            <text:p>騏・僧・城・妃: 一段目への到達</text:p>
          </table:table-cell>
          <table:table-cell table:style-name="ce326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騏</text:p>
          </table:table-cell>
          <table:table-cell table:style-name="ce326" office:value-type="string" calcext:value-type="string">
            <text:p>ナイト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僧</text:p>
          </table:table-cell>
          <table:table-cell table:style-name="ce326" office:value-type="string" calcext:value-type="string">
            <text:p>ビショップ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城</text:p>
          </table:table-cell>
          <table:table-cell table:style-name="ce326" office:value-type="string" calcext:value-type="string">
            <text:p>ルーク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妃</text:p>
          </table:table-cell>
          <table:table-cell table:style-name="ce326" office:value-type="string" calcext:value-type="string">
            <text:p>クイーン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72" calcext:value-type="float">
            <text:p>72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騎</text:p>
          </table:table-cell>
          <table:table-cell table:style-name="ce326" office:value-type="string" calcext:value-type="string">
            <text:p>ナイト・♘・♞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聖</text:p>
          </table:table-cell>
          <table:table-cell table:style-name="ce326" office:value-type="string" calcext:value-type="string">
            <text:p>ビショップ・♗・♝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塔</text:p>
          </table:table-cell>
          <table:table-cell table:style-name="ce326" office:value-type="string" calcext:value-type="string">
            <text:p>ルーク・♖・♜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キャスリング(王)</text:p>
          </table:table-cell>
          <table:table-cell table:style-name="ce327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后</text:p>
          </table:table-cell>
          <table:table-cell table:style-name="ce326" office:value-type="string" calcext:value-type="string">
            <text:p>クイーン・♕・♛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72" calcext:value-type="float">
            <text:p>72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大</text:p>
          </table:table-cell>
          <table:table-cell table:style-name="ce327" table:number-columns-repeated="2"/>
          <table:table-cell table:style-name="ce326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王</text:p>
          </table:table-cell>
          <table:table-cell table:style-name="ce326" office:value-type="string" calcext:value-type="string">
            <text:p>キング・♔・♚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最大</text:p>
          </table:table-cell>
          <table:table-cell table:style-name="ce326" office:value-type="string" calcext:value-type="string">
            <text:p>キャスリング(城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卒</text:p>
          </table:table-cell>
          <table:table-cell table:style-name="ce326" office:value-type="string" calcext:value-type="string">
            <text:p>兵・卒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string" calcext:value-type="string">
            <text:p>小</text:p>
          </table:table-cell>
          <table:table-cell table:style-name="ce327"/>
          <table:table-cell table:style-name="ce326" office:value-type="string" calcext:value-type="string">
            <text:p>率: 対岸(四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率</text:p>
          </table:table-cell>
          <table:table-cell table:style-name="ce326" office:value-type="string" calcext:value-type="string">
            <text:p>成兵・成卒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炮</text:p>
          </table:table-cell>
          <table:table-cell table:style-name="ce326" office:value-type="string" calcext:value-type="string">
            <text:p>炮・砲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馮</text:p>
          </table:table-cell>
          <table:table-cell table:style-name="ce326" office:value-type="string" calcext:value-type="string">
            <text:p>傌・馬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相</text:p>
          </table:table-cell>
          <table:table-cell table:style-name="ce326" office:value-type="string" calcext:value-type="string">
            <text:p>相・象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対岸(四段目以降)への配置禁止</text:p>
          </table:table-cell>
          <table:table-cell table:style-name="ce327"/>
          <table:table-cell table:style-name="ce326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俥</text:p>
          </table:table-cell>
          <table:table-cell table:style-name="ce326" office:value-type="string" calcext:value-type="string">
            <text:p>俥・車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32" calcext:value-type="float">
            <text:p>32</text:p>
          </table:table-cell>
          <table:table-cell table:style-name="ce326" office:value-type="float" office:value="48" calcext:value-type="float">
            <text:p>48</text:p>
          </table:table-cell>
          <table:table-cell table:style-name="ce326" office:value-type="string" calcext:value-type="string">
            <text:p>大</text:p>
          </table:table-cell>
          <table:table-cell table:style-name="ce327" table:number-columns-repeated="2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仕</text:p>
          </table:table-cell>
          <table:table-cell table:style-name="ce326" office:value-type="string" calcext:value-type="string">
            <text:p>仕・士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九宮外配置禁止、九宮の斜めの線に沿って移動する。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帥</text:p>
          </table:table-cell>
          <table:table-cell table:style-name="ce326" office:value-type="string" calcext:value-type="string">
            <text:p>帥・将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九宮外配置禁止、王不見王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卆</text:p>
          </table:table-cell>
          <table:table-cell table:style-name="ce326" office:value-type="string" calcext:value-type="string">
            <text:p>兵・卒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九宮の斜めの線に沿って移動できる</text:p>
          </table:table-cell>
          <table:table-cell table:style-name="ce327"/>
          <table:table-cell table:style-name="ce326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包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包を飛び越えたり、取得してはいけない。九宮の斜めの線に沿って移動できる</text:p>
          </table:table-cell>
          <table:table-cell table:style-name="ce327"/>
          <table:table-cell table:style-name="ce326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馭</text:p>
          </table:table-cell>
          <table:table-cell table:style-name="ce326" office:value-type="string" calcext:value-type="string">
            <text:p>馬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象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車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九宮の斜めの線に沿って移動できる</text:p>
          </table:table-cell>
          <table:table-cell table:style-name="ce327"/>
          <table:table-cell table:style-name="ce326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士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九宮外配置禁止、九宮の斜めの線に沿って移動できる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楚</text:p>
          </table:table-cell>
          <table:table-cell table:style-name="ce326" office:value-type="string" calcext:value-type="string">
            <text:p>楚・漢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貝</text:p>
          </table:table-cell>
          <table:table-cell table:style-name="ce326" office:value-type="string" calcext:value-type="string">
            <text:p>ビア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string" calcext:value-type="string">
            <text:p>小</text:p>
          </table:table-cell>
          <table:table-cell table:style-name="ce327"/>
          <table:table-cell table:style-name="ce326" office:value-type="string" calcext:value-type="string">
            <text:p>貴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貴</text:p>
          </table:table-cell>
          <table:table-cell table:style-name="ce326" office:value-type="string" calcext:value-type="string">
            <text:p>ビアガーイ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瑪</text:p>
          </table:table-cell>
          <table:table-cell table:style-name="ce326" office:value-type="string" calcext:value-type="string">
            <text:p>マー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根</text:p>
          </table:table-cell>
          <table:table-cell table:style-name="ce326" office:value-type="string" calcext:value-type="string">
            <text:p>コーン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船</text:p>
          </table:table-cell>
          <table:table-cell table:style-name="ce326" office:value-type="string" calcext:value-type="string">
            <text:p>ルアー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32" calcext:value-type="float">
            <text:p>32</text:p>
          </table:table-cell>
          <table:table-cell table:style-name="ce326" office:value-type="float" office:value="48" calcext:value-type="float">
            <text:p>48</text:p>
          </table:table-cell>
          <table:table-cell table:style-name="ce326" office:value-type="string" calcext:value-type="string">
            <text:p>大</text:p>
          </table:table-cell>
          <table:table-cell table:style-name="ce327" table:number-columns-repeated="2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種</text:p>
          </table:table-cell>
          <table:table-cell table:style-name="ce326" office:value-type="string" calcext:value-type="string">
            <text:p>メット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初手のみ2マス</text:p>
          </table:table-cell>
          <table:table-cell table:style-name="ce327"/>
          <table:table-cell table:style-name="ce326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君</text:p>
          </table:table-cell>
          <table:table-cell table:style-name="ce326" office:value-type="string" calcext:value-type="string">
            <text:p>クン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引き分け規定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3" table:number-rows-repeated="950">
          <table:table-cell table:style-name="ce327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2">
        <office:forms form:automatic-focus="false" form:apply-design-mode="false"/>
        <table:table-column table:style-name="co8" table:number-columns-repeated="4" table:default-cell-style-name="ce330"/>
        <table:table-column table:style-name="co9" table:default-cell-style-name="ce330"/>
        <table:table-column table:style-name="co8" table:number-columns-repeated="5" table:default-cell-style-name="ce330"/>
        <table:table-column table:style-name="co9" table:default-cell-style-name="ce330"/>
        <table:table-column table:style-name="co8" table:number-columns-repeated="1013" table:default-cell-style-name="ce330"/>
        <table:table-row table:style-name="ro4">
          <table:table-cell table:style-name="ce4" office:value-type="string" calcext:value-type="string">
            <text:p>表記</text:p>
          </table:table-cell>
          <table:table-cell table:style-name="ce4" office:value-type="string" calcext:value-type="string">
            <text:p>名称</text:p>
          </table:table-cell>
          <table:table-cell table:style-name="ce4" office:value-type="string" calcext:value-type="string">
            <text:p>所属</text:p>
          </table:table-cell>
          <table:table-cell table:style-name="ce4" office:value-type="string" calcext:value-type="string">
            <text:p>種別</text:p>
          </table:table-cell>
          <table:table-cell table:style-name="ce4" office:value-type="string" calcext:value-type="string">
            <text:p>コスト</text:p>
          </table:table-cell>
          <table:table-cell table:style-name="ce4" office:value-type="string" calcext:value-type="string">
            <text:p>攻撃範囲</text:p>
          </table:table-cell>
          <table:table-cell table:style-name="ce328" office:value-type="string" calcext:value-type="string">
            <text:p>表記</text:p>
          </table:table-cell>
          <table:table-cell table:style-name="ce328" office:value-type="string" calcext:value-type="string">
            <text:p>名称</text:p>
          </table:table-cell>
          <table:table-cell table:style-name="ce328" office:value-type="string" calcext:value-type="string">
            <text:p>所属</text:p>
          </table:table-cell>
          <table:table-cell table:style-name="ce328" office:value-type="string" calcext:value-type="string">
            <text:p>種別</text:p>
          </table:table-cell>
          <table:table-cell table:style-name="ce328" office:value-type="string" calcext:value-type="string">
            <text:p>コスト</text:p>
          </table:table-cell>
          <table:table-cell table:style-name="ce328" office:value-type="string" calcext:value-type="string">
            <text:p>攻撃範囲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歩</text:p>
          </table:table-cell>
          <table:table-cell table:style-name="ce328" office:value-type="string" calcext:value-type="string">
            <text:p>歩兵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6" calcext:value-type="float">
            <text:p>6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と</text:p>
          </table:table-cell>
          <table:table-cell table:style-name="ce328" office:value-type="string" calcext:value-type="string">
            <text:p>と金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香</text:p>
          </table:table-cell>
          <table:table-cell table:style-name="ce328" office:value-type="string" calcext:value-type="string">
            <text:p>香車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18" calcext:value-type="float">
            <text:p>18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杏</text:p>
          </table:table-cell>
          <table:table-cell table:style-name="ce328" office:value-type="string" calcext:value-type="string">
            <text:p>成香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桂</text:p>
          </table:table-cell>
          <table:table-cell table:style-name="ce328" office:value-type="string" calcext:value-type="string">
            <text:p>桂馬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18" calcext:value-type="float">
            <text:p>18</text:p>
          </table:table-cell>
          <table:table-cell table:style-name="ce32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圭</text:p>
          </table:table-cell>
          <table:table-cell table:style-name="ce328" office:value-type="string" calcext:value-type="string">
            <text:p>成桂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銀</text:p>
          </table:table-cell>
          <table:table-cell table:style-name="ce328" office:value-type="string" calcext:value-type="string">
            <text:p>銀将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30" calcext:value-type="float">
            <text:p>3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8" office:value-type="string" calcext:value-type="string">
            <text:p>全</text:p>
          </table:table-cell>
          <table:table-cell table:style-name="ce328" office:value-type="string" calcext:value-type="string">
            <text:p>成銀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金</text:p>
          </table:table-cell>
          <table:table-cell table:style-name="ce328" office:value-type="string" calcext:value-type="string">
            <text:p>金将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36" calcext:value-type="float">
            <text:p>36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角</text:p>
          </table:table-cell>
          <table:table-cell table:style-name="ce328" office:value-type="string" calcext:value-type="string">
            <text:p>角行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42" calcext:value-type="float">
            <text:p>42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龍馬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66" calcext:value-type="float">
            <text:p>66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飛</text:p>
          </table:table-cell>
          <table:table-cell table:style-name="ce328" office:value-type="string" calcext:value-type="string">
            <text:p>飛車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60" calcext:value-type="float">
            <text:p>6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328" office:value-type="string" calcext:value-type="string">
            <text:p>竜</text:p>
          </table:table-cell>
          <table:table-cell table:style-name="ce328" office:value-type="string" calcext:value-type="string">
            <text:p>龍王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72" calcext:value-type="float">
            <text:p>72</text:p>
          </table:table-cell>
          <table:table-cell table:style-name="ce328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29"/>
          <table:table-cell table:number-columns-repeated="2"/>
          <table:table-cell table:style-name="ce329" table:number-columns-repeated="11"/>
          <table:table-cell table:number-columns-repeated="998"/>
        </table:table-row>
        <table:table-row table:style-name="ro4">
          <table:table-cell table:style-name="ce328" office:value-type="string" calcext:value-type="string">
            <text:p>玉</text:p>
          </table:table-cell>
          <table:table-cell table:style-name="ce328" office:value-type="string" calcext:value-type="string">
            <text:p>玉将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ポ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クイ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72" calcext:value-type="float">
            <text:p>72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28" office:value-type="string" calcext:value-type="string">
            <text:p>騏</text:p>
          </table:table-cell>
          <table:table-cell table:style-name="ce328" office:value-type="string" calcext:value-type="string">
            <text:p>Pナイト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8" table:number-columns-repeated="2"/>
          <table:table-cell table:style-name="ce329" table:number-columns-repeated="2"/>
          <table:table-cell table:number-columns-repeated="2"/>
          <table:table-cell table:style-name="ce329" table:number-columns-repeated="3"/>
          <table:table-cell table:number-columns-repeated="998"/>
        </table:table-row>
        <table:table-row table:style-name="ro4">
          <table:table-cell table:style-name="ce328" office:value-type="string" calcext:value-type="string">
            <text:p>騎</text:p>
          </table:table-cell>
          <table:table-cell table:style-name="ce328" office:value-type="string" calcext:value-type="string">
            <text:p>ナイト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24" calcext:value-type="float">
            <text:p>2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聖</text:p>
          </table:table-cell>
          <table:table-cell table:style-name="ce328" office:value-type="string" calcext:value-type="string">
            <text:p>ビショップ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塔</text:p>
          </table:table-cell>
          <table:table-cell table:style-name="ce328" office:value-type="string" calcext:value-type="string">
            <text:p>ルーク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40" calcext:value-type="float">
            <text:p>4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后</text:p>
          </table:table-cell>
          <table:table-cell table:style-name="ce328" office:value-type="string" calcext:value-type="string">
            <text:p>クイ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72" calcext:value-type="float">
            <text:p>72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王</text:p>
          </table:table-cell>
          <table:table-cell table:style-name="ce328" office:value-type="string" calcext:value-type="string">
            <text:p>キング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率</text:p>
          </table:table-cell>
          <table:table-cell table:style-name="ce328" office:value-type="string" calcext:value-type="string">
            <text:p>成兵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6" calcext:value-type="float">
            <text:p>6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炮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24" calcext:value-type="float">
            <text:p>24</text:p>
          </table:table-cell>
          <table:table-cell table:style-name="ce328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馮</text:p>
          </table:table-cell>
          <table:table-cell table:style-name="ce328" office:value-type="string" calcext:value-type="string">
            <text:p>傌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相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32" calcext:value-type="float">
            <text:p>3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仕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卆</text:p>
          </table:table-cell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8" calcext:value-type="float">
            <text:p>8</text:p>
          </table:table-cell>
          <table:table-cell table:style-name="ce328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包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24" calcext:value-type="float">
            <text:p>24</text:p>
          </table:table-cell>
          <table:table-cell table:style-name="ce328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馭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象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車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40" calcext:value-type="float">
            <text:p>40</text:p>
          </table:table-cell>
          <table:table-cell table:style-name="ce328" office:value-type="string" calcext:value-type="string">
            <text:p>┯━━━┯━━</text:p>
            <text:p>│＼・││・・</text:p>
            <text:p>│・＼││・・</text:p>
            <text:p>───車───</text:p>
            <text:p>└──│┘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士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楚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貝</text:p>
          </table:table-cell>
          <table:table-cell table:style-name="ce328" office:value-type="string" calcext:value-type="string">
            <text:p>ビア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貴</text:p>
          </table:table-cell>
          <table:table-cell table:style-name="ce328" office:value-type="string" calcext:value-type="string">
            <text:p>ビアガーイ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10" calcext:value-type="float">
            <text:p>1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瑪</text:p>
          </table:table-cell>
          <table:table-cell table:style-name="ce328" office:value-type="string" calcext:value-type="string">
            <text:p>マー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20" calcext:value-type="float">
            <text:p>20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根</text:p>
          </table:table-cell>
          <table:table-cell table:style-name="ce328" office:value-type="string" calcext:value-type="string">
            <text:p>コーン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船</text:p>
          </table:table-cell>
          <table:table-cell table:style-name="ce328" office:value-type="string" calcext:value-type="string">
            <text:p>ルアー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32" calcext:value-type="float">
            <text:p>3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種</text:p>
          </table:table-cell>
          <table:table-cell table:style-name="ce328" office:value-type="string" calcext:value-type="string">
            <text:p>メット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10" calcext:value-type="float">
            <text:p>10</text:p>
          </table:table-cell>
          <table:table-cell table:style-name="ce328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君</text:p>
          </table:table-cell>
          <table:table-cell table:style-name="ce328" office:value-type="string" calcext:value-type="string">
            <text:p>クン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 table:number-rows-repeated="965">
          <table:table-cell table:style-name="ce329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list.$A$1" table:cell-range-address="$datas.$A$1:.$F$35"/>
        </table:named-expressions>
      </table:table>
      <table:table table:name="table" table:style-name="ta3">
        <office:forms form:automatic-focus="false" form:apply-design-mode="false"/>
        <table:table-column table:style-name="co10" table:number-columns-repeated="4" table:default-cell-style-name="ce334"/>
        <table:table-column table:style-name="co11" table:default-cell-style-name="ce334"/>
        <table:table-column table:style-name="co10" table:number-columns-repeated="5" table:default-cell-style-name="ce334"/>
        <table:table-column table:style-name="co11" table:default-cell-style-name="ce334"/>
        <table:table-column table:style-name="co10" table:number-columns-repeated="2" table:default-cell-style-name="ce334"/>
        <table:table-column table:style-name="co11" table:default-cell-style-name="ce334"/>
        <table:table-column table:style-name="co10" table:number-columns-repeated="2" table:default-cell-style-name="ce334"/>
        <table:table-column table:style-name="co11" table:default-cell-style-name="ce334"/>
        <table:table-column table:style-name="co10" table:number-columns-repeated="2" table:default-cell-style-name="ce334"/>
        <table:table-column table:style-name="co11" table:default-cell-style-name="ce334"/>
        <table:table-column table:style-name="co10" table:default-cell-style-name="ce334"/>
        <table:table-column table:style-name="co12" table:default-cell-style-name="ce334"/>
        <table:table-column table:style-name="co11" table:default-cell-style-name="ce334"/>
        <table:table-column table:style-name="co8" table:number-columns-repeated="1001" table:default-cell-style-name="ce334"/>
        <table:table-row table:style-name="ro6">
          <table:table-cell table:style-name="ce331" office:value-type="string" calcext:value-type="string">
            <text:p>記</text:p>
          </table:table-cell>
          <table:table-cell table:style-name="ce331" office:value-type="string" calcext:value-type="string">
            <text:p>☖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♙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○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⬡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⛀</text:p>
          </table:table-cell>
          <table:table-cell table:style-name="ce331" table:number-columns-repeated="4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兵</text:p>
          </table:table-cell>
          <table:table-cell table:style-name="ce336" office:value-type="string" calcext:value-type="string">
            <text:p>歩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B2];[.$A$17:.$E$50];5;0);0)" office:value-type="float" office:value="3" calcext:value-type="float">
            <text:p>3</text:p>
          </table:table-cell>
          <table:table-cell table:style-name="ce336" office:value-type="string" calcext:value-type="string">
            <text:p>兵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F2];[.$A$17:.$E$50];5;0);0)" office:value-type="float" office:value="3" calcext:value-type="float">
            <text:p>3</text:p>
          </table:table-cell>
          <table:table-cell table:style-name="ce336" office:value-type="string" calcext:value-type="string">
            <text:p>卒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J2];[.$A$17:.$E$50];5;0);0)" office:value-type="float" office:value="2" calcext:value-type="float">
            <text:p>2</text:p>
          </table:table-cell>
          <table:table-cell table:style-name="ce336" office:value-type="string" calcext:value-type="string">
            <text:p>卆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N2];[.$A$17:.$E$50];5;0);0)" office:value-type="float" office:value="4" calcext:value-type="float">
            <text:p>4</text:p>
          </table:table-cell>
          <table:table-cell table:style-name="ce336" office:value-type="string" calcext:value-type="string">
            <text:p>貝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R2];[.$A$17:.$E$50];5;0);0)" office:value-type="float" office:value="3" calcext:value-type="float">
            <text:p>3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馬</text:p>
          </table:table-cell>
          <table:table-cell table:style-name="ce336" office:value-type="string" calcext:value-type="string">
            <text:p>桂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B3];[.$A$17:.$E$50];5;0);0)" office:value-type="float" office:value="8" calcext:value-type="float">
            <text:p>8</text:p>
          </table:table-cell>
          <table:table-cell table:style-name="ce336" office:value-type="string" calcext:value-type="string">
            <text:p>騎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F3];[.$A$17:.$E$50];5;0);0)" office:value-type="float" office:value="14" calcext:value-type="float">
            <text:p>14</text:p>
          </table:table-cell>
          <table:table-cell table:style-name="ce336" office:value-type="string" calcext:value-type="string">
            <text:p>馮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J3];[.$A$17:.$E$50];5;0);0)" office:value-type="float" office:value="8" calcext:value-type="float">
            <text:p>8</text:p>
          </table:table-cell>
          <table:table-cell table:style-name="ce336" office:value-type="string" calcext:value-type="string">
            <text:p>馭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N3];[.$A$17:.$E$50];5;0);0)" office:value-type="float" office:value="8" calcext:value-type="float">
            <text:p>8</text:p>
          </table:table-cell>
          <table:table-cell table:style-name="ce336" office:value-type="string" calcext:value-type="string">
            <text:p>瑪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R3];[.$A$17:.$E$50];5;0);0)" office:value-type="float" office:value="14" calcext:value-type="float">
            <text:p>14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象</text:p>
          </table:table-cell>
          <table:table-cell table:style-name="ce336" office:value-type="string" calcext:value-type="string">
            <text:p>銀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B4];[.$A$17:.$E$50];5;0);0)" office:value-type="float" office:value="12" calcext:value-type="float">
            <text:p>12</text:p>
          </table:table-cell>
          <table:table-cell table:style-name="ce336" office:value-type="string" calcext:value-type="string">
            <text:p>聖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F4];[.$A$17:.$E$50];5;0);0)" office:value-type="float" office:value="14" calcext:value-type="float">
            <text:p>14</text:p>
          </table:table-cell>
          <table:table-cell table:style-name="ce336" office:value-type="string" calcext:value-type="string">
            <text:p>相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J4];[.$A$17:.$E$50];5;0);0)" office:value-type="float" office:value="4" calcext:value-type="float">
            <text:p>4</text:p>
          </table:table-cell>
          <table:table-cell table:style-name="ce336" office:value-type="string" calcext:value-type="string">
            <text:p>象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N4];[.$A$17:.$E$50];5;0);0)" office:value-type="float" office:value="6" calcext:value-type="float">
            <text:p>6</text:p>
          </table:table-cell>
          <table:table-cell table:style-name="ce336" office:value-type="string" calcext:value-type="string">
            <text:p>根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R4];[.$A$17:.$E$50];5;0);0)" office:value-type="float" office:value="10" calcext:value-type="float">
            <text:p>1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/>
          <table:table-cell table:style-name="ce336" office:value-type="string" calcext:value-type="string">
            <text:p>角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table:formula="of:=IFERROR(VLOOKUP([.B5];[.$A$17:.$E$50];5;0);0)" office:value-type="float" office:value="18" calcext:value-type="float">
            <text:p>1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F5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J5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5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5];[.$A$17:.$E$50];5;0);0)" office:value-type="float" office:value="0" calcext:value-type="float">
            <text:p>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砲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B6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F6];[.$A$17:.$E$50];5;0);0)" office:value-type="float" office:value="0" calcext:value-type="float">
            <text:p>0</text:p>
          </table:table-cell>
          <table:table-cell table:style-name="ce336" office:value-type="string" calcext:value-type="string">
            <text:p>炮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J6];[.$A$17:.$E$50];5;0);0)" office:value-type="float" office:value="12" calcext:value-type="float">
            <text:p>12</text:p>
          </table:table-cell>
          <table:table-cell table:style-name="ce336" office:value-type="string" calcext:value-type="string">
            <text:p>包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7" calcext:value-type="float">
            <text:p>7</text:p>
          </table:table-cell>
          <table:table-cell table:style-name="ce331" table:formula="of:=IFERROR(VLOOKUP([.N6];[.$A$17:.$E$50];5;0);0)" office:value-type="float" office:value="10" calcext:value-type="float">
            <text:p>1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6];[.$A$17:.$E$50];5;0);0)" office:value-type="float" office:value="0" calcext:value-type="float">
            <text:p>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車</text:p>
          </table:table-cell>
          <table:table-cell table:style-name="ce336" office:value-type="string" calcext:value-type="string">
            <text:p>香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B7];[.$A$17:.$E$50];5;0);0)" office:value-type="float" office:value="7" calcext:value-type="float">
            <text:p>7</text:p>
          </table:table-cell>
          <table:table-cell table:style-name="ce336" office:value-type="string" calcext:value-type="string">
            <text:p>塔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F7];[.$A$17:.$E$50];5;0);0)" office:value-type="float" office:value="20" calcext:value-type="float">
            <text:p>20</text:p>
          </table:table-cell>
          <table:table-cell table:style-name="ce336" office:value-type="string" calcext:value-type="string">
            <text:p>俥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J7];[.$A$17:.$E$50];5;0);0)" office:value-type="float" office:value="20" calcext:value-type="float">
            <text:p>20</text:p>
          </table:table-cell>
          <table:table-cell table:style-name="ce336" office:value-type="string" calcext:value-type="string">
            <text:p>車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3" calcext:value-type="float">
            <text:p>13</text:p>
          </table:table-cell>
          <table:table-cell table:style-name="ce331" table:formula="of:=IFERROR(VLOOKUP([.N7];[.$A$17:.$E$50];5;0);0)" office:value-type="float" office:value="20" calcext:value-type="float">
            <text:p>20</text:p>
          </table:table-cell>
          <table:table-cell table:style-name="ce336" office:value-type="string" calcext:value-type="string">
            <text:p>船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R7];[.$A$17:.$E$50];5;0);0)" office:value-type="float" office:value="20" calcext:value-type="float">
            <text:p>2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/>
          <table:table-cell table:style-name="ce336" office:value-type="string" calcext:value-type="string">
            <text:p>飛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table:formula="of:=IFERROR(VLOOKUP([.B8];[.$A$17:.$E$50];5;0);0)" office:value-type="float" office:value="24" calcext:value-type="float">
            <text:p>24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F8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J8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8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8];[.$A$17:.$E$50];5;0);0)" office:value-type="float" office:value="0" calcext:value-type="float">
            <text:p>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将</text:p>
          </table:table-cell>
          <table:table-cell table:style-name="ce336" office:value-type="string" calcext:value-type="string">
            <text:p>金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table:formula="of:=IFERROR(VLOOKUP([.B9];[.$A$17:.$E$50];5;0);0)" office:value-type="float" office:value="14" calcext:value-type="float">
            <text:p>14</text:p>
          </table:table-cell>
          <table:table-cell table:style-name="ce336" office:value-type="string" calcext:value-type="string">
            <text:p>后</text:p>
          </table:table-cell>
          <table:table-cell table:style-name="ce331" office:value-type="float" office:value="72" calcext:value-type="float">
            <text:p>7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F9];[.$A$17:.$E$50];5;0);0)" office:value-type="float" office:value="36" calcext:value-type="float">
            <text:p>36</text:p>
          </table:table-cell>
          <table:table-cell table:style-name="ce336" office:value-type="string" calcext:value-type="string">
            <text:p>仕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J9];[.$A$17:.$E$50];5;0);0)" office:value-type="float" office:value="4" calcext:value-type="float">
            <text:p>4</text:p>
          </table:table-cell>
          <table:table-cell table:style-name="ce336" office:value-type="string" calcext:value-type="string">
            <text:p>士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N9];[.$A$17:.$E$50];5;0);0)" office:value-type="float" office:value="6" calcext:value-type="float">
            <text:p>6</text:p>
          </table:table-cell>
          <table:table-cell table:style-name="ce336" office:value-type="string" calcext:value-type="string">
            <text:p>種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9];[.$A$17:.$E$50];5;0);0)" office:value-type="float" office:value="7" calcext:value-type="float">
            <text:p>7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王</text:p>
          </table:table-cell>
          <table:table-cell table:style-name="ce336" office:value-type="string" calcext:value-type="string">
            <text:p>玉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B10];[.$A$17:.$E$50];5;0);0)" office:value-type="float" office:value="0" calcext:value-type="float">
            <text:p>0</text:p>
          </table:table-cell>
          <table:table-cell table:style-name="ce336" office:value-type="string" calcext:value-type="string">
            <text:p>王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F10];[.$A$17:.$E$50];5;0);0)" office:value-type="float" office:value="-4" calcext:value-type="float">
            <text:p>-4</text:p>
          </table:table-cell>
          <table:table-cell table:style-name="ce336" office:value-type="string" calcext:value-type="string">
            <text:p>帥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J10];[.$A$17:.$E$50];5;0);0)" office:value-type="float" office:value="-12" calcext:value-type="float">
            <text:p>-12</text:p>
          </table:table-cell>
          <table:table-cell table:style-name="ce336" office:value-type="string" calcext:value-type="string">
            <text:p>楚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N10];[.$A$17:.$E$50];5;0);0)" office:value-type="float" office:value="-8" calcext:value-type="float">
            <text:p>-8</text:p>
          </table:table-cell>
          <table:table-cell table:style-name="ce336" office:value-type="string" calcext:value-type="string">
            <text:p>君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R10];[.$A$17:.$E$50];5;0);0)" office:value-type="float" office:value="-4" calcext:value-type="float">
            <text:p>-4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41"/>
          <table:table-cell table:number-columns-repeated="983"/>
        </table:table-row>
        <table:table-row table:style-name="ro6">
          <table:table-cell table:style-name="ce332" office:value-type="string" calcext:value-type="string">
            <text:p>后</text:p>
          </table:table-cell>
          <table:table-cell table:style-name="ce332" office:value-type="string" calcext:value-type="string">
            <text:p>飛</text:p>
          </table:table-cell>
          <table:table-cell table:style-name="ce332" office:value-type="string" calcext:value-type="string">
            <text:p>塔</text:p>
          </table:table-cell>
          <table:table-cell table:style-name="ce333" office:value-type="string" calcext:value-type="string">
            <text:p>角</text:p>
          </table:table-cell>
          <table:table-cell table:style-name="ce333" office:value-type="string" calcext:value-type="string">
            <text:p>聖</text:p>
          </table:table-cell>
          <table:table-cell table:style-name="ce333" office:value-type="string" calcext:value-type="string">
            <text:p>金</text:p>
          </table:table-cell>
          <table:table-cell table:style-name="ce333" office:value-type="string" calcext:value-type="string">
            <text:p>銀</text:p>
          </table:table-cell>
          <table:table-cell table:style-name="ce333" office:value-type="string" calcext:value-type="string">
            <text:p>根</text:p>
          </table:table-cell>
          <table:table-cell table:style-name="ce333" office:value-type="string" calcext:value-type="string">
            <text:p>馮</text:p>
          </table:table-cell>
          <table:table-cell table:style-name="ce333" office:value-type="string" calcext:value-type="string">
            <text:p>象</text:p>
          </table:table-cell>
          <table:table-cell table:style-name="ce333" office:value-type="string" calcext:value-type="string">
            <text:p>相</text:p>
          </table:table-cell>
          <table:table-cell table:style-name="ce333" office:value-type="string" calcext:value-type="string">
            <text:p>香</text:p>
          </table:table-cell>
          <table:table-cell table:style-name="ce333" office:value-type="string" calcext:value-type="string">
            <text:p>士</text:p>
          </table:table-cell>
          <table:table-cell table:style-name="ce333" office:value-type="string" calcext:value-type="string">
            <text:p>仕</text:p>
          </table:table-cell>
          <table:table-cell table:style-name="ce333" office:value-type="string" calcext:value-type="string">
            <text:p>兵</text:p>
          </table:table-cell>
          <table:table-cell table:style-name="ce333" office:value-type="string" calcext:value-type="string">
            <text:p>歩</text:p>
          </table:table-cell>
          <table:table-cell/>
          <table:table-cell table:style-name="ce332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2"/>
          <table:table-cell table:style-name="ce333" office:value-type="string" calcext:value-type="string">
            <text:p>俥</text:p>
          </table:table-cell>
          <table:table-cell table:style-name="ce332"/>
          <table:table-cell table:style-name="ce333" office:value-type="string" calcext:value-type="string">
            <text:p>騎</text:p>
          </table:table-cell>
          <table:table-cell table:style-name="ce333" office:value-type="string" calcext:value-type="string">
            <text:p>炮</text:p>
          </table:table-cell>
          <table:table-cell table:style-name="ce333" office:value-type="string" calcext:value-type="string">
            <text:p>包</text:p>
          </table:table-cell>
          <table:table-cell table:style-name="ce333"/>
          <table:table-cell table:style-name="ce333" office:value-type="string" calcext:value-type="string">
            <text:p>馭</text:p>
          </table:table-cell>
          <table:table-cell table:style-name="ce333"/>
          <table:table-cell/>
          <table:table-cell table:style-name="ce333" office:value-type="string" calcext:value-type="string">
            <text:p>種</text:p>
          </table:table-cell>
          <table:table-cell table:style-name="ce332"/>
          <table:table-cell table:style-name="ce333" office:value-type="string" calcext:value-type="string">
            <text:p>卆</text:p>
          </table:table-cell>
          <table:table-cell table:style-name="ce333" office:value-type="string" calcext:value-type="string">
            <text:p>貝</text:p>
          </table:table-cell>
          <table:table-cell table:style-name="ce333" office:value-type="string" calcext:value-type="string">
            <text:p>卒</text:p>
          </table:table-cell>
          <table:table-cell/>
          <table:table-cell table:style-name="ce332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2"/>
          <table:table-cell table:style-name="ce333" office:value-type="string" calcext:value-type="string">
            <text:p>車</text:p>
          </table:table-cell>
          <table:table-cell table:style-name="ce332"/>
          <table:table-cell table:style-name="ce333" office:value-type="string" calcext:value-type="string">
            <text:p>瑪</text:p>
          </table:table-cell>
          <table:table-cell table:style-name="ce332"/>
          <table:table-cell table:style-name="ce331" table:number-columns-repeated="2"/>
          <table:table-cell table:style-name="ce333" office:value-type="string" calcext:value-type="string">
            <text:p>桂</text:p>
          </table:table-cell>
          <table:table-cell table:style-name="ce331"/>
          <table:table-cell/>
          <table:table-cell table:style-name="ce332" table:number-columns-repeated="2"/>
          <table:table-cell table:style-name="ce331"/>
          <table:table-cell table:style-name="ce332" table:number-columns-repeated="2"/>
          <table:table-cell table:style-name="ce331"/>
          <table:table-cell table:style-name="ce332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2"/>
          <table:table-cell table:style-name="ce333" office:value-type="string" calcext:value-type="string">
            <text:p>船</text:p>
          </table:table-cell>
          <table:table-cell table:style-name="ce332" table:number-columns-repeated="4"/>
          <table:table-cell table:style-name="ce331"/>
          <table:table-cell table:style-name="ce332" table:number-columns-repeated="4"/>
          <table:table-cell table:style-name="ce331"/>
          <table:table-cell table:style-name="ce332" table:number-columns-repeated="5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/>
          <table:table-cell table:style-name="ce331"/>
          <table:table-cell table:style-name="ce332" table:number-columns-repeated="8"/>
          <table:table-cell table:style-name="ce331"/>
          <table:table-cell table:style-name="ce332"/>
          <table:table-cell table:style-name="ce331" table:number-columns-repeated="4"/>
          <table:table-cell table:style-name="ce332" table:number-columns-repeated="25"/>
          <table:table-cell table:number-columns-repeated="983"/>
        </table:table-row>
        <table:table-row table:style-name="ro6">
          <table:table-cell table:style-name="ce333" office:value-type="string" calcext:value-type="string">
            <text:p>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17]*VLOOKUP([.B17];[.$F$17:.$G$21];2;0)" office:value-type="float" office:value="36" calcext:value-type="float">
            <text:p>36</text:p>
          </table:table-cell>
          <table:table-cell table:style-name="ce332" office:value-type="float" office:value="36" calcext:value-type="float">
            <text:p>36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331" office:value-type="string" calcext:value-type="string">
            <text:p>☖</text:p>
          </table:table-cell>
          <table:table-cell table:style-name="ce331"/>
          <table:table-cell table:style-name="ce331" table:formula="of:=SUM([.K18:.K26])" office:value-type="float" office:value="151" calcext:value-type="float">
            <text:p>151</text:p>
          </table:table-cell>
          <table:table-cell table:style-name="ce331" office:value-type="string" calcext:value-type="string">
            <text:p>♙</text:p>
          </table:table-cell>
          <table:table-cell table:style-name="ce331"/>
          <table:table-cell table:style-name="ce331" table:formula="of:=SUM([.N18:.N26])" office:value-type="float" office:value="152" calcext:value-type="float">
            <text:p>152</text:p>
          </table:table-cell>
          <table:table-cell table:style-name="ce331" office:value-type="string" calcext:value-type="string">
            <text:p>○</text:p>
          </table:table-cell>
          <table:table-cell table:style-name="ce331"/>
          <table:table-cell table:style-name="ce331" table:formula="of:=SUM([.Q18:.Q26])" office:value-type="float" office:value="94" calcext:value-type="float">
            <text:p>94</text:p>
          </table:table-cell>
          <table:table-cell table:style-name="ce331" office:value-type="string" calcext:value-type="string">
            <text:p>⬡</text:p>
          </table:table-cell>
          <table:table-cell table:style-name="ce331"/>
          <table:table-cell table:style-name="ce331" table:formula="of:=SUM([.T18:.T26])" office:value-type="float" office:value="112" calcext:value-type="float">
            <text:p>112</text:p>
          </table:table-cell>
          <table:table-cell table:style-name="ce332" office:value-type="string" calcext:value-type="string">
            <text:p>⛀</text:p>
          </table:table-cell>
          <table:table-cell table:style-name="ce332"/>
          <table:table-cell table:style-name="ce331" table:formula="of:=SUM([.W18:.W26])" office:value-type="float" office:value="115" calcext:value-type="float">
            <text:p>115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飛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18]*VLOOKUP([.B18];[.$F$17:.$G$21];2;0)" office:value-type="float" office:value="24" calcext:value-type="float">
            <text:p>24</text:p>
          </table:table-cell>
          <table:table-cell table:style-name="ce332" office:value-type="float" office:value="24" calcext:value-type="float">
            <text:p>24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1" office:value-type="string" calcext:value-type="string">
            <text:p>歩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I18];[.$A$17:.$E$50];5;0)*[.J18];0)" office:value-type="float" office:value="27" calcext:value-type="float">
            <text:p>27</text:p>
          </table:table-cell>
          <table:table-cell table:style-name="ce331" office:value-type="string" calcext:value-type="string">
            <text:p>兵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L18];[.$A$17:.$E$50];5;0)*[.M18];0)" office:value-type="float" office:value="24" calcext:value-type="float">
            <text:p>24</text:p>
          </table:table-cell>
          <table:table-cell table:style-name="ce331" office:value-type="string" calcext:value-type="string">
            <text:p>卒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O18];[.$A$17:.$E$50];5;0)*[.P18];0)" office:value-type="float" office:value="10" calcext:value-type="float">
            <text:p>10</text:p>
          </table:table-cell>
          <table:table-cell table:style-name="ce331" office:value-type="string" calcext:value-type="string">
            <text:p>卆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R18];[.$A$17:.$E$50];5;0)*[.S18];0)" office:value-type="float" office:value="20" calcext:value-type="float">
            <text:p>20</text:p>
          </table:table-cell>
          <table:table-cell table:style-name="ce331" office:value-type="string" calcext:value-type="string">
            <text:p>貝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formula="of:=IFERROR(VLOOKUP([.U18];[.$A$17:.$E$50];5;0)*[.V18];0)" office:value-type="float" office:value="24" calcext:value-type="float">
            <text:p>24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俥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19]*VLOOKUP([.B19];[.$F$17:.$G$21];2;0)" office:value-type="float" office:value="18" calcext:value-type="float">
            <text:p>18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1" office:value-type="string" calcext:value-type="string">
            <text:p>桂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9];[.$A$17:.$E$50];5;0)*[.J19];0)" office:value-type="float" office:value="16" calcext:value-type="float">
            <text:p>16</text:p>
          </table:table-cell>
          <table:table-cell table:style-name="ce331" office:value-type="string" calcext:value-type="string">
            <text:p>騎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9];[.$A$17:.$E$50];5;0)*[.M19];0)" office:value-type="float" office:value="28" calcext:value-type="float">
            <text:p>28</text:p>
          </table:table-cell>
          <table:table-cell table:style-name="ce331" office:value-type="string" calcext:value-type="string">
            <text:p>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9];[.$A$17:.$E$50];5;0)*[.P19];0)" office:value-type="float" office:value="16" calcext:value-type="float">
            <text:p>16</text:p>
          </table:table-cell>
          <table:table-cell table:style-name="ce331" office:value-type="string" calcext:value-type="string">
            <text:p>馭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9];[.$A$17:.$E$50];5;0)*[.S19];0)" office:value-type="float" office:value="16" calcext:value-type="float">
            <text:p>16</text:p>
          </table:table-cell>
          <table:table-cell table:style-name="ce331" office:value-type="string" calcext:value-type="string">
            <text:p>瑪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9];[.$A$17:.$E$50];5;0)*[.V19];0)" office:value-type="float" office:value="28" calcext:value-type="float">
            <text:p>28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車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20]*VLOOKUP([.B20];[.$F$17:.$G$21];2;0)" office:value-type="float" office:value="19.5" calcext:value-type="float">
            <text:p>19.5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331" office:value-type="string" calcext:value-type="string">
            <text:p>銀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20];[.$A$17:.$E$50];5;0)*[.J20];0)" office:value-type="float" office:value="24" calcext:value-type="float">
            <text:p>24</text:p>
          </table:table-cell>
          <table:table-cell table:style-name="ce331" office:value-type="string" calcext:value-type="string">
            <text:p>聖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20];[.$A$17:.$E$50];5;0)*[.M20];0)" office:value-type="float" office:value="28" calcext:value-type="float">
            <text:p>28</text:p>
          </table:table-cell>
          <table:table-cell table:style-name="ce331" office:value-type="string" calcext:value-type="string">
            <text:p>相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0];[.$A$17:.$E$50];5;0)*[.P20];0)" office:value-type="float" office:value="8" calcext:value-type="float">
            <text:p>8</text:p>
          </table:table-cell>
          <table:table-cell table:style-name="ce331" office:value-type="string" calcext:value-type="string">
            <text:p>象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0];[.$A$17:.$E$50];5;0)*[.S20];0)" office:value-type="float" office:value="12" calcext:value-type="float">
            <text:p>12</text:p>
          </table:table-cell>
          <table:table-cell table:style-name="ce331" office:value-type="string" calcext:value-type="string">
            <text:p>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20];[.$A$17:.$E$50];5;0)*[.V20];0)" office:value-type="float" office:value="20" calcext:value-type="float">
            <text:p>2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塔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21]*VLOOKUP([.B21];[.$F$17:.$G$21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1" office:value-type="string" calcext:value-type="string">
            <text:p>角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1];[.$A$17:.$E$50];5;0)*[.J21];0)" office:value-type="float" office:value="18" calcext:value-type="float">
            <text:p>18</text:p>
          </table:table-cell>
          <table:table-cell table:style-name="ce331" table:number-columns-repeated="2"/>
          <table:table-cell table:style-name="ce331" table:formula="of:=IFERROR(VLOOKUP([.L21];[.$A$17:.$E$50];5;0)*[.M21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21];[.$A$17:.$E$50];5;0)*[.P21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21];[.$A$17:.$E$50];5;0)*[.S21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21];[.$A$17:.$E$50];5;0)*[.V21];0)" office:value-type="float" office:value="0" calcext:value-type="float">
            <text:p>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22]*VLOOKUP([.B22];[.$F$17:.$G$21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/>
          <table:table-cell table:number-columns-repeated="2"/>
          <table:table-cell table:style-name="ce331" table:number-columns-repeated="2"/>
          <table:table-cell table:style-name="ce331" table:formula="of:=IFERROR(VLOOKUP([.I22];[.$A$17:.$E$50];5;0)*[.J22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L22];[.$A$17:.$E$50];5;0)*[.M22];0)" office:value-type="float" office:value="0" calcext:value-type="float">
            <text:p>0</text:p>
          </table:table-cell>
          <table:table-cell table:style-name="ce331" office:value-type="string" calcext:value-type="string">
            <text:p>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2];[.$A$17:.$E$50];5;0)*[.P22];0)" office:value-type="float" office:value="24" calcext:value-type="float">
            <text:p>24</text:p>
          </table:table-cell>
          <table:table-cell table:style-name="ce331" office:value-type="string" calcext:value-type="string">
            <text:p>包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2];[.$A$17:.$E$50];5;0)*[.S22];0)" office:value-type="float" office:value="20" calcext:value-type="float">
            <text:p>20</text:p>
          </table:table-cell>
          <table:table-cell table:style-name="ce331"/>
          <table:table-cell table:style-name="ce332"/>
          <table:table-cell table:style-name="ce331" table:formula="of:=IFERROR(VLOOKUP([.U22];[.$A$17:.$E$50];5;0)*[.V22];0)" office:value-type="float" office:value="0" calcext:value-type="float">
            <text:p>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角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23]*VLOOKUP([.B23];[.$F$17:.$G$21];2;0)" office:value-type="float" office:value="19.2" calcext:value-type="float">
            <text:p>19.2</text:p>
          </table:table-cell>
          <table:table-cell table:style-name="ce332" office:value-type="float" office:value="18" calcext:value-type="float">
            <text:p>1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香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23];[.$A$17:.$E$50];5;0)*[.J23];0)" office:value-type="float" office:value="14" calcext:value-type="float">
            <text:p>14</text:p>
          </table:table-cell>
          <table:table-cell table:style-name="ce331" office:value-type="string" calcext:value-type="string">
            <text:p>塔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23];[.$A$17:.$E$50];5;0)*[.M23];0)" office:value-type="float" office:value="40" calcext:value-type="float">
            <text:p>40</text:p>
          </table:table-cell>
          <table:table-cell table:style-name="ce331" office:value-type="string" calcext:value-type="string">
            <text:p>俥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3];[.$A$17:.$E$50];5;0)*[.P23];0)" office:value-type="float" office:value="40" calcext:value-type="float">
            <text:p>40</text:p>
          </table:table-cell>
          <table:table-cell table:style-name="ce331" office:value-type="string" calcext:value-type="string">
            <text:p>車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3];[.$A$17:.$E$50];5;0)*[.S23];0)" office:value-type="float" office:value="40" calcext:value-type="float">
            <text:p>40</text:p>
          </table:table-cell>
          <table:table-cell table:style-name="ce331" office:value-type="string" calcext:value-type="string">
            <text:p>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23];[.$A$17:.$E$50];5;0)*[.V23];0)" office:value-type="float" office:value="40" calcext:value-type="float">
            <text:p>4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聖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24]*VLOOKUP([.B24];[.$F$17:.$G$21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飛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4];[.$A$17:.$E$50];5;0)*[.J24];0)" office:value-type="float" office:value="24" calcext:value-type="float">
            <text:p>24</text:p>
          </table:table-cell>
          <table:table-cell table:style-name="ce331" table:number-columns-repeated="2"/>
          <table:table-cell table:style-name="ce331" table:formula="of:=IFERROR(VLOOKUP([.L24];[.$A$17:.$E$50];5;0)*[.M24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24];[.$A$17:.$E$50];5;0)*[.P24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24];[.$A$17:.$E$50];5;0)*[.S24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24];[.$A$17:.$E$50];5;0)*[.V24];0)" office:value-type="float" office:value="0" calcext:value-type="float">
            <text:p>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25]*VLOOKUP([.B25];[.$F$17:.$G$21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金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25];[.$A$17:.$E$50];5;0)*[.J25];0)" office:value-type="float" office:value="28" calcext:value-type="float">
            <text:p>28</text:p>
          </table:table-cell>
          <table:table-cell table:style-name="ce331" office:value-type="string" calcext:value-type="string">
            <text:p>后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25];[.$A$17:.$E$50];5;0)*[.M25];0)" office:value-type="float" office:value="36" calcext:value-type="float">
            <text:p>36</text:p>
          </table:table-cell>
          <table:table-cell table:style-name="ce331" office:value-type="string" calcext:value-type="string">
            <text:p>仕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5];[.$A$17:.$E$50];5;0)*[.P25];0)" office:value-type="float" office:value="8" calcext:value-type="float">
            <text:p>8</text:p>
          </table:table-cell>
          <table:table-cell table:style-name="ce331" office:value-type="string" calcext:value-type="string">
            <text:p>士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5];[.$A$17:.$E$50];5;0)*[.S25];0)" office:value-type="float" office:value="12" calcext:value-type="float">
            <text:p>12</text:p>
          </table:table-cell>
          <table:table-cell table:style-name="ce331" office:value-type="string" calcext:value-type="string">
            <text:p>種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25];[.$A$17:.$E$50];5;0)*[.V25];0)" office:value-type="float" office:value="7" calcext:value-type="float">
            <text:p>7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瑪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26]*VLOOKUP([.B26];[.$F$17:.$G$21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玉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6];[.$A$17:.$E$50];5;0)*[.J26];0)" office:value-type="float" office:value="0" calcext:value-type="float">
            <text:p>0</text:p>
          </table:table-cell>
          <table:table-cell table:style-name="ce331" office:value-type="string" calcext:value-type="string">
            <text:p>王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26];[.$A$17:.$E$50];5;0)*[.M26];0)" office:value-type="float" office:value="-4" calcext:value-type="float">
            <text:p>-4</text:p>
          </table:table-cell>
          <table:table-cell table:style-name="ce331" office:value-type="string" calcext:value-type="string">
            <text:p>帥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O26];[.$A$17:.$E$50];5;0)*[.P26];0)" office:value-type="float" office:value="-12" calcext:value-type="float">
            <text:p>-12</text:p>
          </table:table-cell>
          <table:table-cell table:style-name="ce331" office:value-type="string" calcext:value-type="string">
            <text:p>楚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R26];[.$A$17:.$E$50];5;0)*[.S26];0)" office:value-type="float" office:value="-8" calcext:value-type="float">
            <text:p>-8</text:p>
          </table:table-cell>
          <table:table-cell table:style-name="ce331" office:value-type="string" calcext:value-type="string">
            <text:p>君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26];[.$A$17:.$E$50];5;0)*[.V26];0)" office:value-type="float" office:value="-4" calcext:value-type="float">
            <text:p>-4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金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27]*VLOOKUP([.B27];[.$F$17:.$G$21];2;0)" office:value-type="float" office:value="14.4" calcext:value-type="float">
            <text:p>14.4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table:number-columns-repeated="13"/>
          <table:table-cell table:style-name="ce332" table:number-columns-repeated="2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銀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28]*VLOOKUP([.B28];[.$F$17:.$G$21];2;0)" office:value-type="float" office:value="12" calcext:value-type="float">
            <text:p>12</text:p>
          </table:table-cell>
          <table:table-cell table:style-name="ce332" office:value-type="float" office:value="12" calcext:value-type="float">
            <text:p>12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/>
          <table:table-cell table:style-name="ce331"/>
          <table:table-cell table:style-name="ce332"/>
          <table:table-cell table:style-name="ce331" table:number-columns-repeated="4"/>
          <table:table-cell table:style-name="ce332" table:number-columns-repeated="3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29]*VLOOKUP([.B29];[.$F$17:.$G$21];2;0)" office:value-type="float" office:value="9" calcext:value-type="float">
            <text:p>9</text:p>
          </table:table-cell>
          <table:table-cell table:style-name="ce332" office:value-type="float" office:value="12" calcext:value-type="float">
            <text:p>12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 table:number-columns-repeated="10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包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30]*VLOOKUP([.B30];[.$F$17:.$G$21];2;0)" office:value-type="float" office:value="10.5" calcext:value-type="float">
            <text:p>10.5</text:p>
          </table:table-cell>
          <table:table-cell table:style-name="ce332" office:value-type="float" office:value="10" calcext:value-type="float">
            <text:p>10</text:p>
          </table:table-cell>
          <table:table-cell table:style-name="ce331"/>
          <table:table-cell table:number-columns-repeated="2"/>
          <table:table-cell table:style-name="ce331" table:number-columns-repeated="3"/>
          <table:table-cell table:style-name="ce332" table:number-columns-repeated="12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31]*VLOOKUP([.B31];[.$F$17:.$G$21];2;0)" office:value-type="float" office:value="10" calcext:value-type="float">
            <text:p>10</text:p>
          </table:table-cell>
          <table:table-cell table:style-name="ce332" office:value-type="float" office:value="10" calcext:value-type="float">
            <text:p>10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桂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32]*VLOOKUP([.B32];[.$F$17:.$G$21];2;0)" office:value-type="float" office:value="9.6" calcext:value-type="float">
            <text:p>9.6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33]*VLOOKUP([.B33];[.$F$17:.$G$21];2;0)" office:value-type="float" office:value="8" calcext:value-type="float">
            <text:p>8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馭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34]*VLOOKUP([.B34];[.$F$17:.$G$21];2;0)" office:value-type="float" office:value="7.5" calcext:value-type="float">
            <text:p>7.5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香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35]*VLOOKUP([.B35];[.$F$17:.$G$21];2;0)" office:value-type="float" office:value="7.2" calcext:value-type="float">
            <text:p>7.2</text:p>
          </table:table-cell>
          <table:table-cell table:style-name="ce332" office:value-type="float" office:value="7" calcext:value-type="float">
            <text:p>7</text:p>
          </table:table-cell>
          <table:table-cell table:style-name="ce331" table:number-columns-repeated="4"/>
          <table:table-cell table:style-name="ce332" table:number-columns-repeated="12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種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36]*VLOOKUP([.B36];[.$F$17:.$G$21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象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7]*VLOOKUP([.B37];[.$F$17:.$G$21];2;0)" office:value-type="float" office:value="4.5" calcext:value-type="float">
            <text:p>4.5</text:p>
          </table:table-cell>
          <table:table-cell table:style-name="ce332" office:value-type="float" office:value="6" calcext:value-type="float">
            <text:p>6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士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8]*VLOOKUP([.B38];[.$F$17:.$G$21];2;0)" office:value-type="float" office:value="4.5" calcext:value-type="float">
            <text:p>4.5</text:p>
          </table:table-cell>
          <table:table-cell table:style-name="ce332" office:value-type="float" office:value="6" calcext:value-type="float">
            <text:p>6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相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39]*VLOOKUP([.B39];[.$F$17:.$G$21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仕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40]*VLOOKUP([.B40];[.$F$17:.$G$21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卆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41]*VLOOKUP([.B41];[.$F$17:.$G$21];2;0)" office:value-type="float" office:value="3" calcext:value-type="float">
            <text:p>3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歩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42]*VLOOKUP([.B42];[.$F$17:.$G$21];2;0)" office:value-type="float" office:value="2.4" calcext:value-type="float">
            <text:p>2.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兵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43]*VLOOKUP([.B43];[.$F$17:.$G$21];2;0)" office:value-type="float" office:value="4" calcext:value-type="float">
            <text:p>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貝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44]*VLOOKUP([.B44];[.$F$17:.$G$21];2;0)" office:value-type="float" office:value="4" calcext:value-type="float">
            <text:p>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卒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45]*VLOOKUP([.B45];[.$F$17:.$G$21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玉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46]*VLOOKUP([.B46];[.$F$17:.$G$21];2;0)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style-name="ce331"/>
          <table:table-cell table:number-columns-repeated="10"/>
          <table:table-cell table:style-name="ce332" table:number-columns-repeated="4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王</text:p>
          </table:table-cell>
          <table:table-cell table:style-name="ce332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47]*VLOOKUP([.B47];[.$F$17:.$G$21];2;0)" office:value-type="float" office:value="0" calcext:value-type="float">
            <text:p>0</text:p>
          </table:table-cell>
          <table:table-cell table:style-name="ce332" office:value-type="float" office:value="-4" calcext:value-type="float">
            <text:p>-4</text:p>
          </table:table-cell>
          <table:table-cell/>
          <table:table-cell table:style-name="ce331"/>
          <table:table-cell table:number-columns-repeated="8"/>
          <table:table-cell table:style-name="ce332" table:number-columns-repeated="6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君</text:p>
          </table:table-cell>
          <table:table-cell table:style-name="ce332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48]*VLOOKUP([.B48];[.$F$17:.$G$21];2;0)" office:value-type="float" office:value="0" calcext:value-type="float">
            <text:p>0</text:p>
          </table:table-cell>
          <table:table-cell table:style-name="ce332" office:value-type="float" office:value="-4" calcext:value-type="float">
            <text:p>-4</text:p>
          </table:table-cell>
          <table:table-cell/>
          <table:table-cell table:style-name="ce331"/>
          <table:table-cell table:number-columns-repeated="8"/>
          <table:table-cell table:style-name="ce332" table:number-columns-repeated="6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楚</text:p>
          </table:table-cell>
          <table:table-cell table:style-name="ce332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49]*VLOOKUP([.B49];[.$F$17:.$G$21];2;0)" office:value-type="float" office:value="0" calcext:value-type="float">
            <text:p>0</text:p>
          </table:table-cell>
          <table:table-cell table:style-name="ce332" office:value-type="float" office:value="-8" calcext:value-type="float">
            <text:p>-8</text:p>
          </table:table-cell>
          <table:table-cell/>
          <table:table-cell table:style-name="ce331"/>
          <table:table-cell table:number-columns-repeated="3"/>
          <table:table-cell table:style-name="ce332" table:number-columns-repeated="11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帥</text:p>
          </table:table-cell>
          <table:table-cell table:style-name="ce332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50]*VLOOKUP([.B50];[.$F$17:.$G$21];2;0)" office:value-type="float" office:value="0" calcext:value-type="float">
            <text:p>0</text:p>
          </table:table-cell>
          <table:table-cell table:style-name="ce332" office:value-type="float" office:value="-12" calcext:value-type="float">
            <text:p>-12</text:p>
          </table:table-cell>
          <table:table-cell table:style-name="ce332"/>
          <table:table-cell table:style-name="ce331" table:number-columns-repeated="2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2" table:number-columns-repeated="3"/>
          <table:table-cell/>
          <table:table-cell table:style-name="ce332" table:number-columns-repeated="17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2" table:number-columns-repeated="3"/>
          <table:table-cell table:number-columns-repeated="5"/>
          <table:table-cell table:style-name="ce332" table:number-columns-repeated="33"/>
          <table:table-cell table:number-columns-repeated="983"/>
        </table:table-row>
        <table:table-row table:style-name="ro6" table:number-rows-repeated="75">
          <table:table-cell table:style-name="ce332" table:number-columns-repeated="3"/>
          <table:table-cell/>
          <table:table-cell table:style-name="ce332" table:number-columns-repeated="37"/>
          <table:table-cell table:number-columns-repeated="983"/>
        </table:table-row>
        <table:table-row table:style-name="ro6" table:number-rows-repeated="873">
          <table:table-cell table:style-name="ce332" table:number-columns-repeated="41"/>
          <table:table-cell table:number-columns-repeated="983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3" table:number-columns-repeated="10" table:default-cell-style-name="ce38"/>
        <table:table-column table:style-name="co6" table:number-columns-repeated="16" table:default-cell-style-name="ce38"/>
        <table:table-column table:style-name="co7" table:number-columns-repeated="998" table:default-cell-style-name="ce38"/>
        <table:table-row table:style-name="ro4">
          <table:table-cell table:style-name="ce36" office:value-type="string" calcext:value-type="string">
            <text:p>歩</text:p>
          </table:table-cell>
          <table:table-cell table:style-name="ce36" office:value-type="string" calcext:value-type="string">
            <text:p>桂</text:p>
          </table:table-cell>
          <table:table-cell table:style-name="ce36" office:value-type="string" calcext:value-type="string">
            <text:p>銀</text:p>
          </table:table-cell>
          <table:table-cell table:style-name="ce36" office:value-type="string" calcext:value-type="string">
            <text:p>角</text:p>
          </table:table-cell>
          <table:table-cell table:style-name="ce36" office:value-type="string" calcext:value-type="string">
            <text:p>香</text:p>
          </table:table-cell>
          <table:table-cell table:style-name="ce36" office:value-type="string" calcext:value-type="string">
            <text:p>飛</text:p>
          </table:table-cell>
          <table:table-cell table:style-name="ce36" office:value-type="string" calcext:value-type="string">
            <text:p>金</text:p>
          </table:table-cell>
          <table:table-cell table:style-name="ce36" office:value-type="string" calcext:value-type="string">
            <text:p>玉</text:p>
          </table:table-cell>
          <table:table-cell/>
          <table:table-cell table:style-name="ce39" office:value-type="string" calcext:value-type="string">
            <text:p>▽</text:p>
          </table:table-cell>
          <table:table-cell table:number-columns-repeated="1014"/>
        </table:table-row>
        <table:table-row table:style-name="ro4">
          <table:table-cell table:style-name="ce37" office:value-type="string" calcext:value-type="string">
            <text:p>と</text:p>
          </table:table-cell>
          <table:table-cell table:style-name="ce37" office:value-type="string" calcext:value-type="string">
            <text:p>圭</text:p>
          </table:table-cell>
          <table:table-cell table:style-name="ce37" office:value-type="string" calcext:value-type="string">
            <text:p>全</text:p>
          </table:table-cell>
          <table:table-cell table:style-name="ce37" office:value-type="string" calcext:value-type="string">
            <text:p>馬</text:p>
          </table:table-cell>
          <table:table-cell table:style-name="ce37" office:value-type="string" calcext:value-type="string">
            <text:p>杏</text:p>
          </table:table-cell>
          <table:table-cell table:style-name="ce37" office:value-type="string" calcext:value-type="string">
            <text:p>竜</text:p>
          </table:table-cell>
          <table:table-cell table:style-name="ce37" table:number-columns-repeated="3"/>
          <table:table-cell table:style-name="ce39" office:value-type="string" calcext:value-type="string">
            <text:p>▲</text:p>
          </table:table-cell>
          <table:table-cell table:style-name="ce37" table:number-columns-repeated="16"/>
          <table:table-cell table:number-columns-repeated="998"/>
        </table:table-row>
        <table:table-row table:style-name="ro4">
          <table:table-cell table:style-name="ce36" office:value-type="string" calcext:value-type="string">
            <text:p>兵</text:p>
          </table:table-cell>
          <table:table-cell table:style-name="ce36" office:value-type="string" calcext:value-type="string">
            <text:p>騎</text:p>
          </table:table-cell>
          <table:table-cell/>
          <table:table-cell table:style-name="ce36" office:value-type="string" calcext:value-type="string">
            <text:p>聖</text:p>
          </table:table-cell>
          <table:table-cell/>
          <table:table-cell table:style-name="ce36" office:value-type="string" calcext:value-type="string">
            <text:p>塔</text:p>
          </table:table-cell>
          <table:table-cell table:style-name="ce36" office:value-type="string" calcext:value-type="string">
            <text:p>后</text:p>
          </table:table-cell>
          <table:table-cell table:style-name="ce36" office:value-type="string" calcext:value-type="string">
            <text:p>王</text:p>
          </table:table-cell>
          <table:table-cell/>
          <table:table-cell table:style-name="ce39" office:value-type="string" calcext:value-type="string">
            <text:p>▽</text:p>
          </table:table-cell>
          <table:table-cell table:number-columns-repeated="1014"/>
        </table:table-row>
        <table:table-row table:style-name="ro4">
          <table:table-cell table:style-name="ce37" office:value-type="string" calcext:value-type="string">
            <text:p>騏</text:p>
          </table:table-cell>
          <table:table-cell table:style-name="ce37" table:number-columns-repeated="8"/>
          <table:table-cell table:style-name="ce39" office:value-type="string" calcext:value-type="string">
            <text:p>▲</text:p>
          </table:table-cell>
          <table:table-cell table:style-name="ce37" table:number-columns-repeated="16"/>
          <table:table-cell table:number-columns-repeated="998"/>
        </table:table-row>
        <table:table-row table:style-name="ro4">
          <table:table-cell table:style-name="ce37" office:value-type="string" calcext:value-type="string">
            <text:p>妃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style-name="ce36" office:value-type="string" calcext:value-type="string">
            <text:p>卒</text:p>
          </table:table-cell>
          <table:table-cell table:style-name="ce36" office:value-type="string" calcext:value-type="string">
            <text:p>馮</text:p>
          </table:table-cell>
          <table:table-cell/>
          <table:table-cell table:style-name="ce36" office:value-type="string" calcext:value-type="string">
            <text:p>相</text:p>
          </table:table-cell>
          <table:table-cell table:style-name="ce36" office:value-type="string" calcext:value-type="string">
            <text:p>炮</text:p>
          </table:table-cell>
          <table:table-cell table:style-name="ce36" office:value-type="string" calcext:value-type="string">
            <text:p>俥</text:p>
          </table:table-cell>
          <table:table-cell table:style-name="ce36" office:value-type="string" calcext:value-type="string">
            <text:p>仕</text:p>
          </table:table-cell>
          <table:table-cell table:style-name="ce36" office:value-type="string" calcext:value-type="string">
            <text:p>帥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率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style-name="ce36" office:value-type="string" calcext:value-type="string">
            <text:p>卆</text:p>
          </table:table-cell>
          <table:table-cell table:style-name="ce36" office:value-type="string" calcext:value-type="string">
            <text:p>馭</text:p>
          </table:table-cell>
          <table:table-cell/>
          <table:table-cell table:style-name="ce36" office:value-type="string" calcext:value-type="string">
            <text:p>象</text:p>
          </table:table-cell>
          <table:table-cell table:style-name="ce36" office:value-type="string" calcext:value-type="string">
            <text:p>包</text:p>
          </table:table-cell>
          <table:table-cell table:style-name="ce36" office:value-type="string" calcext:value-type="string">
            <text:p>車</text:p>
          </table:table-cell>
          <table:table-cell table:style-name="ce36" office:value-type="string" calcext:value-type="string">
            <text:p>士</text:p>
          </table:table-cell>
          <table:table-cell table:style-name="ce36" office:value-type="string" calcext:value-type="string">
            <text:p>楚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貝</text:p>
          </table:table-cell>
          <table:table-cell table:style-name="ce36" office:value-type="string" calcext:value-type="string">
            <text:p>午</text:p>
          </table:table-cell>
          <table:table-cell/>
          <table:table-cell table:style-name="ce36" office:value-type="string" calcext:value-type="string">
            <text:p>根</text:p>
          </table:table-cell>
          <table:table-cell/>
          <table:table-cell table:style-name="ce36" office:value-type="string" calcext:value-type="string">
            <text:p>船</text:p>
          </table:table-cell>
          <table:table-cell table:style-name="ce36" office:value-type="string" calcext:value-type="string">
            <text:p>種</text:p>
          </table:table-cell>
          <table:table-cell table:style-name="ce36" office:value-type="string" calcext:value-type="string">
            <text:p>君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貴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style-name="ce37" table:formula="of:=IF([.A10]=&quot;&quot;;&quot;&quot;;[.A10]&amp;[.$J$3])" office:value-type="string" office:string-value="貴▽" calcext:value-type="string">
            <text:p>貴▽</text:p>
          </table:table-cell>
          <table:table-cell table:style-name="ce37" table:formula="of:=IF([.B10]=&quot;&quot;;&quot;&quot;;[.B10]&amp;[.$J$3])">
            <text:p/>
          </table:table-cell>
          <table:table-cell table:style-name="ce37" table:formula="of:=IF([.C10]=&quot;&quot;;&quot;&quot;;[.C10]&amp;[.$J$3])">
            <text:p/>
          </table:table-cell>
          <table:table-cell table:style-name="ce37" table:formula="of:=IF([.D10]=&quot;&quot;;&quot;&quot;;[.D10]&amp;[.$J$3])">
            <text:p/>
          </table:table-cell>
          <table:table-cell table:style-name="ce37" table:formula="of:=IF([.E10]=&quot;&quot;;&quot;&quot;;[.E10]&amp;[.$J$3])">
            <text:p/>
          </table:table-cell>
          <table:table-cell table:style-name="ce37" table:formula="of:=IF([.F10]=&quot;&quot;;&quot;&quot;;[.F10]&amp;[.$J$3])">
            <text:p/>
          </table:table-cell>
          <table:table-cell table:style-name="ce37" table:formula="of:=IF([.G10]=&quot;&quot;;&quot;&quot;;[.G10]&amp;[.$J$3])">
            <text:p/>
          </table:table-cell>
          <table:table-cell table:style-name="ce37" table:formula="of:=IF([.H10]=&quot;&quot;;&quot;&quot;;[.H10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9]=&quot;&quot;;&quot;&quot;;[.A9]&amp;[.$J$1])" office:value-type="string" office:string-value="貝▽" calcext:value-type="string">
            <text:p>貝▽</text:p>
          </table:table-cell>
          <table:table-cell table:style-name="ce39" table:formula="of:=IF([.B9]=&quot;&quot;;&quot;&quot;;[.B9]&amp;[.$J$1])" office:value-type="string" office:string-value="午▽" calcext:value-type="string">
            <text:p>午▽</text:p>
          </table:table-cell>
          <table:table-cell table:style-name="ce39" table:formula="of:=IF([.C9]=&quot;&quot;;&quot;&quot;;[.C9]&amp;[.$J$1])">
            <text:p/>
          </table:table-cell>
          <table:table-cell table:style-name="ce39" table:formula="of:=IF([.D9]=&quot;&quot;;&quot;&quot;;[.D9]&amp;[.$J$1])" office:value-type="string" office:string-value="根▽" calcext:value-type="string">
            <text:p>根▽</text:p>
          </table:table-cell>
          <table:table-cell table:style-name="ce39" table:formula="of:=IF([.E9]=&quot;&quot;;&quot;&quot;;[.E9]&amp;[.$J$1])">
            <text:p/>
          </table:table-cell>
          <table:table-cell table:style-name="ce39" table:formula="of:=IF([.F9]=&quot;&quot;;&quot;&quot;;[.F9]&amp;[.$J$1])" office:value-type="string" office:string-value="船▽" calcext:value-type="string">
            <text:p>船▽</text:p>
          </table:table-cell>
          <table:table-cell table:style-name="ce39" table:formula="of:=IF([.G9]=&quot;&quot;;&quot;&quot;;[.G9]&amp;[.$J$1])" office:value-type="string" office:string-value="種▽" calcext:value-type="string">
            <text:p>種▽</text:p>
          </table:table-cell>
          <table:table-cell table:number-columns-repeated="1017"/>
        </table:table-row>
        <table:table-row table:style-name="ro4">
          <table:table-cell table:style-name="ce39" table:formula="of:=IF([.A8]=&quot;&quot;;&quot;&quot;;[.A8]&amp;[.$J$1])" office:value-type="string" office:string-value="卆▽" calcext:value-type="string">
            <text:p>卆▽</text:p>
          </table:table-cell>
          <table:table-cell table:style-name="ce39" table:formula="of:=IF([.B8]=&quot;&quot;;&quot;&quot;;[.B8]&amp;[.$J$1])" office:value-type="string" office:string-value="馭▽" calcext:value-type="string">
            <text:p>馭▽</text:p>
          </table:table-cell>
          <table:table-cell table:style-name="ce39" table:formula="of:=IF([.C8]=&quot;&quot;;&quot;&quot;;[.C8]&amp;[.$J$1])">
            <text:p/>
          </table:table-cell>
          <table:table-cell table:style-name="ce39" table:formula="of:=IF([.D8]=&quot;&quot;;&quot;&quot;;[.D8]&amp;[.$J$1])" office:value-type="string" office:string-value="象▽" calcext:value-type="string">
            <text:p>象▽</text:p>
          </table:table-cell>
          <table:table-cell table:style-name="ce39" table:formula="of:=IF([.E8]=&quot;&quot;;&quot;&quot;;[.E8]&amp;[.$J$1])" office:value-type="string" office:string-value="包▽" calcext:value-type="string">
            <text:p>包▽</text:p>
          </table:table-cell>
          <table:table-cell table:style-name="ce39" table:formula="of:=IF([.F8]=&quot;&quot;;&quot;&quot;;[.F8]&amp;[.$J$1])" office:value-type="string" office:string-value="車▽" calcext:value-type="string">
            <text:p>車▽</text:p>
          </table:table-cell>
          <table:table-cell table:style-name="ce39" table:formula="of:=IF([.G8]=&quot;&quot;;&quot;&quot;;[.G8]&amp;[.$J$1])" office:value-type="string" office:string-value="士▽" calcext:value-type="string">
            <text:p>士▽</text:p>
          </table:table-cell>
          <table:table-cell table:style-name="ce39" table:formula="of:=IF([.H8]=&quot;&quot;;&quot;&quot;;[.H8]&amp;[.$J$1])" office:value-type="string" office:string-value="楚▽" calcext:value-type="string">
            <text:p>楚▽</text:p>
          </table:table-cell>
          <table:table-cell table:number-columns-repeated="1016"/>
        </table:table-row>
        <table:table-row table:style-name="ro4">
          <table:table-cell table:style-name="ce37" table:formula="of:=IF([.A7]=&quot;&quot;;&quot;&quot;;[.A7]&amp;[.$J$3])" office:value-type="string" office:string-value="率▽" calcext:value-type="string">
            <text:p>率▽</text:p>
          </table:table-cell>
          <table:table-cell table:style-name="ce37" table:formula="of:=IF([.B7]=&quot;&quot;;&quot;&quot;;[.B7]&amp;[.$J$3])">
            <text:p/>
          </table:table-cell>
          <table:table-cell table:style-name="ce37" table:formula="of:=IF([.C7]=&quot;&quot;;&quot;&quot;;[.C7]&amp;[.$J$3])">
            <text:p/>
          </table:table-cell>
          <table:table-cell table:style-name="ce37" table:formula="of:=IF([.D7]=&quot;&quot;;&quot;&quot;;[.D7]&amp;[.$J$3])">
            <text:p/>
          </table:table-cell>
          <table:table-cell table:style-name="ce37" table:formula="of:=IF([.E7]=&quot;&quot;;&quot;&quot;;[.E7]&amp;[.$J$3])">
            <text:p/>
          </table:table-cell>
          <table:table-cell table:style-name="ce37" table:formula="of:=IF([.F7]=&quot;&quot;;&quot;&quot;;[.F7]&amp;[.$J$3])">
            <text:p/>
          </table:table-cell>
          <table:table-cell table:style-name="ce37" table:formula="of:=IF([.G7]=&quot;&quot;;&quot;&quot;;[.G7]&amp;[.$J$3])">
            <text:p/>
          </table:table-cell>
          <table:table-cell table:style-name="ce37" table:formula="of:=IF([.H7]=&quot;&quot;;&quot;&quot;;[.H7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6]=&quot;&quot;;&quot;&quot;;[.A6]&amp;[.$J$1])" office:value-type="string" office:string-value="卒▽" calcext:value-type="string">
            <text:p>卒▽</text:p>
          </table:table-cell>
          <table:table-cell table:style-name="ce39" table:formula="of:=IF([.B6]=&quot;&quot;;&quot;&quot;;[.B6]&amp;[.$J$1])" office:value-type="string" office:string-value="馮▽" calcext:value-type="string">
            <text:p>馮▽</text:p>
          </table:table-cell>
          <table:table-cell table:style-name="ce39" table:formula="of:=IF([.C6]=&quot;&quot;;&quot;&quot;;[.C6]&amp;[.$J$1])">
            <text:p/>
          </table:table-cell>
          <table:table-cell table:style-name="ce39" table:formula="of:=IF([.D6]=&quot;&quot;;&quot;&quot;;[.D6]&amp;[.$J$1])" office:value-type="string" office:string-value="相▽" calcext:value-type="string">
            <text:p>相▽</text:p>
          </table:table-cell>
          <table:table-cell table:style-name="ce39" table:formula="of:=IF([.E6]=&quot;&quot;;&quot;&quot;;[.E6]&amp;[.$J$1])" office:value-type="string" office:string-value="炮▽" calcext:value-type="string">
            <text:p>炮▽</text:p>
          </table:table-cell>
          <table:table-cell table:style-name="ce39" table:formula="of:=IF([.F6]=&quot;&quot;;&quot;&quot;;[.F6]&amp;[.$J$1])" office:value-type="string" office:string-value="俥▽" calcext:value-type="string">
            <text:p>俥▽</text:p>
          </table:table-cell>
          <table:table-cell table:style-name="ce39" table:formula="of:=IF([.G6]=&quot;&quot;;&quot;&quot;;[.G6]&amp;[.$J$1])" office:value-type="string" office:string-value="仕▽" calcext:value-type="string">
            <text:p>仕▽</text:p>
          </table:table-cell>
          <table:table-cell table:style-name="ce39" table:formula="of:=IF([.H6]=&quot;&quot;;&quot;&quot;;[.H6]&amp;[.$J$1])" office:value-type="string" office:string-value="帥▽" calcext:value-type="string">
            <text:p>帥▽</text:p>
          </table:table-cell>
          <table:table-cell table:number-columns-repeated="1016"/>
        </table:table-row>
        <table:table-row table:style-name="ro4">
          <table:table-cell table:style-name="ce37" table:formula="of:=IF([.A5]=&quot;&quot;;&quot;&quot;;[.A5]&amp;[.$J$3])" office:value-type="string" office:string-value="妃▽" calcext:value-type="string">
            <text:p>妃▽</text:p>
          </table:table-cell>
          <table:table-cell table:style-name="ce37" table:formula="of:=IF([.B5]=&quot;&quot;;&quot;&quot;;[.B5]&amp;[.$J$3])">
            <text:p/>
          </table:table-cell>
          <table:table-cell table:style-name="ce37" table:formula="of:=IF([.C5]=&quot;&quot;;&quot;&quot;;[.C5]&amp;[.$J$3])">
            <text:p/>
          </table:table-cell>
          <table:table-cell table:style-name="ce37" table:formula="of:=IF([.D5]=&quot;&quot;;&quot;&quot;;[.D5]&amp;[.$J$3])">
            <text:p/>
          </table:table-cell>
          <table:table-cell table:style-name="ce37" table:formula="of:=IF([.E5]=&quot;&quot;;&quot;&quot;;[.E5]&amp;[.$J$3])">
            <text:p/>
          </table:table-cell>
          <table:table-cell table:style-name="ce37" table:formula="of:=IF([.F5]=&quot;&quot;;&quot;&quot;;[.F5]&amp;[.$J$3])">
            <text:p/>
          </table:table-cell>
          <table:table-cell table:style-name="ce37" table:formula="of:=IF([.G5]=&quot;&quot;;&quot;&quot;;[.G5]&amp;[.$J$3])">
            <text:p/>
          </table:table-cell>
          <table:table-cell table:style-name="ce37" table:formula="of:=IF([.H5]=&quot;&quot;;&quot;&quot;;[.H5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7" table:formula="of:=IF([.A4]=&quot;&quot;;&quot;&quot;;[.A4]&amp;[.$J$3])" office:value-type="string" office:string-value="騏▽" calcext:value-type="string">
            <text:p>騏▽</text:p>
          </table:table-cell>
          <table:table-cell table:style-name="ce37" table:formula="of:=IF([.B4]=&quot;&quot;;&quot;&quot;;[.B4]&amp;[.$J$3])">
            <text:p/>
          </table:table-cell>
          <table:table-cell table:style-name="ce37" table:formula="of:=IF([.C4]=&quot;&quot;;&quot;&quot;;[.C4]&amp;[.$J$3])">
            <text:p/>
          </table:table-cell>
          <table:table-cell table:style-name="ce37" table:formula="of:=IF([.D4]=&quot;&quot;;&quot;&quot;;[.D4]&amp;[.$J$3])">
            <text:p/>
          </table:table-cell>
          <table:table-cell table:style-name="ce37" table:formula="of:=IF([.E4]=&quot;&quot;;&quot;&quot;;[.E4]&amp;[.$J$3])">
            <text:p/>
          </table:table-cell>
          <table:table-cell table:style-name="ce37" table:formula="of:=IF([.F4]=&quot;&quot;;&quot;&quot;;[.F4]&amp;[.$J$3])">
            <text:p/>
          </table:table-cell>
          <table:table-cell table:style-name="ce37" table:formula="of:=IF([.G4]=&quot;&quot;;&quot;&quot;;[.G4]&amp;[.$J$3])">
            <text:p/>
          </table:table-cell>
          <table:table-cell table:style-name="ce37" table:formula="of:=IF([.H4]=&quot;&quot;;&quot;&quot;;[.H4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3]=&quot;&quot;;&quot;&quot;;[.A3]&amp;[.$J$1])" office:value-type="string" office:string-value="兵▽" calcext:value-type="string">
            <text:p>兵▽</text:p>
          </table:table-cell>
          <table:table-cell table:style-name="ce39" table:formula="of:=IF([.B3]=&quot;&quot;;&quot;&quot;;[.B3]&amp;[.$J$1])" office:value-type="string" office:string-value="騎▽" calcext:value-type="string">
            <text:p>騎▽</text:p>
          </table:table-cell>
          <table:table-cell table:style-name="ce39" table:formula="of:=IF([.C3]=&quot;&quot;;&quot;&quot;;[.C3]&amp;[.$J$1])">
            <text:p/>
          </table:table-cell>
          <table:table-cell table:style-name="ce39" table:formula="of:=IF([.D3]=&quot;&quot;;&quot;&quot;;[.D3]&amp;[.$J$1])" office:value-type="string" office:string-value="聖▽" calcext:value-type="string">
            <text:p>聖▽</text:p>
          </table:table-cell>
          <table:table-cell table:style-name="ce39" table:formula="of:=IF([.E3]=&quot;&quot;;&quot;&quot;;[.E3]&amp;[.$J$1])">
            <text:p/>
          </table:table-cell>
          <table:table-cell table:style-name="ce39" table:formula="of:=IF([.F3]=&quot;&quot;;&quot;&quot;;[.F3]&amp;[.$J$1])" office:value-type="string" office:string-value="塔▽" calcext:value-type="string">
            <text:p>塔▽</text:p>
          </table:table-cell>
          <table:table-cell table:style-name="ce39" table:formula="of:=IF([.G3]=&quot;&quot;;&quot;&quot;;[.G3]&amp;[.$J$1])" office:value-type="string" office:string-value="后▽" calcext:value-type="string">
            <text:p>后▽</text:p>
          </table:table-cell>
          <table:table-cell table:style-name="ce39" table:formula="of:=IF([.H3]=&quot;&quot;;&quot;&quot;;[.H3]&amp;[.$J$1])" office:value-type="string" office:string-value="王▽" calcext:value-type="string">
            <text:p>王▽</text:p>
          </table:table-cell>
          <table:table-cell table:number-columns-repeated="1016"/>
        </table:table-row>
        <table:table-row table:style-name="ro4">
          <table:table-cell table:style-name="ce37" table:formula="of:=IF([.A2]=&quot;&quot;;&quot;&quot;;[.A2]&amp;[.$J$3])" office:value-type="string" office:string-value="と▽" calcext:value-type="string">
            <text:p>と▽</text:p>
          </table:table-cell>
          <table:table-cell table:style-name="ce37" table:formula="of:=IF([.B2]=&quot;&quot;;&quot;&quot;;[.B2]&amp;[.$J$3])" office:value-type="string" office:string-value="圭▽" calcext:value-type="string">
            <text:p>圭▽</text:p>
          </table:table-cell>
          <table:table-cell table:style-name="ce37" table:formula="of:=IF([.C2]=&quot;&quot;;&quot;&quot;;[.C2]&amp;[.$J$3])" office:value-type="string" office:string-value="全▽" calcext:value-type="string">
            <text:p>全▽</text:p>
          </table:table-cell>
          <table:table-cell table:style-name="ce37" table:formula="of:=IF([.D2]=&quot;&quot;;&quot;&quot;;[.D2]&amp;[.$J$3])" office:value-type="string" office:string-value="馬▽" calcext:value-type="string">
            <text:p>馬▽</text:p>
          </table:table-cell>
          <table:table-cell table:style-name="ce37" table:formula="of:=IF([.E2]=&quot;&quot;;&quot;&quot;;[.E2]&amp;[.$J$3])" office:value-type="string" office:string-value="杏▽" calcext:value-type="string">
            <text:p>杏▽</text:p>
          </table:table-cell>
          <table:table-cell table:style-name="ce37" table:formula="of:=IF([.F2]=&quot;&quot;;&quot;&quot;;[.F2]&amp;[.$J$3])" office:value-type="string" office:string-value="竜▽" calcext:value-type="string">
            <text:p>竜▽</text:p>
          </table:table-cell>
          <table:table-cell table:style-name="ce37" table:formula="of:=IF([.G2]=&quot;&quot;;&quot;&quot;;[.G2]&amp;[.$J$3])">
            <text:p/>
          </table:table-cell>
          <table:table-cell table:style-name="ce37" table:formula="of:=IF([.H2]=&quot;&quot;;&quot;&quot;;[.H2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1]=&quot;&quot;;&quot;&quot;;[.A1]&amp;[.$J$1])" office:value-type="string" office:string-value="歩▽" calcext:value-type="string">
            <text:p>歩▽</text:p>
          </table:table-cell>
          <table:table-cell table:style-name="ce39" table:formula="of:=IF([.B1]=&quot;&quot;;&quot;&quot;;[.B1]&amp;[.$J$1])" office:value-type="string" office:string-value="桂▽" calcext:value-type="string">
            <text:p>桂▽</text:p>
          </table:table-cell>
          <table:table-cell table:style-name="ce39" table:formula="of:=IF([.C1]=&quot;&quot;;&quot;&quot;;[.C1]&amp;[.$J$1])" office:value-type="string" office:string-value="銀▽" calcext:value-type="string">
            <text:p>銀▽</text:p>
          </table:table-cell>
          <table:table-cell table:style-name="ce39" table:formula="of:=IF([.D1]=&quot;&quot;;&quot;&quot;;[.D1]&amp;[.$J$1])" office:value-type="string" office:string-value="角▽" calcext:value-type="string">
            <text:p>角▽</text:p>
          </table:table-cell>
          <table:table-cell table:style-name="ce39" table:formula="of:=IF([.E1]=&quot;&quot;;&quot;&quot;;[.E1]&amp;[.$J$1])" office:value-type="string" office:string-value="香▽" calcext:value-type="string">
            <text:p>香▽</text:p>
          </table:table-cell>
          <table:table-cell table:style-name="ce39" table:formula="of:=IF([.F1]=&quot;&quot;;&quot;&quot;;[.F1]&amp;[.$J$1])" office:value-type="string" office:string-value="飛▽" calcext:value-type="string">
            <text:p>飛▽</text:p>
          </table:table-cell>
          <table:table-cell table:style-name="ce39" table:formula="of:=IF([.G1]=&quot;&quot;;&quot;&quot;;[.G1]&amp;[.$J$1])" office:value-type="string" office:string-value="金▽" calcext:value-type="string">
            <text:p>金▽</text:p>
          </table:table-cell>
          <table:table-cell table:style-name="ce39" table:formula="of:=IF([.H1]=&quot;&quot;;&quot;&quot;;[.H1]&amp;[.$J$1])" office:value-type="string" office:string-value="玉▽" calcext:value-type="string">
            <text:p>玉▽</text:p>
          </table:table-cell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39" table:formula="of:=IF([.A1]=&quot;&quot;;&quot;&quot;;[.$J$2]&amp;[.A1])" office:value-type="string" office:string-value="▲歩" calcext:value-type="string">
            <text:p>▲歩</text:p>
          </table:table-cell>
          <table:table-cell table:style-name="ce39" table:formula="of:=IF([.B1]=&quot;&quot;;&quot;&quot;;[.$J$2]&amp;[.B1])" office:value-type="string" office:string-value="▲桂" calcext:value-type="string">
            <text:p>▲桂</text:p>
          </table:table-cell>
          <table:table-cell table:style-name="ce39" table:formula="of:=IF([.C1]=&quot;&quot;;&quot;&quot;;[.$J$2]&amp;[.C1])" office:value-type="string" office:string-value="▲銀" calcext:value-type="string">
            <text:p>▲銀</text:p>
          </table:table-cell>
          <table:table-cell table:style-name="ce39" table:formula="of:=IF([.D1]=&quot;&quot;;&quot;&quot;;[.$J$2]&amp;[.D1])" office:value-type="string" office:string-value="▲角" calcext:value-type="string">
            <text:p>▲角</text:p>
          </table:table-cell>
          <table:table-cell table:style-name="ce39" table:formula="of:=IF([.E1]=&quot;&quot;;&quot;&quot;;[.$J$2]&amp;[.E1])" office:value-type="string" office:string-value="▲香" calcext:value-type="string">
            <text:p>▲香</text:p>
          </table:table-cell>
          <table:table-cell table:style-name="ce39" table:formula="of:=IF([.F1]=&quot;&quot;;&quot;&quot;;[.$J$2]&amp;[.F1])" office:value-type="string" office:string-value="▲飛" calcext:value-type="string">
            <text:p>▲飛</text:p>
          </table:table-cell>
          <table:table-cell table:style-name="ce39" table:formula="of:=IF([.G1]=&quot;&quot;;&quot;&quot;;[.$J$2]&amp;[.G1])" office:value-type="string" office:string-value="▲金" calcext:value-type="string">
            <text:p>▲金</text:p>
          </table:table-cell>
          <table:table-cell table:style-name="ce39" table:formula="of:=IF([.H1]=&quot;&quot;;&quot;&quot;;[.$J$2]&amp;[.H1])" office:value-type="string" office:string-value="▲玉" calcext:value-type="string">
            <text:p>▲玉</text:p>
          </table:table-cell>
          <table:table-cell table:number-columns-repeated="1016"/>
        </table:table-row>
        <table:table-row table:style-name="ro4">
          <table:table-cell table:style-name="ce37" table:formula="of:=IF([.A2]=&quot;&quot;;&quot;&quot;;[.$J$4]&amp;[.A2])" office:value-type="string" office:string-value="▲と" calcext:value-type="string">
            <text:p>▲と</text:p>
          </table:table-cell>
          <table:table-cell table:style-name="ce37" table:formula="of:=IF([.B2]=&quot;&quot;;&quot;&quot;;[.$J$4]&amp;[.B2])" office:value-type="string" office:string-value="▲圭" calcext:value-type="string">
            <text:p>▲圭</text:p>
          </table:table-cell>
          <table:table-cell table:style-name="ce37" table:formula="of:=IF([.C2]=&quot;&quot;;&quot;&quot;;[.$J$4]&amp;[.C2])" office:value-type="string" office:string-value="▲全" calcext:value-type="string">
            <text:p>▲全</text:p>
          </table:table-cell>
          <table:table-cell table:style-name="ce37" table:formula="of:=IF([.D2]=&quot;&quot;;&quot;&quot;;[.$J$4]&amp;[.D2])" office:value-type="string" office:string-value="▲馬" calcext:value-type="string">
            <text:p>▲馬</text:p>
          </table:table-cell>
          <table:table-cell table:style-name="ce37" table:formula="of:=IF([.E2]=&quot;&quot;;&quot;&quot;;[.$J$4]&amp;[.E2])" office:value-type="string" office:string-value="▲杏" calcext:value-type="string">
            <text:p>▲杏</text:p>
          </table:table-cell>
          <table:table-cell table:style-name="ce37" table:formula="of:=IF([.F2]=&quot;&quot;;&quot;&quot;;[.$J$4]&amp;[.F2])" office:value-type="string" office:string-value="▲竜" calcext:value-type="string">
            <text:p>▲竜</text:p>
          </table:table-cell>
          <table:table-cell table:style-name="ce37" table:formula="of:=IF([.G2]=&quot;&quot;;&quot;&quot;;[.$J$4]&amp;[.G2])">
            <text:p/>
          </table:table-cell>
          <table:table-cell table:style-name="ce37" table:formula="of:=IF([.H2]=&quot;&quot;;&quot;&quot;;[.$J$4]&amp;[.H2])">
            <text:p/>
          </table:table-cell>
          <table:table-cell table:number-columns-repeated="1016"/>
        </table:table-row>
        <table:table-row table:style-name="ro4">
          <table:table-cell table:style-name="ce39" table:formula="of:=IF([.A3]=&quot;&quot;;&quot;&quot;;[.$J$2]&amp;[.A3])" office:value-type="string" office:string-value="▲兵" calcext:value-type="string">
            <text:p>▲兵</text:p>
          </table:table-cell>
          <table:table-cell table:style-name="ce39" table:formula="of:=IF([.B3]=&quot;&quot;;&quot;&quot;;[.$J$2]&amp;[.B3])" office:value-type="string" office:string-value="▲騎" calcext:value-type="string">
            <text:p>▲騎</text:p>
          </table:table-cell>
          <table:table-cell table:style-name="ce39" table:formula="of:=IF([.C3]=&quot;&quot;;&quot;&quot;;[.$J$2]&amp;[.C3])">
            <text:p/>
          </table:table-cell>
          <table:table-cell table:style-name="ce39" table:formula="of:=IF([.D3]=&quot;&quot;;&quot;&quot;;[.$J$2]&amp;[.D3])" office:value-type="string" office:string-value="▲聖" calcext:value-type="string">
            <text:p>▲聖</text:p>
          </table:table-cell>
          <table:table-cell table:style-name="ce39" table:formula="of:=IF([.E3]=&quot;&quot;;&quot;&quot;;[.$J$2]&amp;[.E3])">
            <text:p/>
          </table:table-cell>
          <table:table-cell table:style-name="ce39" table:formula="of:=IF([.F3]=&quot;&quot;;&quot;&quot;;[.$J$2]&amp;[.F3])" office:value-type="string" office:string-value="▲塔" calcext:value-type="string">
            <text:p>▲塔</text:p>
          </table:table-cell>
          <table:table-cell table:style-name="ce39" table:formula="of:=IF([.G3]=&quot;&quot;;&quot;&quot;;[.$J$2]&amp;[.G3])" office:value-type="string" office:string-value="▲后" calcext:value-type="string">
            <text:p>▲后</text:p>
          </table:table-cell>
          <table:table-cell table:style-name="ce39" table:formula="of:=IF([.H3]=&quot;&quot;;&quot;&quot;;[.$J$2]&amp;[.H3])" office:value-type="string" office:string-value="▲王" calcext:value-type="string">
            <text:p>▲王</text:p>
          </table:table-cell>
          <table:table-cell table:number-columns-repeated="1016"/>
        </table:table-row>
        <table:table-row table:style-name="ro4">
          <table:table-cell table:style-name="ce37" table:formula="of:=IF([.A4]=&quot;&quot;;&quot;&quot;;[.$J$4]&amp;[.A4])" office:value-type="string" office:string-value="▲騏" calcext:value-type="string">
            <text:p>▲騏</text:p>
          </table:table-cell>
          <table:table-cell table:style-name="ce37" table:formula="of:=IF([.B4]=&quot;&quot;;&quot;&quot;;[.$J$4]&amp;[.B4])">
            <text:p/>
          </table:table-cell>
          <table:table-cell table:style-name="ce37" table:formula="of:=IF([.C4]=&quot;&quot;;&quot;&quot;;[.$J$4]&amp;[.C4])">
            <text:p/>
          </table:table-cell>
          <table:table-cell table:style-name="ce37" table:formula="of:=IF([.D4]=&quot;&quot;;&quot;&quot;;[.$J$4]&amp;[.D4])">
            <text:p/>
          </table:table-cell>
          <table:table-cell table:style-name="ce37" table:formula="of:=IF([.E4]=&quot;&quot;;&quot;&quot;;[.$J$4]&amp;[.E4])">
            <text:p/>
          </table:table-cell>
          <table:table-cell table:style-name="ce37" table:formula="of:=IF([.F4]=&quot;&quot;;&quot;&quot;;[.$J$4]&amp;[.F4])">
            <text:p/>
          </table:table-cell>
          <table:table-cell table:style-name="ce37" table:formula="of:=IF([.G4]=&quot;&quot;;&quot;&quot;;[.$J$4]&amp;[.G4])">
            <text:p/>
          </table:table-cell>
          <table:table-cell table:style-name="ce37" table:formula="of:=IF([.H4]=&quot;&quot;;&quot;&quot;;[.$J$4]&amp;[.H4])">
            <text:p/>
          </table:table-cell>
          <table:table-cell table:number-columns-repeated="1016"/>
        </table:table-row>
        <table:table-row table:style-name="ro4">
          <table:table-cell table:style-name="ce37" table:formula="of:=IF([.A5]=&quot;&quot;;&quot;&quot;;[.$J$4]&amp;[.A5])" office:value-type="string" office:string-value="▲妃" calcext:value-type="string">
            <text:p>▲妃</text:p>
          </table:table-cell>
          <table:table-cell table:style-name="ce37" table:formula="of:=IF([.B5]=&quot;&quot;;&quot;&quot;;[.$J$4]&amp;[.B5])">
            <text:p/>
          </table:table-cell>
          <table:table-cell table:style-name="ce37" table:formula="of:=IF([.C5]=&quot;&quot;;&quot;&quot;;[.$J$4]&amp;[.C5])">
            <text:p/>
          </table:table-cell>
          <table:table-cell table:style-name="ce37" table:formula="of:=IF([.D5]=&quot;&quot;;&quot;&quot;;[.$J$4]&amp;[.D5])">
            <text:p/>
          </table:table-cell>
          <table:table-cell table:style-name="ce37" table:formula="of:=IF([.E5]=&quot;&quot;;&quot;&quot;;[.$J$4]&amp;[.E5])">
            <text:p/>
          </table:table-cell>
          <table:table-cell table:style-name="ce37" table:formula="of:=IF([.F5]=&quot;&quot;;&quot;&quot;;[.$J$4]&amp;[.F5])">
            <text:p/>
          </table:table-cell>
          <table:table-cell table:style-name="ce37" table:formula="of:=IF([.G5]=&quot;&quot;;&quot;&quot;;[.$J$4]&amp;[.G5])">
            <text:p/>
          </table:table-cell>
          <table:table-cell table:style-name="ce37" table:formula="of:=IF([.H5]=&quot;&quot;;&quot;&quot;;[.$J$4]&amp;[.H5])">
            <text:p/>
          </table:table-cell>
          <table:table-cell table:number-columns-repeated="1016"/>
        </table:table-row>
        <table:table-row table:style-name="ro4">
          <table:table-cell table:style-name="ce39" table:formula="of:=IF([.A6]=&quot;&quot;;&quot;&quot;;[.$J$2]&amp;[.A6])" office:value-type="string" office:string-value="▲卒" calcext:value-type="string">
            <text:p>▲卒</text:p>
          </table:table-cell>
          <table:table-cell table:style-name="ce39" table:formula="of:=IF([.B6]=&quot;&quot;;&quot;&quot;;[.$J$2]&amp;[.B6])" office:value-type="string" office:string-value="▲馮" calcext:value-type="string">
            <text:p>▲馮</text:p>
          </table:table-cell>
          <table:table-cell table:style-name="ce39" table:formula="of:=IF([.C6]=&quot;&quot;;&quot;&quot;;[.$J$2]&amp;[.C6])">
            <text:p/>
          </table:table-cell>
          <table:table-cell table:style-name="ce39" table:formula="of:=IF([.D6]=&quot;&quot;;&quot;&quot;;[.$J$2]&amp;[.D6])" office:value-type="string" office:string-value="▲相" calcext:value-type="string">
            <text:p>▲相</text:p>
          </table:table-cell>
          <table:table-cell table:style-name="ce39" table:formula="of:=IF([.E6]=&quot;&quot;;&quot;&quot;;[.$J$2]&amp;[.E6])" office:value-type="string" office:string-value="▲炮" calcext:value-type="string">
            <text:p>▲炮</text:p>
          </table:table-cell>
          <table:table-cell table:style-name="ce39" table:formula="of:=IF([.F6]=&quot;&quot;;&quot;&quot;;[.$J$2]&amp;[.F6])" office:value-type="string" office:string-value="▲俥" calcext:value-type="string">
            <text:p>▲俥</text:p>
          </table:table-cell>
          <table:table-cell table:style-name="ce39" table:formula="of:=IF([.G6]=&quot;&quot;;&quot;&quot;;[.$J$2]&amp;[.G6])" office:value-type="string" office:string-value="▲仕" calcext:value-type="string">
            <text:p>▲仕</text:p>
          </table:table-cell>
          <table:table-cell table:style-name="ce39" table:formula="of:=IF([.H6]=&quot;&quot;;&quot;&quot;;[.$J$2]&amp;[.H6])" office:value-type="string" office:string-value="▲帥" calcext:value-type="string">
            <text:p>▲帥</text:p>
          </table:table-cell>
          <table:table-cell table:number-columns-repeated="1016"/>
        </table:table-row>
        <table:table-row table:style-name="ro4">
          <table:table-cell table:style-name="ce37" table:formula="of:=IF([.A7]=&quot;&quot;;&quot;&quot;;[.$J$4]&amp;[.A7])" office:value-type="string" office:string-value="▲率" calcext:value-type="string">
            <text:p>▲率</text:p>
          </table:table-cell>
          <table:table-cell table:style-name="ce37" table:formula="of:=IF([.B7]=&quot;&quot;;&quot;&quot;;[.$J$4]&amp;[.B7])">
            <text:p/>
          </table:table-cell>
          <table:table-cell table:style-name="ce37" table:formula="of:=IF([.C7]=&quot;&quot;;&quot;&quot;;[.$J$4]&amp;[.C7])">
            <text:p/>
          </table:table-cell>
          <table:table-cell table:style-name="ce37" table:formula="of:=IF([.D7]=&quot;&quot;;&quot;&quot;;[.$J$4]&amp;[.D7])">
            <text:p/>
          </table:table-cell>
          <table:table-cell table:style-name="ce37" table:formula="of:=IF([.E7]=&quot;&quot;;&quot;&quot;;[.$J$4]&amp;[.E7])">
            <text:p/>
          </table:table-cell>
          <table:table-cell table:style-name="ce37" table:formula="of:=IF([.F7]=&quot;&quot;;&quot;&quot;;[.$J$4]&amp;[.F7])">
            <text:p/>
          </table:table-cell>
          <table:table-cell table:style-name="ce37" table:formula="of:=IF([.G7]=&quot;&quot;;&quot;&quot;;[.$J$4]&amp;[.G7])">
            <text:p/>
          </table:table-cell>
          <table:table-cell table:style-name="ce37" table:formula="of:=IF([.H7]=&quot;&quot;;&quot;&quot;;[.$J$4]&amp;[.H7])">
            <text:p/>
          </table:table-cell>
          <table:table-cell table:number-columns-repeated="1016"/>
        </table:table-row>
        <table:table-row table:style-name="ro4">
          <table:table-cell table:style-name="ce39" table:formula="of:=IF([.A8]=&quot;&quot;;&quot;&quot;;[.$J$2]&amp;[.A8])" office:value-type="string" office:string-value="▲卆" calcext:value-type="string">
            <text:p>▲卆</text:p>
          </table:table-cell>
          <table:table-cell table:style-name="ce39" table:formula="of:=IF([.B8]=&quot;&quot;;&quot;&quot;;[.$J$2]&amp;[.B8])" office:value-type="string" office:string-value="▲馭" calcext:value-type="string">
            <text:p>▲馭</text:p>
          </table:table-cell>
          <table:table-cell table:style-name="ce39" table:formula="of:=IF([.C8]=&quot;&quot;;&quot;&quot;;[.$J$2]&amp;[.C8])">
            <text:p/>
          </table:table-cell>
          <table:table-cell table:style-name="ce39" table:formula="of:=IF([.D8]=&quot;&quot;;&quot;&quot;;[.$J$2]&amp;[.D8])" office:value-type="string" office:string-value="▲象" calcext:value-type="string">
            <text:p>▲象</text:p>
          </table:table-cell>
          <table:table-cell table:style-name="ce39" table:formula="of:=IF([.E8]=&quot;&quot;;&quot;&quot;;[.$J$2]&amp;[.E8])" office:value-type="string" office:string-value="▲包" calcext:value-type="string">
            <text:p>▲包</text:p>
          </table:table-cell>
          <table:table-cell table:style-name="ce39" table:formula="of:=IF([.F8]=&quot;&quot;;&quot;&quot;;[.$J$2]&amp;[.F8])" office:value-type="string" office:string-value="▲車" calcext:value-type="string">
            <text:p>▲車</text:p>
          </table:table-cell>
          <table:table-cell table:style-name="ce39" table:formula="of:=IF([.G8]=&quot;&quot;;&quot;&quot;;[.$J$2]&amp;[.G8])" office:value-type="string" office:string-value="▲士" calcext:value-type="string">
            <text:p>▲士</text:p>
          </table:table-cell>
          <table:table-cell table:style-name="ce39" table:formula="of:=IF([.H8]=&quot;&quot;;&quot;&quot;;[.$J$2]&amp;[.H8])" office:value-type="string" office:string-value="▲楚" calcext:value-type="string">
            <text:p>▲楚</text:p>
          </table:table-cell>
          <table:table-cell table:number-columns-repeated="1016"/>
        </table:table-row>
        <table:table-row table:style-name="ro4">
          <table:table-cell table:style-name="ce39" table:formula="of:=IF([.A9]=&quot;&quot;;&quot;&quot;;[.$J$2]&amp;[.A9])" office:value-type="string" office:string-value="▲貝" calcext:value-type="string">
            <text:p>▲貝</text:p>
          </table:table-cell>
          <table:table-cell table:style-name="ce39" table:formula="of:=IF([.B9]=&quot;&quot;;&quot;&quot;;[.$J$2]&amp;[.B9])" office:value-type="string" office:string-value="▲午" calcext:value-type="string">
            <text:p>▲午</text:p>
          </table:table-cell>
          <table:table-cell table:style-name="ce39" table:formula="of:=IF([.C9]=&quot;&quot;;&quot;&quot;;[.$J$2]&amp;[.C9])">
            <text:p/>
          </table:table-cell>
          <table:table-cell table:style-name="ce39" table:formula="of:=IF([.D9]=&quot;&quot;;&quot;&quot;;[.$J$2]&amp;[.D9])" office:value-type="string" office:string-value="▲根" calcext:value-type="string">
            <text:p>▲根</text:p>
          </table:table-cell>
          <table:table-cell table:style-name="ce39" table:formula="of:=IF([.E9]=&quot;&quot;;&quot;&quot;;[.$J$2]&amp;[.E9])">
            <text:p/>
          </table:table-cell>
          <table:table-cell table:style-name="ce39" table:formula="of:=IF([.F9]=&quot;&quot;;&quot;&quot;;[.$J$2]&amp;[.F9])" office:value-type="string" office:string-value="▲船" calcext:value-type="string">
            <text:p>▲船</text:p>
          </table:table-cell>
          <table:table-cell table:style-name="ce39" table:formula="of:=IF([.G9]=&quot;&quot;;&quot;&quot;;[.$J$2]&amp;[.G9])" office:value-type="string" office:string-value="▲種" calcext:value-type="string">
            <text:p>▲種</text:p>
          </table:table-cell>
          <table:table-cell table:style-name="ce39" table:formula="of:=IF([.H9]=&quot;&quot;;&quot;&quot;;[.$J$2]&amp;[.H9])" office:value-type="string" office:string-value="▲君" calcext:value-type="string">
            <text:p>▲君</text:p>
          </table:table-cell>
          <table:table-cell table:number-columns-repeated="1016"/>
        </table:table-row>
        <table:table-row table:style-name="ro4">
          <table:table-cell table:style-name="ce37" table:formula="of:=IF([.A10]=&quot;&quot;;&quot;&quot;;[.$J$4]&amp;[.A10])" office:value-type="string" office:string-value="▲貴" calcext:value-type="string">
            <text:p>▲貴</text:p>
          </table:table-cell>
          <table:table-cell table:style-name="ce37" table:formula="of:=IF([.B10]=&quot;&quot;;&quot;&quot;;[.$J$4]&amp;[.B10])">
            <text:p/>
          </table:table-cell>
          <table:table-cell table:style-name="ce37" table:formula="of:=IF([.C10]=&quot;&quot;;&quot;&quot;;[.$J$4]&amp;[.C10])">
            <text:p/>
          </table:table-cell>
          <table:table-cell table:style-name="ce37" table:formula="of:=IF([.D10]=&quot;&quot;;&quot;&quot;;[.$J$4]&amp;[.D10])">
            <text:p/>
          </table:table-cell>
          <table:table-cell table:style-name="ce37" table:formula="of:=IF([.E10]=&quot;&quot;;&quot;&quot;;[.$J$4]&amp;[.E10])">
            <text:p/>
          </table:table-cell>
          <table:table-cell table:style-name="ce37" table:formula="of:=IF([.F10]=&quot;&quot;;&quot;&quot;;[.$J$4]&amp;[.F10])">
            <text:p/>
          </table:table-cell>
          <table:table-cell table:style-name="ce37" table:formula="of:=IF([.G10]=&quot;&quot;;&quot;&quot;;[.$J$4]&amp;[.G10])">
            <text:p/>
          </table:table-cell>
          <table:table-cell table:style-name="ce37" table:formula="of:=IF([.H10]=&quot;&quot;;&quot;&quot;;[.$J$4]&amp;[.H10])">
            <text:p/>
          </table:table-cell>
          <table:table-cell table:number-columns-repeated="1016"/>
        </table:table-row>
        <table:table-row table:style-name="ro4">
          <table:table-cell/>
          <table:table-cell table:style-name="ce39" table:formula="of:=IF([.B11]=&quot;&quot;;&quot;&quot;;[.$J$2]&amp;[.B11])">
            <text:p/>
          </table:table-cell>
          <table:table-cell table:style-name="ce39" table:formula="of:=IF([.C11]=&quot;&quot;;&quot;&quot;;[.$J$2]&amp;[.C11])">
            <text:p/>
          </table:table-cell>
          <table:table-cell table:style-name="ce39" table:formula="of:=IF([.D11]=&quot;&quot;;&quot;&quot;;[.$J$2]&amp;[.D11])">
            <text:p/>
          </table:table-cell>
          <table:table-cell table:style-name="ce39" table:formula="of:=IF([.E11]=&quot;&quot;;&quot;&quot;;[.$J$2]&amp;[.E11])">
            <text:p/>
          </table:table-cell>
          <table:table-cell table:style-name="ce39" table:formula="of:=IF([.F11]=&quot;&quot;;&quot;&quot;;[.$J$2]&amp;[.F11])">
            <text:p/>
          </table:table-cell>
          <table:table-cell table:style-name="ce39" table:formula="of:=IF([.G11]=&quot;&quot;;&quot;&quot;;[.$J$2]&amp;[.G11])">
            <text:p/>
          </table:table-cell>
          <table:table-cell table:style-name="ce39" table:formula="of:=IF([.H11]=&quot;&quot;;&quot;&quot;;[.$J$2]&amp;[.H11])">
            <text:p/>
          </table:table-cell>
          <table:table-cell table:number-columns-repeated="1016"/>
        </table:table-row>
        <table:table-row table:style-name="ro4" table:number-rows-repeated="964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14" table:number-columns-repeated="1024" table:default-cell-style-name="ce35"/>
        <table:table-row table:style-name="ro7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飛</text:p>
          </table:table-cell>
          <table:table-cell table:number-columns-repeated="2" table:style-name="ce24" office:value-type="string" calcext:value-type="string">
            <text:p>玉</text:p>
          </table:table-cell>
          <table:table-cell table:number-columns-repeated="4" table:style-name="ce24" office:value-type="string" calcext:value-type="string">
            <text:p>兵</text:p>
          </table:table-cell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后</text:p>
          </table:table-cell>
          <table:table-cell table:number-columns-repeated="2" table:style-name="ce24" office:value-type="string" calcext:value-type="string">
            <text:p>王</text:p>
          </table:table-cell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種</text:p>
          </table:table-cell>
          <table:table-cell table:number-columns-repeated="2" table:style-name="ce24" office:value-type="string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4" office:value-type="string" calcext:value-type="string">
            <text:p>と</text:p>
          </table:table-cell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全</text:p>
          </table:table-cell>
          <table:table-cell table:style-name="ce24"/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竜</text:p>
          </table:table-cell>
          <table:table-cell table:style-name="ce24" table:number-columns-repeated="2"/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妃</text:p>
          </table:table-cell>
          <table:table-cell table:style-name="ce24" table:number-columns-repeated="5"/>
          <table:table-cell table:style-name="ce81"/>
          <table:table-cell table:style-name="ce24" office:value-type="string" calcext:value-type="string">
            <text:p>率</text:p>
          </table:table-cell>
          <table:table-cell table:style-name="ce24" table:number-columns-repeated="15"/>
          <table:table-cell table:style-name="ce24" office:value-type="string" calcext:value-type="string">
            <text:p>貴</text:p>
          </table:table-cell>
          <table:table-cell table:style-name="ce24" table:number-columns-repeated="6"/>
          <table:table-cell table:number-columns-repeated="982"/>
        </table:table-row>
        <table:table-row table:style-name="ro7">
          <table:table-cell table:style-name="ce25" table:number-columns-repeated="42"/>
          <table:table-cell table:number-columns-repeated="982"/>
        </table:table-row>
        <table:table-row table:style-name="ro7">
          <table:table-cell table:style-name="ce26" office:value-type="string" calcext:value-type="string">
            <text:p>歩</text:p>
          </table:table-cell>
          <table:table-cell table:style-name="ce26" office:value-type="string" calcext:value-type="string">
            <text:p>香</text:p>
          </table:table-cell>
          <table:table-cell table:style-name="ce26" office:value-type="string" calcext:value-type="string">
            <text:p>桂</text:p>
          </table:table-cell>
          <table:table-cell table:style-name="ce26" office:value-type="string" calcext:value-type="string">
            <text:p>銀</text:p>
          </table:table-cell>
          <table:table-cell table:style-name="ce26" office:value-type="string" calcext:value-type="string">
            <text:p>金</text:p>
          </table:table-cell>
          <table:table-cell table:style-name="ce26" office:value-type="string" calcext:value-type="string">
            <text:p>角</text:p>
          </table:table-cell>
          <table:table-cell table:style-name="ce26" office:value-type="string" calcext:value-type="string">
            <text:p>飛</text:p>
          </table:table-cell>
          <table:table-cell table:style-name="ce26" office:value-type="string" calcext:value-type="string">
            <text:p>玉</text:p>
          </table:table-cell>
          <table:table-cell table:style-name="ce26" office:value-type="string" calcext:value-type="string">
            <text:p>王</text:p>
          </table:table-cell>
          <table:table-cell table:number-columns-repeated="4" table:style-name="ce40" office:value-type="string" calcext:value-type="string">
            <text:p>♟</text:p>
          </table:table-cell>
          <table:table-cell table:style-name="ce40" office:value-type="string" calcext:value-type="string">
            <text:p>♞</text:p>
          </table:table-cell>
          <table:table-cell table:style-name="ce40" office:value-type="string" calcext:value-type="string">
            <text:p>♝</text:p>
          </table:table-cell>
          <table:table-cell table:style-name="ce40" office:value-type="string" calcext:value-type="string">
            <text:p>♜</text:p>
          </table:table-cell>
          <table:table-cell table:style-name="ce40" office:value-type="string" calcext:value-type="string">
            <text:p>♛</text:p>
          </table:table-cell>
          <table:table-cell table:style-name="ce40" office:value-type="string" calcext:value-type="string">
            <text:p>♚</text:p>
          </table:table-cell>
          <table:table-cell table:style-name="ce26" office:value-type="string" calcext:value-type="string">
            <text:p>♔</text:p>
          </table:table-cell>
          <table:table-cell table:number-columns-repeated="6" table:style-name="ce26" office:value-type="string" calcext:value-type="string">
            <text:p>○</text:p>
          </table:table-cell>
          <table:table-cell table:number-columns-repeated="2" table:style-name="ce26" office:value-type="string" calcext:value-type="string">
            <text:p>⊕</text:p>
          </table:table-cell>
          <table:table-cell table:number-columns-repeated="6" table:style-name="ce26" office:value-type="string" calcext:value-type="string">
            <text:p>⬡</text:p>
          </table:table-cell>
          <table:table-cell table:number-columns-repeated="2" table:style-name="ce26" office:value-type="string" calcext:value-type="string">
            <text:p>⏣</text:p>
          </table:table-cell>
          <table:table-cell table:style-name="ce26" office:value-type="string" calcext:value-type="string">
            <text:p>⛀</text:p>
          </table:table-cell>
          <table:table-cell table:style-name="ce26" office:value-type="string" calcext:value-type="string">
            <text:p>🐴</text:p>
          </table:table-cell>
          <table:table-cell table:style-name="ce26" office:value-type="string" calcext:value-type="string">
            <text:p>Δ</text:p>
          </table:table-cell>
          <table:table-cell table:style-name="ce26" office:value-type="string" calcext:value-type="string">
            <text:p>⌓</text:p>
          </table:table-cell>
          <table:table-cell table:style-name="ce26" office:value-type="string" calcext:value-type="string">
            <text:p>▵</text:p>
          </table:table-cell>
          <table:table-cell table:style-name="ce26" office:value-type="string" calcext:value-type="string">
            <text:p>△</text:p>
          </table:table-cell>
          <table:table-cell table:style-name="ce26" office:value-type="string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27" office:value-type="string" calcext:value-type="string">
            <text:p>兵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馬</text:p>
          </table:table-cell>
          <table:table-cell table:number-columns-repeated="2" table:style-name="ce27" office:value-type="string" calcext:value-type="string">
            <text:p>将</text:p>
          </table:table-cell>
          <table:table-cell table:style-name="ce27" office:value-type="string" calcext:value-type="string">
            <text:p>行</text:p>
          </table:table-cell>
          <table:table-cell table:style-name="ce27" office:value-type="string" calcext:value-type="string">
            <text:p>車</text:p>
          </table:table-cell>
          <table:table-cell table:number-columns-repeated="2" table:style-name="ce27" office:value-type="string" calcext:value-type="string">
            <text:p>將</text:p>
          </table:table-cell>
          <table:table-cell table:number-columns-repeated="4" table:style-name="ce27" office:value-type="string" calcext:value-type="string">
            <text:p>兵</text:p>
          </table:table-cell>
          <table:table-cell table:style-name="ce27" office:value-type="string" calcext:value-type="string">
            <text:p>騎</text:p>
          </table:table-cell>
          <table:table-cell table:style-name="ce27" office:value-type="string" calcext:value-type="string">
            <text:p>聖</text:p>
          </table:table-cell>
          <table:table-cell table:style-name="ce27" office:value-type="string" calcext:value-type="string">
            <text:p>塔</text:p>
          </table:table-cell>
          <table:table-cell table:style-name="ce27" office:value-type="string" calcext:value-type="string">
            <text:p>后</text:p>
          </table:table-cell>
          <table:table-cell table:number-columns-repeated="2" table:style-name="ce27" office:value-type="string" calcext:value-type="string">
            <text:p>王</text:p>
          </table:table-cell>
          <table:table-cell table:style-name="ce27" office:value-type="string" calcext:value-type="string">
            <text:p>卒</text:p>
          </table:table-cell>
          <table:table-cell table:style-name="ce27" office:value-type="string" calcext:value-type="string">
            <text:p>炮</text:p>
          </table:table-cell>
          <table:table-cell table:style-name="ce27" office:value-type="string" calcext:value-type="string">
            <text:p>傌</text:p>
          </table:table-cell>
          <table:table-cell table:style-name="ce27" office:value-type="string" calcext:value-type="string">
            <text:p>相</text:p>
          </table:table-cell>
          <table:table-cell table:style-name="ce27" office:value-type="string" calcext:value-type="string">
            <text:p>俥</text:p>
          </table:table-cell>
          <table:table-cell table:style-name="ce27" office:value-type="string" calcext:value-type="string">
            <text:p>仕</text:p>
          </table:table-cell>
          <table:table-cell table:style-name="ce27" office:value-type="string" calcext:value-type="string">
            <text:p>帥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卆</text:p>
          </table:table-cell>
          <table:table-cell table:style-name="ce27" office:value-type="string" calcext:value-type="string">
            <text:p>包</text:p>
          </table:table-cell>
          <table:table-cell table:style-name="ce27" office:value-type="string" calcext:value-type="string">
            <text:p>马</text:p>
          </table:table-cell>
          <table:table-cell table:style-name="ce27" office:value-type="string" calcext:value-type="string">
            <text:p>象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士</text:p>
          </table:table-cell>
          <table:table-cell table:style-name="ce27" office:value-type="string" calcext:value-type="string">
            <text:p>楚</text:p>
          </table:table-cell>
          <table:table-cell table:style-name="ce27" office:value-type="string" calcext:value-type="string">
            <text:p>漢</text:p>
          </table:table-cell>
          <table:table-cell table:style-name="ce27" office:value-type="string" calcext:value-type="string">
            <text:p>貝</text:p>
          </table:table-cell>
          <table:table-cell table:style-name="ce27" office:value-type="string" calcext:value-type="string">
            <text:p>瑪</text:p>
          </table:table-cell>
          <table:table-cell table:style-name="ce27" office:value-type="string" calcext:value-type="string">
            <text:p>根</text:p>
          </table:table-cell>
          <table:table-cell table:style-name="ce27" office:value-type="string" calcext:value-type="string">
            <text:p>船</text:p>
          </table:table-cell>
          <table:table-cell table:style-name="ce27" office:value-type="string" calcext:value-type="string">
            <text:p>種</text:p>
          </table:table-cell>
          <table:table-cell table:number-columns-repeated="2" table:style-name="ce27" office:value-type="string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6" table:number-columns-repeated="5"/>
          <table:table-cell table:number-columns-repeated="2" table:style-name="ce26" office:value-type="string" calcext:value-type="string">
            <text:p>龍</text:p>
          </table:table-cell>
          <table:table-cell table:style-name="ce74"/>
          <table:table-cell table:style-name="ce26"/>
          <table:table-cell table:style-name="ce26" office:value-type="string" calcext:value-type="string">
            <text:p>♘</text:p>
          </table:table-cell>
          <table:table-cell table:style-name="ce26" office:value-type="string" calcext:value-type="string">
            <text:p>♗</text:p>
          </table:table-cell>
          <table:table-cell table:style-name="ce26" office:value-type="string" calcext:value-type="string">
            <text:p>♖</text:p>
          </table:table-cell>
          <table:table-cell table:style-name="ce26" office:value-type="string" calcext:value-type="string">
            <text:p>♕</text:p>
          </table:table-cell>
          <table:table-cell table:style-name="ce26" table:number-columns-repeated="5"/>
          <table:table-cell table:style-name="ce74"/>
          <table:table-cell table:style-name="ce26" office:value-type="string" calcext:value-type="string">
            <text:p>⊖</text:p>
          </table:table-cell>
          <table:table-cell table:style-name="ce26" table:number-columns-repeated="15"/>
          <table:table-cell table:style-name="ce26" office:value-type="string" calcext:value-type="string">
            <text:p>⛂</text:p>
          </table:table-cell>
          <table:table-cell table:style-name="ce26" table:number-columns-repeated="6"/>
          <table:table-cell table:number-columns-repeated="982"/>
        </table:table-row>
        <table:table-row table:style-name="ro7">
          <table:table-cell table:style-name="ce27" office:value-type="string" calcext:value-type="string">
            <text:p>と</text:p>
          </table:table-cell>
          <table:table-cell table:style-name="ce27" office:value-type="string" calcext:value-type="string">
            <text:p>仝</text:p>
          </table:table-cell>
          <table:table-cell table:style-name="ce27" office:value-type="string" calcext:value-type="string">
            <text:p>今</text:p>
          </table:table-cell>
          <table:table-cell table:style-name="ce27" office:value-type="string" calcext:value-type="string">
            <text:p>全</text:p>
          </table:table-cell>
          <table:table-cell table:style-name="ce27"/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王</text:p>
          </table:table-cell>
          <table:table-cell table:style-name="ce75"/>
          <table:table-cell table:style-name="ce27"/>
          <table:table-cell table:style-name="ce27" office:value-type="string" calcext:value-type="string">
            <text:p>騏</text:p>
          </table:table-cell>
          <table:table-cell table:style-name="ce27" office:value-type="string" calcext:value-type="string">
            <text:p>僧</text:p>
          </table:table-cell>
          <table:table-cell table:style-name="ce27" office:value-type="string" calcext:value-type="string">
            <text:p>城</text:p>
          </table:table-cell>
          <table:table-cell table:style-name="ce27" office:value-type="string" calcext:value-type="string">
            <text:p>妃</text:p>
          </table:table-cell>
          <table:table-cell table:style-name="ce27" table:number-columns-repeated="5"/>
          <table:table-cell table:style-name="ce75"/>
          <table:table-cell table:style-name="ce27" office:value-type="string" calcext:value-type="string">
            <text:p>率</text:p>
          </table:table-cell>
          <table:table-cell table:style-name="ce27" table:number-columns-repeated="15"/>
          <table:table-cell table:style-name="ce27" office:value-type="string" calcext:value-type="string">
            <text:p>貴</text:p>
          </table:table-cell>
          <table:table-cell table:style-name="ce27" table:number-columns-repeated="6"/>
          <table:table-cell table:number-columns-repeated="982"/>
        </table:table-row>
        <table:table-row table:style-name="ro7">
          <table:table-cell table:style-name="ce28" table:number-columns-repeated="42"/>
          <table:table-cell table:number-columns-repeated="982"/>
        </table:table-row>
        <table:table-row table:style-name="ro7">
          <table:table-cell table:style-name="ce29" table:formula="of:=[.A4]&amp;&quot;&quot;" office:value-type="string" office:string-value="歩" calcext:value-type="string">
            <text:p>歩</text:p>
          </table:table-cell>
          <table:table-cell table:style-name="ce29" table:formula="of:=[.B4]&amp;&quot;&quot;" office:value-type="string" office:string-value="香" calcext:value-type="string">
            <text:p>香</text:p>
          </table:table-cell>
          <table:table-cell table:style-name="ce29" table:formula="of:=[.C4]&amp;&quot;&quot;" office:value-type="string" office:string-value="桂" calcext:value-type="string">
            <text:p>桂</text:p>
          </table:table-cell>
          <table:table-cell table:style-name="ce29" table:formula="of:=[.D4]&amp;&quot;&quot;" office:value-type="string" office:string-value="銀" calcext:value-type="string">
            <text:p>銀</text:p>
          </table:table-cell>
          <table:table-cell table:style-name="ce29" table:formula="of:=[.E4]&amp;&quot;&quot;" office:value-type="string" office:string-value="金" calcext:value-type="string">
            <text:p>金</text:p>
          </table:table-cell>
          <table:table-cell table:style-name="ce29" table:formula="of:=[.F4]&amp;&quot;&quot;" office:value-type="string" office:string-value="角" calcext:value-type="string">
            <text:p>角</text:p>
          </table:table-cell>
          <table:table-cell table:style-name="ce29" table:formula="of:=[.G4]&amp;&quot;&quot;" office:value-type="string" office:string-value="飛" calcext:value-type="string">
            <text:p>飛</text:p>
          </table:table-cell>
          <table:table-cell table:style-name="ce29" table:formula="of:=[.H4]&amp;&quot;&quot;" office:value-type="string" office:string-value="玉" calcext:value-type="string">
            <text:p>玉</text:p>
          </table:table-cell>
          <table:table-cell table:style-name="ce29" table:formula="of:=[.I4]&amp;&quot;&quot;" office:value-type="string" office:string-value="王" calcext:value-type="string">
            <text:p>王</text:p>
          </table:table-cell>
          <table:table-cell table:style-name="ce29" table:formula="of:=[.J4]&amp;&quot;&quot;" office:value-type="string" office:string-value="♟" calcext:value-type="string">
            <text:p>♟</text:p>
          </table:table-cell>
          <table:table-cell table:style-name="ce29" table:formula="of:=[.K4]&amp;&quot;&quot;" office:value-type="string" office:string-value="♟" calcext:value-type="string">
            <text:p>♟</text:p>
          </table:table-cell>
          <table:table-cell table:style-name="ce29" table:formula="of:=[.L4]&amp;&quot;&quot;" office:value-type="string" office:string-value="♟" calcext:value-type="string">
            <text:p>♟</text:p>
          </table:table-cell>
          <table:table-cell table:style-name="ce29" table:formula="of:=[.M4]&amp;&quot;&quot;" office:value-type="string" office:string-value="♟" calcext:value-type="string">
            <text:p>♟</text:p>
          </table:table-cell>
          <table:table-cell table:style-name="ce29" table:formula="of:=[.N4]&amp;&quot;&quot;" office:value-type="string" office:string-value="♞" calcext:value-type="string">
            <text:p>♞</text:p>
          </table:table-cell>
          <table:table-cell table:style-name="ce29" table:formula="of:=[.O4]&amp;&quot;&quot;" office:value-type="string" office:string-value="♝" calcext:value-type="string">
            <text:p>♝</text:p>
          </table:table-cell>
          <table:table-cell table:style-name="ce29" table:formula="of:=[.P4]&amp;&quot;&quot;" office:value-type="string" office:string-value="♜" calcext:value-type="string">
            <text:p>♜</text:p>
          </table:table-cell>
          <table:table-cell table:style-name="ce29" table:formula="of:=[.Q4]&amp;&quot;&quot;" office:value-type="string" office:string-value="♛" calcext:value-type="string">
            <text:p>♛</text:p>
          </table:table-cell>
          <table:table-cell table:style-name="ce29" table:formula="of:=[.R4]&amp;&quot;&quot;" office:value-type="string" office:string-value="♚" calcext:value-type="string">
            <text:p>♚</text:p>
          </table:table-cell>
          <table:table-cell table:style-name="ce29" table:formula="of:=[.S4]&amp;&quot;&quot;" office:value-type="string" office:string-value="♔" calcext:value-type="string">
            <text:p>♔</text:p>
          </table:table-cell>
          <table:table-cell table:style-name="ce29" table:formula="of:=[.T4]&amp;&quot;&quot;" office:value-type="string" office:string-value="○" calcext:value-type="string">
            <text:p>○</text:p>
          </table:table-cell>
          <table:table-cell table:style-name="ce29" table:formula="of:=[.U4]&amp;&quot;&quot;" office:value-type="string" office:string-value="○" calcext:value-type="string">
            <text:p>○</text:p>
          </table:table-cell>
          <table:table-cell table:style-name="ce29" table:formula="of:=[.V4]&amp;&quot;&quot;" office:value-type="string" office:string-value="○" calcext:value-type="string">
            <text:p>○</text:p>
          </table:table-cell>
          <table:table-cell table:style-name="ce29" table:formula="of:=[.W4]&amp;&quot;&quot;" office:value-type="string" office:string-value="○" calcext:value-type="string">
            <text:p>○</text:p>
          </table:table-cell>
          <table:table-cell table:style-name="ce29" table:formula="of:=[.X4]&amp;&quot;&quot;" office:value-type="string" office:string-value="○" calcext:value-type="string">
            <text:p>○</text:p>
          </table:table-cell>
          <table:table-cell table:style-name="ce29" table:formula="of:=[.Y4]&amp;&quot;&quot;" office:value-type="string" office:string-value="○" calcext:value-type="string">
            <text:p>○</text:p>
          </table:table-cell>
          <table:table-cell table:style-name="ce29" table:formula="of:=[.Z4]&amp;&quot;&quot;" office:value-type="string" office:string-value="⊕" calcext:value-type="string">
            <text:p>⊕</text:p>
          </table:table-cell>
          <table:table-cell table:style-name="ce29" table:formula="of:=[.AA4]&amp;&quot;&quot;" office:value-type="string" office:string-value="⊕" calcext:value-type="string">
            <text:p>⊕</text:p>
          </table:table-cell>
          <table:table-cell table:style-name="ce29" table:formula="of:=[.AB4]&amp;&quot;&quot;" office:value-type="string" office:string-value="⬡" calcext:value-type="string">
            <text:p>⬡</text:p>
          </table:table-cell>
          <table:table-cell table:style-name="ce29" table:formula="of:=[.AC4]&amp;&quot;&quot;" office:value-type="string" office:string-value="⬡" calcext:value-type="string">
            <text:p>⬡</text:p>
          </table:table-cell>
          <table:table-cell table:style-name="ce29" table:formula="of:=[.AD4]&amp;&quot;&quot;" office:value-type="string" office:string-value="⬡" calcext:value-type="string">
            <text:p>⬡</text:p>
          </table:table-cell>
          <table:table-cell table:style-name="ce29" table:formula="of:=[.AE4]&amp;&quot;&quot;" office:value-type="string" office:string-value="⬡" calcext:value-type="string">
            <text:p>⬡</text:p>
          </table:table-cell>
          <table:table-cell table:style-name="ce29" table:formula="of:=[.AF4]&amp;&quot;&quot;" office:value-type="string" office:string-value="⬡" calcext:value-type="string">
            <text:p>⬡</text:p>
          </table:table-cell>
          <table:table-cell table:style-name="ce29" table:formula="of:=[.AG4]&amp;&quot;&quot;" office:value-type="string" office:string-value="⬡" calcext:value-type="string">
            <text:p>⬡</text:p>
          </table:table-cell>
          <table:table-cell table:style-name="ce29" table:formula="of:=[.AH4]&amp;&quot;&quot;" office:value-type="string" office:string-value="⏣" calcext:value-type="string">
            <text:p>⏣</text:p>
          </table:table-cell>
          <table:table-cell table:style-name="ce29" table:formula="of:=[.AI4]&amp;&quot;&quot;" office:value-type="string" office:string-value="⏣" calcext:value-type="string">
            <text:p>⏣</text:p>
          </table:table-cell>
          <table:table-cell table:style-name="ce29" table:formula="of:=[.AJ4]&amp;&quot;&quot;" office:value-type="string" office:string-value="⛀" calcext:value-type="string">
            <text:p>⛀</text:p>
          </table:table-cell>
          <table:table-cell table:style-name="ce29" table:formula="of:=[.AK4]&amp;&quot;&quot;" office:value-type="string" office:string-value="🐴" calcext:value-type="string">
            <text:p>🐴</text:p>
          </table:table-cell>
          <table:table-cell table:style-name="ce29" table:formula="of:=[.AL4]&amp;&quot;&quot;" office:value-type="string" office:string-value="Δ" calcext:value-type="string">
            <text:p>Δ</text:p>
          </table:table-cell>
          <table:table-cell table:style-name="ce29" table:formula="of:=[.AM4]&amp;&quot;&quot;" office:value-type="string" office:string-value="⌓" calcext:value-type="string">
            <text:p>⌓</text:p>
          </table:table-cell>
          <table:table-cell table:style-name="ce29" table:formula="of:=[.AN4]&amp;&quot;&quot;" office:value-type="string" office:string-value="▵" calcext:value-type="string">
            <text:p>▵</text:p>
          </table:table-cell>
          <table:table-cell table:style-name="ce29" table:formula="of:=[.AO4]&amp;&quot;&quot;" office:value-type="string" office:string-value="△" calcext:value-type="string">
            <text:p>△</text:p>
          </table:table-cell>
          <table:table-cell table:style-name="ce29" table:formula="of:=[.AP4]&amp;&quot;&quot;" office:value-type="string" office:string-value="▲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29" table:formula="of:=[.A5]&amp;&quot;&quot;" office:value-type="string" office:string-value="兵" calcext:value-type="string">
            <text:p>兵</text:p>
          </table:table-cell>
          <table:table-cell table:style-name="ce29" table:formula="of:=[.B5]&amp;&quot;&quot;" office:value-type="string" office:string-value="車" calcext:value-type="string">
            <text:p>車</text:p>
          </table:table-cell>
          <table:table-cell table:style-name="ce29" table:formula="of:=[.C5]&amp;&quot;&quot;" office:value-type="string" office:string-value="馬" calcext:value-type="string">
            <text:p>馬</text:p>
          </table:table-cell>
          <table:table-cell table:style-name="ce29" table:formula="of:=[.D5]&amp;&quot;&quot;" office:value-type="string" office:string-value="将" calcext:value-type="string">
            <text:p>将</text:p>
          </table:table-cell>
          <table:table-cell table:style-name="ce29" table:formula="of:=[.E5]&amp;&quot;&quot;" office:value-type="string" office:string-value="将" calcext:value-type="string">
            <text:p>将</text:p>
          </table:table-cell>
          <table:table-cell table:style-name="ce29" table:formula="of:=[.F5]&amp;&quot;&quot;" office:value-type="string" office:string-value="行" calcext:value-type="string">
            <text:p>行</text:p>
          </table:table-cell>
          <table:table-cell table:style-name="ce29" table:formula="of:=[.G5]&amp;&quot;&quot;" office:value-type="string" office:string-value="車" calcext:value-type="string">
            <text:p>車</text:p>
          </table:table-cell>
          <table:table-cell table:style-name="ce29" table:formula="of:=[.H5]&amp;&quot;&quot;" office:value-type="string" office:string-value="將" calcext:value-type="string">
            <text:p>將</text:p>
          </table:table-cell>
          <table:table-cell table:style-name="ce29" table:formula="of:=[.I5]&amp;&quot;&quot;" office:value-type="string" office:string-value="將" calcext:value-type="string">
            <text:p>將</text:p>
          </table:table-cell>
          <table:table-cell table:style-name="ce29" table:formula="of:=[.J5]&amp;&quot;&quot;" office:value-type="string" office:string-value="兵" calcext:value-type="string">
            <text:p>兵</text:p>
          </table:table-cell>
          <table:table-cell table:style-name="ce29" table:formula="of:=[.K5]&amp;&quot;&quot;" office:value-type="string" office:string-value="兵" calcext:value-type="string">
            <text:p>兵</text:p>
          </table:table-cell>
          <table:table-cell table:style-name="ce29" table:formula="of:=[.L5]&amp;&quot;&quot;" office:value-type="string" office:string-value="兵" calcext:value-type="string">
            <text:p>兵</text:p>
          </table:table-cell>
          <table:table-cell table:style-name="ce29" table:formula="of:=[.M5]&amp;&quot;&quot;" office:value-type="string" office:string-value="兵" calcext:value-type="string">
            <text:p>兵</text:p>
          </table:table-cell>
          <table:table-cell table:style-name="ce29" table:formula="of:=[.N5]&amp;&quot;&quot;" office:value-type="string" office:string-value="騎" calcext:value-type="string">
            <text:p>騎</text:p>
          </table:table-cell>
          <table:table-cell table:style-name="ce29" table:formula="of:=[.O5]&amp;&quot;&quot;" office:value-type="string" office:string-value="聖" calcext:value-type="string">
            <text:p>聖</text:p>
          </table:table-cell>
          <table:table-cell table:style-name="ce29" table:formula="of:=[.P5]&amp;&quot;&quot;" office:value-type="string" office:string-value="塔" calcext:value-type="string">
            <text:p>塔</text:p>
          </table:table-cell>
          <table:table-cell table:style-name="ce29" table:formula="of:=[.Q5]&amp;&quot;&quot;" office:value-type="string" office:string-value="后" calcext:value-type="string">
            <text:p>后</text:p>
          </table:table-cell>
          <table:table-cell table:style-name="ce29" table:formula="of:=[.R5]&amp;&quot;&quot;" office:value-type="string" office:string-value="王" calcext:value-type="string">
            <text:p>王</text:p>
          </table:table-cell>
          <table:table-cell table:style-name="ce29" table:formula="of:=[.S5]&amp;&quot;&quot;" office:value-type="string" office:string-value="王" calcext:value-type="string">
            <text:p>王</text:p>
          </table:table-cell>
          <table:table-cell table:style-name="ce29" table:formula="of:=[.T5]&amp;&quot;&quot;" office:value-type="string" office:string-value="卒" calcext:value-type="string">
            <text:p>卒</text:p>
          </table:table-cell>
          <table:table-cell table:style-name="ce29" table:formula="of:=[.U5]&amp;&quot;&quot;" office:value-type="string" office:string-value="炮" calcext:value-type="string">
            <text:p>炮</text:p>
          </table:table-cell>
          <table:table-cell table:style-name="ce29" table:formula="of:=[.V5]&amp;&quot;&quot;" office:value-type="string" office:string-value="傌" calcext:value-type="string">
            <text:p>傌</text:p>
          </table:table-cell>
          <table:table-cell table:style-name="ce29" table:formula="of:=[.W5]&amp;&quot;&quot;" office:value-type="string" office:string-value="相" calcext:value-type="string">
            <text:p>相</text:p>
          </table:table-cell>
          <table:table-cell table:style-name="ce29" table:formula="of:=[.X5]&amp;&quot;&quot;" office:value-type="string" office:string-value="俥" calcext:value-type="string">
            <text:p>俥</text:p>
          </table:table-cell>
          <table:table-cell table:style-name="ce29" table:formula="of:=[.Y5]&amp;&quot;&quot;" office:value-type="string" office:string-value="仕" calcext:value-type="string">
            <text:p>仕</text:p>
          </table:table-cell>
          <table:table-cell table:style-name="ce29" table:formula="of:=[.Z5]&amp;&quot;&quot;" office:value-type="string" office:string-value="帥" calcext:value-type="string">
            <text:p>帥</text:p>
          </table:table-cell>
          <table:table-cell table:style-name="ce29" table:formula="of:=[.AA5]&amp;&quot;&quot;" office:value-type="string" office:string-value="將" calcext:value-type="string">
            <text:p>將</text:p>
          </table:table-cell>
          <table:table-cell table:style-name="ce29" table:formula="of:=[.AB5]&amp;&quot;&quot;" office:value-type="string" office:string-value="卆" calcext:value-type="string">
            <text:p>卆</text:p>
          </table:table-cell>
          <table:table-cell table:style-name="ce29" table:formula="of:=[.AC5]&amp;&quot;&quot;" office:value-type="string" office:string-value="包" calcext:value-type="string">
            <text:p>包</text:p>
          </table:table-cell>
          <table:table-cell table:style-name="ce29" table:formula="of:=[.AD5]&amp;&quot;&quot;" office:value-type="string" office:string-value="马" calcext:value-type="string">
            <text:p>马</text:p>
          </table:table-cell>
          <table:table-cell table:style-name="ce29" table:formula="of:=[.AE5]&amp;&quot;&quot;" office:value-type="string" office:string-value="象" calcext:value-type="string">
            <text:p>象</text:p>
          </table:table-cell>
          <table:table-cell table:style-name="ce29" table:formula="of:=[.AF5]&amp;&quot;&quot;" office:value-type="string" office:string-value="車" calcext:value-type="string">
            <text:p>車</text:p>
          </table:table-cell>
          <table:table-cell table:style-name="ce29" table:formula="of:=[.AG5]&amp;&quot;&quot;" office:value-type="string" office:string-value="士" calcext:value-type="string">
            <text:p>士</text:p>
          </table:table-cell>
          <table:table-cell table:style-name="ce29" table:formula="of:=[.AH5]&amp;&quot;&quot;" office:value-type="string" office:string-value="楚" calcext:value-type="string">
            <text:p>楚</text:p>
          </table:table-cell>
          <table:table-cell table:style-name="ce29" table:formula="of:=[.AI5]&amp;&quot;&quot;" office:value-type="string" office:string-value="漢" calcext:value-type="string">
            <text:p>漢</text:p>
          </table:table-cell>
          <table:table-cell table:style-name="ce29" table:formula="of:=[.AJ5]&amp;&quot;&quot;" office:value-type="string" office:string-value="貝" calcext:value-type="string">
            <text:p>貝</text:p>
          </table:table-cell>
          <table:table-cell table:style-name="ce29" table:formula="of:=[.AK5]&amp;&quot;&quot;" office:value-type="string" office:string-value="瑪" calcext:value-type="string">
            <text:p>瑪</text:p>
          </table:table-cell>
          <table:table-cell table:style-name="ce29" table:formula="of:=[.AL5]&amp;&quot;&quot;" office:value-type="string" office:string-value="根" calcext:value-type="string">
            <text:p>根</text:p>
          </table:table-cell>
          <table:table-cell table:style-name="ce29" table:formula="of:=[.AM5]&amp;&quot;&quot;" office:value-type="string" office:string-value="船" calcext:value-type="string">
            <text:p>船</text:p>
          </table:table-cell>
          <table:table-cell table:style-name="ce29" table:formula="of:=[.AN5]&amp;&quot;&quot;" office:value-type="string" office:string-value="種" calcext:value-type="string">
            <text:p>種</text:p>
          </table:table-cell>
          <table:table-cell table:style-name="ce29" table:formula="of:=[.AO5]&amp;&quot;&quot;" office:value-type="string" office:string-value="君" calcext:value-type="string">
            <text:p>君</text:p>
          </table:table-cell>
          <table:table-cell table:style-name="ce29" table:formula="of:=[.AP5]&amp;&quot;&quot;" office:value-type="string" office:string-value="君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9" table:formula="of:=[.A6]&amp;&quot;&quot;">
            <text:p/>
          </table:table-cell>
          <table:table-cell table:style-name="ce29" table:formula="of:=[.B6]&amp;&quot;&quot;">
            <text:p/>
          </table:table-cell>
          <table:table-cell table:style-name="ce29" table:formula="of:=[.C6]&amp;&quot;&quot;">
            <text:p/>
          </table:table-cell>
          <table:table-cell table:style-name="ce29" table:formula="of:=[.D6]&amp;&quot;&quot;">
            <text:p/>
          </table:table-cell>
          <table:table-cell table:style-name="ce29" table:formula="of:=[.E6]&amp;&quot;&quot;">
            <text:p/>
          </table:table-cell>
          <table:table-cell table:style-name="ce29" table:formula="of:=[.F6]&amp;&quot;&quot;" office:value-type="string" office:string-value="龍" calcext:value-type="string">
            <text:p>龍</text:p>
          </table:table-cell>
          <table:table-cell table:style-name="ce29" table:formula="of:=[.G6]&amp;&quot;&quot;" office:value-type="string" office:string-value="龍" calcext:value-type="string">
            <text:p>龍</text:p>
          </table:table-cell>
          <table:table-cell table:style-name="ce29" table:formula="of:=[.H6]&amp;&quot;&quot;">
            <text:p/>
          </table:table-cell>
          <table:table-cell table:style-name="ce29" table:formula="of:=[.I6]&amp;&quot;&quot;">
            <text:p/>
          </table:table-cell>
          <table:table-cell table:style-name="ce29" table:formula="of:=[.J6]&amp;&quot;&quot;" office:value-type="string" office:string-value="♘" calcext:value-type="string">
            <text:p>♘</text:p>
          </table:table-cell>
          <table:table-cell table:style-name="ce29" table:formula="of:=[.K6]&amp;&quot;&quot;" office:value-type="string" office:string-value="♗" calcext:value-type="string">
            <text:p>♗</text:p>
          </table:table-cell>
          <table:table-cell table:style-name="ce29" table:formula="of:=[.L6]&amp;&quot;&quot;" office:value-type="string" office:string-value="♖" calcext:value-type="string">
            <text:p>♖</text:p>
          </table:table-cell>
          <table:table-cell table:style-name="ce29" table:formula="of:=[.M6]&amp;&quot;&quot;" office:value-type="string" office:string-value="♕" calcext:value-type="string">
            <text:p>♕</text:p>
          </table:table-cell>
          <table:table-cell table:style-name="ce29" table:formula="of:=[.N6]&amp;&quot;&quot;">
            <text:p/>
          </table:table-cell>
          <table:table-cell table:style-name="ce29" table:formula="of:=[.O6]&amp;&quot;&quot;">
            <text:p/>
          </table:table-cell>
          <table:table-cell table:style-name="ce29" table:formula="of:=[.P6]&amp;&quot;&quot;">
            <text:p/>
          </table:table-cell>
          <table:table-cell table:style-name="ce29" table:formula="of:=[.Q6]&amp;&quot;&quot;">
            <text:p/>
          </table:table-cell>
          <table:table-cell table:style-name="ce29" table:formula="of:=[.R6]&amp;&quot;&quot;">
            <text:p/>
          </table:table-cell>
          <table:table-cell table:style-name="ce29" table:formula="of:=[.S6]&amp;&quot;&quot;">
            <text:p/>
          </table:table-cell>
          <table:table-cell table:style-name="ce29" table:formula="of:=[.T6]&amp;&quot;&quot;" office:value-type="string" office:string-value="⊖" calcext:value-type="string">
            <text:p>⊖</text:p>
          </table:table-cell>
          <table:table-cell table:style-name="ce29" table:formula="of:=[.U6]&amp;&quot;&quot;">
            <text:p/>
          </table:table-cell>
          <table:table-cell table:style-name="ce29" table:formula="of:=[.V6]&amp;&quot;&quot;">
            <text:p/>
          </table:table-cell>
          <table:table-cell table:style-name="ce29" table:formula="of:=[.W6]&amp;&quot;&quot;">
            <text:p/>
          </table:table-cell>
          <table:table-cell table:style-name="ce29" table:formula="of:=[.X6]&amp;&quot;&quot;">
            <text:p/>
          </table:table-cell>
          <table:table-cell table:style-name="ce29" table:formula="of:=[.Y6]&amp;&quot;&quot;">
            <text:p/>
          </table:table-cell>
          <table:table-cell table:style-name="ce29" table:formula="of:=[.Z6]&amp;&quot;&quot;">
            <text:p/>
          </table:table-cell>
          <table:table-cell table:style-name="ce29" table:formula="of:=[.AA6]&amp;&quot;&quot;">
            <text:p/>
          </table:table-cell>
          <table:table-cell table:style-name="ce29" table:formula="of:=[.AB6]&amp;&quot;&quot;">
            <text:p/>
          </table:table-cell>
          <table:table-cell table:style-name="ce29" table:formula="of:=[.AC6]&amp;&quot;&quot;">
            <text:p/>
          </table:table-cell>
          <table:table-cell table:style-name="ce29" table:formula="of:=[.AD6]&amp;&quot;&quot;">
            <text:p/>
          </table:table-cell>
          <table:table-cell table:style-name="ce29" table:formula="of:=[.AE6]&amp;&quot;&quot;">
            <text:p/>
          </table:table-cell>
          <table:table-cell table:style-name="ce29" table:formula="of:=[.AF6]&amp;&quot;&quot;">
            <text:p/>
          </table:table-cell>
          <table:table-cell table:style-name="ce29" table:formula="of:=[.AG6]&amp;&quot;&quot;">
            <text:p/>
          </table:table-cell>
          <table:table-cell table:style-name="ce29" table:formula="of:=[.AH6]&amp;&quot;&quot;">
            <text:p/>
          </table:table-cell>
          <table:table-cell table:style-name="ce29" table:formula="of:=[.AI6]&amp;&quot;&quot;">
            <text:p/>
          </table:table-cell>
          <table:table-cell table:style-name="ce29" table:formula="of:=[.AJ6]&amp;&quot;&quot;" office:value-type="string" office:string-value="⛂" calcext:value-type="string">
            <text:p>⛂</text:p>
          </table:table-cell>
          <table:table-cell table:style-name="ce29" table:formula="of:=[.AK6]&amp;&quot;&quot;">
            <text:p/>
          </table:table-cell>
          <table:table-cell table:style-name="ce29" table:formula="of:=[.AL6]&amp;&quot;&quot;">
            <text:p/>
          </table:table-cell>
          <table:table-cell table:style-name="ce29" table:formula="of:=[.AM6]&amp;&quot;&quot;">
            <text:p/>
          </table:table-cell>
          <table:table-cell table:style-name="ce29" table:formula="of:=[.AN6]&amp;&quot;&quot;">
            <text:p/>
          </table:table-cell>
          <table:table-cell table:style-name="ce29" table:formula="of:=[.AO6]&amp;&quot;&quot;">
            <text:p/>
          </table:table-cell>
          <table:table-cell table:style-name="ce29" table:formula="of:=[.AP6]&amp;&quot;&quot;">
            <text:p/>
          </table:table-cell>
          <table:table-cell table:number-columns-repeated="982"/>
        </table:table-row>
        <table:table-row table:style-name="ro7">
          <table:table-cell table:style-name="ce29" table:formula="of:=[.A7]&amp;&quot;&quot;" office:value-type="string" office:string-value="と" calcext:value-type="string">
            <text:p>と</text:p>
          </table:table-cell>
          <table:table-cell table:style-name="ce29" table:formula="of:=[.B7]&amp;&quot;&quot;" office:value-type="string" office:string-value="仝" calcext:value-type="string">
            <text:p>仝</text:p>
          </table:table-cell>
          <table:table-cell table:style-name="ce29" table:formula="of:=[.C7]&amp;&quot;&quot;" office:value-type="string" office:string-value="今" calcext:value-type="string">
            <text:p>今</text:p>
          </table:table-cell>
          <table:table-cell table:style-name="ce29" table:formula="of:=[.D7]&amp;&quot;&quot;" office:value-type="string" office:string-value="全" calcext:value-type="string">
            <text:p>全</text:p>
          </table:table-cell>
          <table:table-cell table:style-name="ce29" table:formula="of:=[.E7]&amp;&quot;&quot;">
            <text:p/>
          </table:table-cell>
          <table:table-cell table:style-name="ce29" table:formula="of:=[.F7]&amp;&quot;&quot;" office:value-type="string" office:string-value="馬" calcext:value-type="string">
            <text:p>馬</text:p>
          </table:table-cell>
          <table:table-cell table:style-name="ce29" table:formula="of:=[.G7]&amp;&quot;&quot;" office:value-type="string" office:string-value="王" calcext:value-type="string">
            <text:p>王</text:p>
          </table:table-cell>
          <table:table-cell table:style-name="ce29" table:formula="of:=[.H7]&amp;&quot;&quot;">
            <text:p/>
          </table:table-cell>
          <table:table-cell table:style-name="ce29" table:formula="of:=[.I7]&amp;&quot;&quot;">
            <text:p/>
          </table:table-cell>
          <table:table-cell table:style-name="ce29" table:formula="of:=[.J7]&amp;&quot;&quot;" office:value-type="string" office:string-value="騏" calcext:value-type="string">
            <text:p>騏</text:p>
          </table:table-cell>
          <table:table-cell table:style-name="ce29" table:formula="of:=[.K7]&amp;&quot;&quot;" office:value-type="string" office:string-value="僧" calcext:value-type="string">
            <text:p>僧</text:p>
          </table:table-cell>
          <table:table-cell table:style-name="ce29" table:formula="of:=[.L7]&amp;&quot;&quot;" office:value-type="string" office:string-value="城" calcext:value-type="string">
            <text:p>城</text:p>
          </table:table-cell>
          <table:table-cell table:style-name="ce29" table:formula="of:=[.M7]&amp;&quot;&quot;" office:value-type="string" office:string-value="妃" calcext:value-type="string">
            <text:p>妃</text:p>
          </table:table-cell>
          <table:table-cell table:style-name="ce29" table:formula="of:=[.N7]&amp;&quot;&quot;">
            <text:p/>
          </table:table-cell>
          <table:table-cell table:style-name="ce29" table:formula="of:=[.O7]&amp;&quot;&quot;">
            <text:p/>
          </table:table-cell>
          <table:table-cell table:style-name="ce29" table:formula="of:=[.P7]&amp;&quot;&quot;">
            <text:p/>
          </table:table-cell>
          <table:table-cell table:style-name="ce29" table:formula="of:=[.Q7]&amp;&quot;&quot;">
            <text:p/>
          </table:table-cell>
          <table:table-cell table:style-name="ce29" table:formula="of:=[.R7]&amp;&quot;&quot;">
            <text:p/>
          </table:table-cell>
          <table:table-cell table:style-name="ce29" table:formula="of:=[.S7]&amp;&quot;&quot;">
            <text:p/>
          </table:table-cell>
          <table:table-cell table:style-name="ce29" table:formula="of:=[.T7]&amp;&quot;&quot;" office:value-type="string" office:string-value="率" calcext:value-type="string">
            <text:p>率</text:p>
          </table:table-cell>
          <table:table-cell table:style-name="ce29" table:formula="of:=[.U7]&amp;&quot;&quot;">
            <text:p/>
          </table:table-cell>
          <table:table-cell table:style-name="ce29" table:formula="of:=[.V7]&amp;&quot;&quot;">
            <text:p/>
          </table:table-cell>
          <table:table-cell table:style-name="ce29" table:formula="of:=[.W7]&amp;&quot;&quot;">
            <text:p/>
          </table:table-cell>
          <table:table-cell table:style-name="ce29" table:formula="of:=[.X7]&amp;&quot;&quot;">
            <text:p/>
          </table:table-cell>
          <table:table-cell table:style-name="ce29" table:formula="of:=[.Y7]&amp;&quot;&quot;">
            <text:p/>
          </table:table-cell>
          <table:table-cell table:style-name="ce29" table:formula="of:=[.Z7]&amp;&quot;&quot;">
            <text:p/>
          </table:table-cell>
          <table:table-cell table:style-name="ce29" table:formula="of:=[.AA7]&amp;&quot;&quot;">
            <text:p/>
          </table:table-cell>
          <table:table-cell table:style-name="ce29" table:formula="of:=[.AB7]&amp;&quot;&quot;">
            <text:p/>
          </table:table-cell>
          <table:table-cell table:style-name="ce29" table:formula="of:=[.AC7]&amp;&quot;&quot;">
            <text:p/>
          </table:table-cell>
          <table:table-cell table:style-name="ce29" table:formula="of:=[.AD7]&amp;&quot;&quot;">
            <text:p/>
          </table:table-cell>
          <table:table-cell table:style-name="ce29" table:formula="of:=[.AE7]&amp;&quot;&quot;">
            <text:p/>
          </table:table-cell>
          <table:table-cell table:style-name="ce29" table:formula="of:=[.AF7]&amp;&quot;&quot;">
            <text:p/>
          </table:table-cell>
          <table:table-cell table:style-name="ce29" table:formula="of:=[.AG7]&amp;&quot;&quot;">
            <text:p/>
          </table:table-cell>
          <table:table-cell table:style-name="ce29" table:formula="of:=[.AH7]&amp;&quot;&quot;">
            <text:p/>
          </table:table-cell>
          <table:table-cell table:style-name="ce29" table:formula="of:=[.AI7]&amp;&quot;&quot;">
            <text:p/>
          </table:table-cell>
          <table:table-cell table:style-name="ce29" table:formula="of:=[.AJ7]&amp;&quot;&quot;" office:value-type="string" office:string-value="貴" calcext:value-type="string">
            <text:p>貴</text:p>
          </table:table-cell>
          <table:table-cell table:style-name="ce29" table:formula="of:=[.AK7]&amp;&quot;&quot;">
            <text:p/>
          </table:table-cell>
          <table:table-cell table:style-name="ce29" table:formula="of:=[.AL7]&amp;&quot;&quot;">
            <text:p/>
          </table:table-cell>
          <table:table-cell table:style-name="ce29" table:formula="of:=[.AM7]&amp;&quot;&quot;">
            <text:p/>
          </table:table-cell>
          <table:table-cell table:style-name="ce29" table:formula="of:=[.AN7]&amp;&quot;&quot;">
            <text:p/>
          </table:table-cell>
          <table:table-cell table:style-name="ce29" table:formula="of:=[.AO7]&amp;&quot;&quot;">
            <text:p/>
          </table:table-cell>
          <table:table-cell table:style-name="ce29" table:formula="of:=[.AP7]&amp;&quot;&quot;">
            <text:p/>
          </table:table-cell>
          <table:table-cell table:number-columns-repeated="982"/>
        </table:table-row>
        <table:table-row table:style-name="ro7">
          <table:table-cell table:style-name="ce30" table:formula="of:=[.A8]&amp;&quot;&quot;">
            <text:p/>
          </table:table-cell>
          <table:table-cell table:style-name="ce30" table:formula="of:=[.B8]&amp;&quot;&quot;">
            <text:p/>
          </table:table-cell>
          <table:table-cell table:style-name="ce30" table:formula="of:=[.C8]&amp;&quot;&quot;">
            <text:p/>
          </table:table-cell>
          <table:table-cell table:style-name="ce30" table:formula="of:=[.D8]&amp;&quot;&quot;">
            <text:p/>
          </table:table-cell>
          <table:table-cell table:style-name="ce30" table:formula="of:=[.E8]&amp;&quot;&quot;">
            <text:p/>
          </table:table-cell>
          <table:table-cell table:style-name="ce30" table:formula="of:=[.F8]&amp;&quot;&quot;">
            <text:p/>
          </table:table-cell>
          <table:table-cell table:style-name="ce30" table:formula="of:=[.G8]&amp;&quot;&quot;">
            <text:p/>
          </table:table-cell>
          <table:table-cell table:style-name="ce30" table:formula="of:=[.H8]&amp;&quot;&quot;">
            <text:p/>
          </table:table-cell>
          <table:table-cell table:style-name="ce30" table:formula="of:=[.I8]&amp;&quot;&quot;">
            <text:p/>
          </table:table-cell>
          <table:table-cell table:style-name="ce30" table:formula="of:=[.J8]&amp;&quot;&quot;">
            <text:p/>
          </table:table-cell>
          <table:table-cell table:style-name="ce30" table:formula="of:=[.K8]&amp;&quot;&quot;">
            <text:p/>
          </table:table-cell>
          <table:table-cell table:style-name="ce30" table:formula="of:=[.L8]&amp;&quot;&quot;">
            <text:p/>
          </table:table-cell>
          <table:table-cell table:style-name="ce30" table:formula="of:=[.M8]&amp;&quot;&quot;">
            <text:p/>
          </table:table-cell>
          <table:table-cell table:style-name="ce30" table:formula="of:=[.N8]&amp;&quot;&quot;">
            <text:p/>
          </table:table-cell>
          <table:table-cell table:style-name="ce30" table:formula="of:=[.O8]&amp;&quot;&quot;">
            <text:p/>
          </table:table-cell>
          <table:table-cell table:style-name="ce30" table:formula="of:=[.P8]&amp;&quot;&quot;">
            <text:p/>
          </table:table-cell>
          <table:table-cell table:style-name="ce30" table:formula="of:=[.Q8]&amp;&quot;&quot;">
            <text:p/>
          </table:table-cell>
          <table:table-cell table:style-name="ce30" table:formula="of:=[.R8]&amp;&quot;&quot;">
            <text:p/>
          </table:table-cell>
          <table:table-cell table:style-name="ce30" table:formula="of:=[.S8]&amp;&quot;&quot;">
            <text:p/>
          </table:table-cell>
          <table:table-cell table:style-name="ce30" table:formula="of:=[.T8]&amp;&quot;&quot;">
            <text:p/>
          </table:table-cell>
          <table:table-cell table:style-name="ce30" table:formula="of:=[.U8]&amp;&quot;&quot;">
            <text:p/>
          </table:table-cell>
          <table:table-cell table:style-name="ce30" table:formula="of:=[.V8]&amp;&quot;&quot;">
            <text:p/>
          </table:table-cell>
          <table:table-cell table:style-name="ce30" table:formula="of:=[.W8]&amp;&quot;&quot;">
            <text:p/>
          </table:table-cell>
          <table:table-cell table:style-name="ce30" table:formula="of:=[.X8]&amp;&quot;&quot;">
            <text:p/>
          </table:table-cell>
          <table:table-cell table:style-name="ce30" table:formula="of:=[.Y8]&amp;&quot;&quot;">
            <text:p/>
          </table:table-cell>
          <table:table-cell table:style-name="ce30" table:formula="of:=[.Z8]&amp;&quot;&quot;">
            <text:p/>
          </table:table-cell>
          <table:table-cell table:style-name="ce30" table:formula="of:=[.AA8]&amp;&quot;&quot;">
            <text:p/>
          </table:table-cell>
          <table:table-cell table:style-name="ce30" table:formula="of:=[.AB8]&amp;&quot;&quot;">
            <text:p/>
          </table:table-cell>
          <table:table-cell table:style-name="ce30" table:formula="of:=[.AC8]&amp;&quot;&quot;">
            <text:p/>
          </table:table-cell>
          <table:table-cell table:style-name="ce30" table:formula="of:=[.AD8]&amp;&quot;&quot;">
            <text:p/>
          </table:table-cell>
          <table:table-cell table:style-name="ce30" table:formula="of:=[.AE8]&amp;&quot;&quot;">
            <text:p/>
          </table:table-cell>
          <table:table-cell table:style-name="ce30" table:formula="of:=[.AF8]&amp;&quot;&quot;">
            <text:p/>
          </table:table-cell>
          <table:table-cell table:style-name="ce30" table:formula="of:=[.AG8]&amp;&quot;&quot;">
            <text:p/>
          </table:table-cell>
          <table:table-cell table:style-name="ce30" table:formula="of:=[.AH8]&amp;&quot;&quot;">
            <text:p/>
          </table:table-cell>
          <table:table-cell table:style-name="ce30" table:formula="of:=[.AI8]&amp;&quot;&quot;">
            <text:p/>
          </table:table-cell>
          <table:table-cell table:style-name="ce30" table:formula="of:=[.AJ8]&amp;&quot;&quot;">
            <text:p/>
          </table:table-cell>
          <table:table-cell table:style-name="ce30" table:formula="of:=[.AK8]&amp;&quot;&quot;">
            <text:p/>
          </table:table-cell>
          <table:table-cell table:style-name="ce30" table:formula="of:=[.AL8]&amp;&quot;&quot;">
            <text:p/>
          </table:table-cell>
          <table:table-cell table:style-name="ce30" table:formula="of:=[.AM8]&amp;&quot;&quot;">
            <text:p/>
          </table:table-cell>
          <table:table-cell table:style-name="ce30" table:formula="of:=[.AN8]&amp;&quot;&quot;">
            <text:p/>
          </table:table-cell>
          <table:table-cell table:style-name="ce30" table:formula="of:=[.AO8]&amp;&quot;&quot;">
            <text:p/>
          </table:table-cell>
          <table:table-cell table:style-name="ce30" table:formula="of:=[.AP8]&amp;&quot;&quot;">
            <text:p/>
          </table:table-cell>
          <table:table-cell table:number-columns-repeated="982"/>
        </table:table-row>
        <table:table-row table:style-name="ro7">
          <table:table-cell table:style-name="ce31" table:formula="of:=[.A9]&amp;&quot;&quot;" office:value-type="string" office:string-value="歩" calcext:value-type="string">
            <text:p>歩</text:p>
          </table:table-cell>
          <table:table-cell table:style-name="ce31" table:formula="of:=[.B9]&amp;&quot;&quot;" office:value-type="string" office:string-value="香" calcext:value-type="string">
            <text:p>香</text:p>
          </table:table-cell>
          <table:table-cell table:style-name="ce31" table:formula="of:=[.C9]&amp;&quot;&quot;" office:value-type="string" office:string-value="桂" calcext:value-type="string">
            <text:p>桂</text:p>
          </table:table-cell>
          <table:table-cell table:style-name="ce31" table:formula="of:=[.D9]&amp;&quot;&quot;" office:value-type="string" office:string-value="銀" calcext:value-type="string">
            <text:p>銀</text:p>
          </table:table-cell>
          <table:table-cell table:style-name="ce31" table:formula="of:=[.E9]&amp;&quot;&quot;" office:value-type="string" office:string-value="金" calcext:value-type="string">
            <text:p>金</text:p>
          </table:table-cell>
          <table:table-cell table:style-name="ce31" table:formula="of:=[.F9]&amp;&quot;&quot;" office:value-type="string" office:string-value="角" calcext:value-type="string">
            <text:p>角</text:p>
          </table:table-cell>
          <table:table-cell table:style-name="ce31" table:formula="of:=[.G9]&amp;&quot;&quot;" office:value-type="string" office:string-value="飛" calcext:value-type="string">
            <text:p>飛</text:p>
          </table:table-cell>
          <table:table-cell table:style-name="ce31" table:formula="of:=[.H9]&amp;&quot;&quot;" office:value-type="string" office:string-value="玉" calcext:value-type="string">
            <text:p>玉</text:p>
          </table:table-cell>
          <table:table-cell table:style-name="ce31" table:formula="of:=[.I9]&amp;&quot;&quot;" office:value-type="string" office:string-value="王" calcext:value-type="string">
            <text:p>王</text:p>
          </table:table-cell>
          <table:table-cell table:style-name="ce41" table:formula="of:=[.J9]&amp;&quot;&quot;" office:value-type="string" office:string-value="♟" calcext:value-type="string">
            <text:p>♟</text:p>
          </table:table-cell>
          <table:table-cell table:style-name="ce41" table:formula="of:=[.K9]&amp;&quot;&quot;" office:value-type="string" office:string-value="♟" calcext:value-type="string">
            <text:p>♟</text:p>
          </table:table-cell>
          <table:table-cell table:style-name="ce41" table:formula="of:=[.L9]&amp;&quot;&quot;" office:value-type="string" office:string-value="♟" calcext:value-type="string">
            <text:p>♟</text:p>
          </table:table-cell>
          <table:table-cell table:style-name="ce41" table:formula="of:=[.M9]&amp;&quot;&quot;" office:value-type="string" office:string-value="♟" calcext:value-type="string">
            <text:p>♟</text:p>
          </table:table-cell>
          <table:table-cell table:style-name="ce41" table:formula="of:=[.N9]&amp;&quot;&quot;" office:value-type="string" office:string-value="♞" calcext:value-type="string">
            <text:p>♞</text:p>
          </table:table-cell>
          <table:table-cell table:style-name="ce41" table:formula="of:=[.O9]&amp;&quot;&quot;" office:value-type="string" office:string-value="♝" calcext:value-type="string">
            <text:p>♝</text:p>
          </table:table-cell>
          <table:table-cell table:style-name="ce41" table:formula="of:=[.P9]&amp;&quot;&quot;" office:value-type="string" office:string-value="♜" calcext:value-type="string">
            <text:p>♜</text:p>
          </table:table-cell>
          <table:table-cell table:style-name="ce41" table:formula="of:=[.Q9]&amp;&quot;&quot;" office:value-type="string" office:string-value="♛" calcext:value-type="string">
            <text:p>♛</text:p>
          </table:table-cell>
          <table:table-cell table:style-name="ce41" table:formula="of:=[.R9]&amp;&quot;&quot;" office:value-type="string" office:string-value="♚" calcext:value-type="string">
            <text:p>♚</text:p>
          </table:table-cell>
          <table:table-cell table:style-name="ce29" table:formula="of:=[.S9]&amp;&quot;&quot;" office:value-type="string" office:string-value="♔" calcext:value-type="string">
            <text:p>♔</text:p>
          </table:table-cell>
          <table:table-cell table:style-name="ce46" table:formula="of:=[.T9]&amp;&quot;&quot;" office:value-type="string" office:string-value="○" calcext:value-type="string">
            <text:p>○</text:p>
          </table:table-cell>
          <table:table-cell table:style-name="ce46" table:formula="of:=[.U9]&amp;&quot;&quot;" office:value-type="string" office:string-value="○" calcext:value-type="string">
            <text:p>○</text:p>
          </table:table-cell>
          <table:table-cell table:style-name="ce46" table:formula="of:=[.V9]&amp;&quot;&quot;" office:value-type="string" office:string-value="○" calcext:value-type="string">
            <text:p>○</text:p>
          </table:table-cell>
          <table:table-cell table:style-name="ce46" table:formula="of:=[.W9]&amp;&quot;&quot;" office:value-type="string" office:string-value="○" calcext:value-type="string">
            <text:p>○</text:p>
          </table:table-cell>
          <table:table-cell table:style-name="ce46" table:formula="of:=[.X9]&amp;&quot;&quot;" office:value-type="string" office:string-value="○" calcext:value-type="string">
            <text:p>○</text:p>
          </table:table-cell>
          <table:table-cell table:style-name="ce46" table:formula="of:=[.Y9]&amp;&quot;&quot;" office:value-type="string" office:string-value="○" calcext:value-type="string">
            <text:p>○</text:p>
          </table:table-cell>
          <table:table-cell table:style-name="ce46" table:formula="of:=[.Z9]&amp;&quot;&quot;" office:value-type="string" office:string-value="⊕" calcext:value-type="string">
            <text:p>⊕</text:p>
          </table:table-cell>
          <table:table-cell table:style-name="ce46" table:formula="of:=[.AA9]&amp;&quot;&quot;" office:value-type="string" office:string-value="⊕" calcext:value-type="string">
            <text:p>⊕</text:p>
          </table:table-cell>
          <table:table-cell table:style-name="ce48" table:formula="of:=[.AB9]&amp;&quot;&quot;" office:value-type="string" office:string-value="⬡" calcext:value-type="string">
            <text:p>⬡</text:p>
          </table:table-cell>
          <table:table-cell table:style-name="ce48" table:formula="of:=[.AC9]&amp;&quot;&quot;" office:value-type="string" office:string-value="⬡" calcext:value-type="string">
            <text:p>⬡</text:p>
          </table:table-cell>
          <table:table-cell table:style-name="ce48" table:formula="of:=[.AD9]&amp;&quot;&quot;" office:value-type="string" office:string-value="⬡" calcext:value-type="string">
            <text:p>⬡</text:p>
          </table:table-cell>
          <table:table-cell table:style-name="ce48" table:formula="of:=[.AE9]&amp;&quot;&quot;" office:value-type="string" office:string-value="⬡" calcext:value-type="string">
            <text:p>⬡</text:p>
          </table:table-cell>
          <table:table-cell table:style-name="ce48" table:formula="of:=[.AF9]&amp;&quot;&quot;" office:value-type="string" office:string-value="⬡" calcext:value-type="string">
            <text:p>⬡</text:p>
          </table:table-cell>
          <table:table-cell table:style-name="ce48" table:formula="of:=[.AG9]&amp;&quot;&quot;" office:value-type="string" office:string-value="⬡" calcext:value-type="string">
            <text:p>⬡</text:p>
          </table:table-cell>
          <table:table-cell table:style-name="ce48" table:formula="of:=[.AH9]&amp;&quot;&quot;" office:value-type="string" office:string-value="⏣" calcext:value-type="string">
            <text:p>⏣</text:p>
          </table:table-cell>
          <table:table-cell table:style-name="ce48" table:formula="of:=[.AI9]&amp;&quot;&quot;" office:value-type="string" office:string-value="⏣" calcext:value-type="string">
            <text:p>⏣</text:p>
          </table:table-cell>
          <table:table-cell table:style-name="ce50" table:formula="of:=[.AJ9]&amp;&quot;&quot;" office:value-type="string" office:string-value="⛀" calcext:value-type="string">
            <text:p>⛀</text:p>
          </table:table-cell>
          <table:table-cell table:style-name="ce50" table:formula="of:=[.AK9]&amp;&quot;&quot;" office:value-type="string" office:string-value="🐴" calcext:value-type="string">
            <text:p>🐴</text:p>
          </table:table-cell>
          <table:table-cell table:style-name="ce50" table:formula="of:=[.AL9]&amp;&quot;&quot;" office:value-type="string" office:string-value="Δ" calcext:value-type="string">
            <text:p>Δ</text:p>
          </table:table-cell>
          <table:table-cell table:style-name="ce50" table:formula="of:=[.AM9]&amp;&quot;&quot;" office:value-type="string" office:string-value="⌓" calcext:value-type="string">
            <text:p>⌓</text:p>
          </table:table-cell>
          <table:table-cell table:style-name="ce50" table:formula="of:=[.AN9]&amp;&quot;&quot;" office:value-type="string" office:string-value="▵" calcext:value-type="string">
            <text:p>▵</text:p>
          </table:table-cell>
          <table:table-cell table:style-name="ce50" table:formula="of:=[.AO9]&amp;&quot;&quot;" office:value-type="string" office:string-value="△" calcext:value-type="string">
            <text:p>△</text:p>
          </table:table-cell>
          <table:table-cell table:style-name="ce50" table:formula="of:=[.AP9]&amp;&quot;&quot;" office:value-type="string" office:string-value="▲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31" table:formula="of:=[.A10]&amp;&quot;&quot;" office:value-type="string" office:string-value="兵" calcext:value-type="string">
            <text:p>兵</text:p>
          </table:table-cell>
          <table:table-cell table:style-name="ce31" table:formula="of:=[.B10]&amp;&quot;&quot;" office:value-type="string" office:string-value="車" calcext:value-type="string">
            <text:p>車</text:p>
          </table:table-cell>
          <table:table-cell table:style-name="ce32" table:formula="of:=[.C10]&amp;&quot;&quot;" office:value-type="string" office:string-value="馬" calcext:value-type="string">
            <text:p>馬</text:p>
          </table:table-cell>
          <table:table-cell table:style-name="ce32" table:formula="of:=[.D10]&amp;&quot;&quot;" office:value-type="string" office:string-value="将" calcext:value-type="string">
            <text:p>将</text:p>
          </table:table-cell>
          <table:table-cell table:style-name="ce32" table:formula="of:=[.E10]&amp;&quot;&quot;" office:value-type="string" office:string-value="将" calcext:value-type="string">
            <text:p>将</text:p>
          </table:table-cell>
          <table:table-cell table:style-name="ce32" table:formula="of:=[.F10]&amp;&quot;&quot;" office:value-type="string" office:string-value="行" calcext:value-type="string">
            <text:p>行</text:p>
          </table:table-cell>
          <table:table-cell table:style-name="ce32" table:formula="of:=[.G10]&amp;&quot;&quot;" office:value-type="string" office:string-value="車" calcext:value-type="string">
            <text:p>車</text:p>
          </table:table-cell>
          <table:table-cell table:style-name="ce32" table:formula="of:=[.H10]&amp;&quot;&quot;" office:value-type="string" office:string-value="將" calcext:value-type="string">
            <text:p>將</text:p>
          </table:table-cell>
          <table:table-cell table:style-name="ce32" table:formula="of:=[.I10]&amp;&quot;&quot;" office:value-type="string" office:string-value="將" calcext:value-type="string">
            <text:p>將</text:p>
          </table:table-cell>
          <table:table-cell table:style-name="ce42" table:formula="of:=[.J10]&amp;&quot;&quot;" office:value-type="string" office:string-value="兵" calcext:value-type="string">
            <text:p>兵</text:p>
          </table:table-cell>
          <table:table-cell table:style-name="ce42" table:formula="of:=[.K10]&amp;&quot;&quot;" office:value-type="string" office:string-value="兵" calcext:value-type="string">
            <text:p>兵</text:p>
          </table:table-cell>
          <table:table-cell table:style-name="ce42" table:formula="of:=[.L10]&amp;&quot;&quot;" office:value-type="string" office:string-value="兵" calcext:value-type="string">
            <text:p>兵</text:p>
          </table:table-cell>
          <table:table-cell table:style-name="ce42" table:formula="of:=[.M10]&amp;&quot;&quot;" office:value-type="string" office:string-value="兵" calcext:value-type="string">
            <text:p>兵</text:p>
          </table:table-cell>
          <table:table-cell table:style-name="ce42" table:formula="of:=[.N10]&amp;&quot;&quot;" office:value-type="string" office:string-value="騎" calcext:value-type="string">
            <text:p>騎</text:p>
          </table:table-cell>
          <table:table-cell table:style-name="ce42" table:formula="of:=[.O10]&amp;&quot;&quot;" office:value-type="string" office:string-value="聖" calcext:value-type="string">
            <text:p>聖</text:p>
          </table:table-cell>
          <table:table-cell table:style-name="ce42" table:formula="of:=[.P10]&amp;&quot;&quot;" office:value-type="string" office:string-value="塔" calcext:value-type="string">
            <text:p>塔</text:p>
          </table:table-cell>
          <table:table-cell table:style-name="ce42" table:formula="of:=[.Q10]&amp;&quot;&quot;" office:value-type="string" office:string-value="后" calcext:value-type="string">
            <text:p>后</text:p>
          </table:table-cell>
          <table:table-cell table:style-name="ce42" table:formula="of:=[.R10]&amp;&quot;&quot;" office:value-type="string" office:string-value="王" calcext:value-type="string">
            <text:p>王</text:p>
          </table:table-cell>
          <table:table-cell table:style-name="ce42" table:formula="of:=[.S10]&amp;&quot;&quot;" office:value-type="string" office:string-value="王" calcext:value-type="string">
            <text:p>王</text:p>
          </table:table-cell>
          <table:table-cell table:style-name="ce47" table:formula="of:=[.T10]&amp;&quot;&quot;" office:value-type="string" office:string-value="卒" calcext:value-type="string">
            <text:p>卒</text:p>
          </table:table-cell>
          <table:table-cell table:style-name="ce47" table:formula="of:=[.U10]&amp;&quot;&quot;" office:value-type="string" office:string-value="炮" calcext:value-type="string">
            <text:p>炮</text:p>
          </table:table-cell>
          <table:table-cell table:style-name="ce47" table:formula="of:=[.V10]&amp;&quot;&quot;" office:value-type="string" office:string-value="傌" calcext:value-type="string">
            <text:p>傌</text:p>
          </table:table-cell>
          <table:table-cell table:style-name="ce47" table:formula="of:=[.W10]&amp;&quot;&quot;" office:value-type="string" office:string-value="相" calcext:value-type="string">
            <text:p>相</text:p>
          </table:table-cell>
          <table:table-cell table:style-name="ce47" table:formula="of:=[.X10]&amp;&quot;&quot;" office:value-type="string" office:string-value="俥" calcext:value-type="string">
            <text:p>俥</text:p>
          </table:table-cell>
          <table:table-cell table:style-name="ce47" table:formula="of:=[.Y10]&amp;&quot;&quot;" office:value-type="string" office:string-value="仕" calcext:value-type="string">
            <text:p>仕</text:p>
          </table:table-cell>
          <table:table-cell table:style-name="ce47" table:formula="of:=[.Z10]&amp;&quot;&quot;" office:value-type="string" office:string-value="帥" calcext:value-type="string">
            <text:p>帥</text:p>
          </table:table-cell>
          <table:table-cell table:style-name="ce47" table:formula="of:=[.AA10]&amp;&quot;&quot;" office:value-type="string" office:string-value="將" calcext:value-type="string">
            <text:p>將</text:p>
          </table:table-cell>
          <table:table-cell table:style-name="ce49" table:formula="of:=[.AB10]&amp;&quot;&quot;" office:value-type="string" office:string-value="卆" calcext:value-type="string">
            <text:p>卆</text:p>
          </table:table-cell>
          <table:table-cell table:style-name="ce49" table:formula="of:=[.AC10]&amp;&quot;&quot;" office:value-type="string" office:string-value="包" calcext:value-type="string">
            <text:p>包</text:p>
          </table:table-cell>
          <table:table-cell table:style-name="ce49" table:formula="of:=[.AD10]&amp;&quot;&quot;" office:value-type="string" office:string-value="马" calcext:value-type="string">
            <text:p>马</text:p>
          </table:table-cell>
          <table:table-cell table:style-name="ce49" table:formula="of:=[.AE10]&amp;&quot;&quot;" office:value-type="string" office:string-value="象" calcext:value-type="string">
            <text:p>象</text:p>
          </table:table-cell>
          <table:table-cell table:style-name="ce49" table:formula="of:=[.AF10]&amp;&quot;&quot;" office:value-type="string" office:string-value="車" calcext:value-type="string">
            <text:p>車</text:p>
          </table:table-cell>
          <table:table-cell table:style-name="ce49" table:formula="of:=[.AG10]&amp;&quot;&quot;" office:value-type="string" office:string-value="士" calcext:value-type="string">
            <text:p>士</text:p>
          </table:table-cell>
          <table:table-cell table:style-name="ce49" table:formula="of:=[.AH10]&amp;&quot;&quot;" office:value-type="string" office:string-value="楚" calcext:value-type="string">
            <text:p>楚</text:p>
          </table:table-cell>
          <table:table-cell table:style-name="ce49" table:formula="of:=[.AI10]&amp;&quot;&quot;" office:value-type="string" office:string-value="漢" calcext:value-type="string">
            <text:p>漢</text:p>
          </table:table-cell>
          <table:table-cell table:style-name="ce51" table:formula="of:=[.AJ10]&amp;&quot;&quot;" office:value-type="string" office:string-value="貝" calcext:value-type="string">
            <text:p>貝</text:p>
          </table:table-cell>
          <table:table-cell table:style-name="ce51" table:formula="of:=[.AK10]&amp;&quot;&quot;" office:value-type="string" office:string-value="瑪" calcext:value-type="string">
            <text:p>瑪</text:p>
          </table:table-cell>
          <table:table-cell table:style-name="ce51" table:formula="of:=[.AL10]&amp;&quot;&quot;" office:value-type="string" office:string-value="根" calcext:value-type="string">
            <text:p>根</text:p>
          </table:table-cell>
          <table:table-cell table:style-name="ce51" table:formula="of:=[.AM10]&amp;&quot;&quot;" office:value-type="string" office:string-value="船" calcext:value-type="string">
            <text:p>船</text:p>
          </table:table-cell>
          <table:table-cell table:style-name="ce51" table:formula="of:=[.AN10]&amp;&quot;&quot;" office:value-type="string" office:string-value="種" calcext:value-type="string">
            <text:p>種</text:p>
          </table:table-cell>
          <table:table-cell table:style-name="ce51" table:formula="of:=[.AO10]&amp;&quot;&quot;" office:value-type="string" office:string-value="君" calcext:value-type="string">
            <text:p>君</text:p>
          </table:table-cell>
          <table:table-cell table:style-name="ce51" table:formula="of:=[.AP10]&amp;&quot;&quot;" office:value-type="string" office:string-value="君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31" table:formula="of:=[.A11]&amp;&quot;&quot;">
            <text:p/>
          </table:table-cell>
          <table:table-cell table:style-name="ce31" table:formula="of:=[.B11]&amp;&quot;&quot;">
            <text:p/>
          </table:table-cell>
          <table:table-cell table:style-name="ce31" table:formula="of:=[.C11]&amp;&quot;&quot;">
            <text:p/>
          </table:table-cell>
          <table:table-cell table:style-name="ce31" table:formula="of:=[.D11]&amp;&quot;&quot;">
            <text:p/>
          </table:table-cell>
          <table:table-cell table:style-name="ce31" table:formula="of:=[.E11]&amp;&quot;&quot;">
            <text:p/>
          </table:table-cell>
          <table:table-cell table:style-name="ce31" table:formula="of:=[.F11]&amp;&quot;&quot;" office:value-type="string" office:string-value="龍" calcext:value-type="string">
            <text:p>龍</text:p>
          </table:table-cell>
          <table:table-cell table:style-name="ce31" table:formula="of:=[.G11]&amp;&quot;&quot;" office:value-type="string" office:string-value="龍" calcext:value-type="string">
            <text:p>龍</text:p>
          </table:table-cell>
          <table:table-cell table:style-name="ce76" table:formula="of:=[.H11]&amp;&quot;&quot;">
            <text:p/>
          </table:table-cell>
          <table:table-cell table:style-name="ce31" table:formula="of:=[.I11]&amp;&quot;&quot;">
            <text:p/>
          </table:table-cell>
          <table:table-cell table:style-name="ce29" table:formula="of:=[.J11]&amp;&quot;&quot;" office:value-type="string" office:string-value="♘" calcext:value-type="string">
            <text:p>♘</text:p>
          </table:table-cell>
          <table:table-cell table:style-name="ce29" table:formula="of:=[.K11]&amp;&quot;&quot;" office:value-type="string" office:string-value="♗" calcext:value-type="string">
            <text:p>♗</text:p>
          </table:table-cell>
          <table:table-cell table:style-name="ce29" table:formula="of:=[.L11]&amp;&quot;&quot;" office:value-type="string" office:string-value="♖" calcext:value-type="string">
            <text:p>♖</text:p>
          </table:table-cell>
          <table:table-cell table:style-name="ce29" table:formula="of:=[.M11]&amp;&quot;&quot;" office:value-type="string" office:string-value="♕" calcext:value-type="string">
            <text:p>♕</text:p>
          </table:table-cell>
          <table:table-cell table:style-name="ce29" table:formula="of:=[.N11]&amp;&quot;&quot;">
            <text:p/>
          </table:table-cell>
          <table:table-cell table:style-name="ce29" table:formula="of:=[.O11]&amp;&quot;&quot;">
            <text:p/>
          </table:table-cell>
          <table:table-cell table:style-name="ce29" table:formula="of:=[.P11]&amp;&quot;&quot;">
            <text:p/>
          </table:table-cell>
          <table:table-cell table:style-name="ce29" table:formula="of:=[.Q11]&amp;&quot;&quot;">
            <text:p/>
          </table:table-cell>
          <table:table-cell table:style-name="ce29" table:formula="of:=[.R11]&amp;&quot;&quot;">
            <text:p/>
          </table:table-cell>
          <table:table-cell table:style-name="ce82" table:formula="of:=[.S11]&amp;&quot;&quot;">
            <text:p/>
          </table:table-cell>
          <table:table-cell table:style-name="ce46" table:formula="of:=[.T11]&amp;&quot;&quot;" office:value-type="string" office:string-value="⊖" calcext:value-type="string">
            <text:p>⊖</text:p>
          </table:table-cell>
          <table:table-cell table:style-name="ce46" table:formula="of:=[.U11]&amp;&quot;&quot;">
            <text:p/>
          </table:table-cell>
          <table:table-cell table:style-name="ce46" table:formula="of:=[.V11]&amp;&quot;&quot;">
            <text:p/>
          </table:table-cell>
          <table:table-cell table:style-name="ce46" table:formula="of:=[.W11]&amp;&quot;&quot;">
            <text:p/>
          </table:table-cell>
          <table:table-cell table:style-name="ce46" table:formula="of:=[.X11]&amp;&quot;&quot;">
            <text:p/>
          </table:table-cell>
          <table:table-cell table:style-name="ce46" table:formula="of:=[.Y11]&amp;&quot;&quot;">
            <text:p/>
          </table:table-cell>
          <table:table-cell table:style-name="ce46" table:formula="of:=[.Z11]&amp;&quot;&quot;">
            <text:p/>
          </table:table-cell>
          <table:table-cell table:style-name="ce46" table:formula="of:=[.AA11]&amp;&quot;&quot;">
            <text:p/>
          </table:table-cell>
          <table:table-cell table:style-name="ce48" table:formula="of:=[.AB11]&amp;&quot;&quot;">
            <text:p/>
          </table:table-cell>
          <table:table-cell table:style-name="ce48" table:formula="of:=[.AC11]&amp;&quot;&quot;">
            <text:p/>
          </table:table-cell>
          <table:table-cell table:style-name="ce48" table:formula="of:=[.AD11]&amp;&quot;&quot;">
            <text:p/>
          </table:table-cell>
          <table:table-cell table:style-name="ce48" table:formula="of:=[.AE11]&amp;&quot;&quot;">
            <text:p/>
          </table:table-cell>
          <table:table-cell table:style-name="ce48" table:formula="of:=[.AF11]&amp;&quot;&quot;">
            <text:p/>
          </table:table-cell>
          <table:table-cell table:style-name="ce48" table:formula="of:=[.AG11]&amp;&quot;&quot;">
            <text:p/>
          </table:table-cell>
          <table:table-cell table:style-name="ce48" table:formula="of:=[.AH11]&amp;&quot;&quot;">
            <text:p/>
          </table:table-cell>
          <table:table-cell table:style-name="ce48" table:formula="of:=[.AI11]&amp;&quot;&quot;">
            <text:p/>
          </table:table-cell>
          <table:table-cell table:style-name="ce50" table:formula="of:=[.AJ11]&amp;&quot;&quot;" office:value-type="string" office:string-value="⛂" calcext:value-type="string">
            <text:p>⛂</text:p>
          </table:table-cell>
          <table:table-cell table:style-name="ce50" table:formula="of:=[.AK11]&amp;&quot;&quot;">
            <text:p/>
          </table:table-cell>
          <table:table-cell table:style-name="ce50" table:formula="of:=[.AL11]&amp;&quot;&quot;">
            <text:p/>
          </table:table-cell>
          <table:table-cell table:style-name="ce50" table:formula="of:=[.AM11]&amp;&quot;&quot;">
            <text:p/>
          </table:table-cell>
          <table:table-cell table:style-name="ce50" table:formula="of:=[.AN11]&amp;&quot;&quot;">
            <text:p/>
          </table:table-cell>
          <table:table-cell table:style-name="ce50" table:formula="of:=[.AO11]&amp;&quot;&quot;">
            <text:p/>
          </table:table-cell>
          <table:table-cell table:style-name="ce50" table:formula="of:=[.AP11]&amp;&quot;&quot;">
            <text:p/>
          </table:table-cell>
          <table:table-cell table:number-columns-repeated="982"/>
        </table:table-row>
        <table:table-row table:style-name="ro7">
          <table:table-cell table:style-name="ce32" table:formula="of:=[.A12]&amp;&quot;&quot;" office:value-type="string" office:string-value="と" calcext:value-type="string">
            <text:p>と</text:p>
          </table:table-cell>
          <table:table-cell table:style-name="ce32" table:formula="of:=[.B12]&amp;&quot;&quot;" office:value-type="string" office:string-value="仝" calcext:value-type="string">
            <text:p>仝</text:p>
          </table:table-cell>
          <table:table-cell table:style-name="ce32" table:formula="of:=[.C12]&amp;&quot;&quot;" office:value-type="string" office:string-value="今" calcext:value-type="string">
            <text:p>今</text:p>
          </table:table-cell>
          <table:table-cell table:style-name="ce32" table:formula="of:=[.D12]&amp;&quot;&quot;" office:value-type="string" office:string-value="全" calcext:value-type="string">
            <text:p>全</text:p>
          </table:table-cell>
          <table:table-cell table:style-name="ce32" table:formula="of:=[.E12]&amp;&quot;&quot;">
            <text:p/>
          </table:table-cell>
          <table:table-cell table:style-name="ce32" table:formula="of:=[.F12]&amp;&quot;&quot;" office:value-type="string" office:string-value="馬" calcext:value-type="string">
            <text:p>馬</text:p>
          </table:table-cell>
          <table:table-cell table:style-name="ce32" table:formula="of:=[.G12]&amp;&quot;&quot;" office:value-type="string" office:string-value="王" calcext:value-type="string">
            <text:p>王</text:p>
          </table:table-cell>
          <table:table-cell table:style-name="ce77" table:formula="of:=[.H12]&amp;&quot;&quot;">
            <text:p/>
          </table:table-cell>
          <table:table-cell table:style-name="ce32" table:formula="of:=[.I12]&amp;&quot;&quot;">
            <text:p/>
          </table:table-cell>
          <table:table-cell table:style-name="ce42" table:formula="of:=[.J12]&amp;&quot;&quot;" office:value-type="string" office:string-value="騏" calcext:value-type="string">
            <text:p>騏</text:p>
          </table:table-cell>
          <table:table-cell table:style-name="ce42" table:formula="of:=[.K12]&amp;&quot;&quot;" office:value-type="string" office:string-value="僧" calcext:value-type="string">
            <text:p>僧</text:p>
          </table:table-cell>
          <table:table-cell table:style-name="ce42" table:formula="of:=[.L12]&amp;&quot;&quot;" office:value-type="string" office:string-value="城" calcext:value-type="string">
            <text:p>城</text:p>
          </table:table-cell>
          <table:table-cell table:style-name="ce42" table:formula="of:=[.M12]&amp;&quot;&quot;" office:value-type="string" office:string-value="妃" calcext:value-type="string">
            <text:p>妃</text:p>
          </table:table-cell>
          <table:table-cell table:style-name="ce42" table:formula="of:=[.N12]&amp;&quot;&quot;">
            <text:p/>
          </table:table-cell>
          <table:table-cell table:style-name="ce42" table:formula="of:=[.O12]&amp;&quot;&quot;">
            <text:p/>
          </table:table-cell>
          <table:table-cell table:style-name="ce42" table:formula="of:=[.P12]&amp;&quot;&quot;">
            <text:p/>
          </table:table-cell>
          <table:table-cell table:style-name="ce42" table:formula="of:=[.Q12]&amp;&quot;&quot;">
            <text:p/>
          </table:table-cell>
          <table:table-cell table:style-name="ce42" table:formula="of:=[.R12]&amp;&quot;&quot;">
            <text:p/>
          </table:table-cell>
          <table:table-cell table:style-name="ce83" table:formula="of:=[.S12]&amp;&quot;&quot;">
            <text:p/>
          </table:table-cell>
          <table:table-cell table:style-name="ce47" table:formula="of:=[.T12]&amp;&quot;&quot;" office:value-type="string" office:string-value="率" calcext:value-type="string">
            <text:p>率</text:p>
          </table:table-cell>
          <table:table-cell table:style-name="ce47" table:formula="of:=[.U12]&amp;&quot;&quot;">
            <text:p/>
          </table:table-cell>
          <table:table-cell table:style-name="ce47" table:formula="of:=[.V12]&amp;&quot;&quot;">
            <text:p/>
          </table:table-cell>
          <table:table-cell table:style-name="ce47" table:formula="of:=[.W12]&amp;&quot;&quot;">
            <text:p/>
          </table:table-cell>
          <table:table-cell table:style-name="ce47" table:formula="of:=[.X12]&amp;&quot;&quot;">
            <text:p/>
          </table:table-cell>
          <table:table-cell table:style-name="ce47" table:formula="of:=[.Y12]&amp;&quot;&quot;">
            <text:p/>
          </table:table-cell>
          <table:table-cell table:style-name="ce47" table:formula="of:=[.Z12]&amp;&quot;&quot;">
            <text:p/>
          </table:table-cell>
          <table:table-cell table:style-name="ce47" table:formula="of:=[.AA12]&amp;&quot;&quot;">
            <text:p/>
          </table:table-cell>
          <table:table-cell table:style-name="ce49" table:formula="of:=[.AB12]&amp;&quot;&quot;">
            <text:p/>
          </table:table-cell>
          <table:table-cell table:style-name="ce49" table:formula="of:=[.AC12]&amp;&quot;&quot;">
            <text:p/>
          </table:table-cell>
          <table:table-cell table:style-name="ce49" table:formula="of:=[.AD12]&amp;&quot;&quot;">
            <text:p/>
          </table:table-cell>
          <table:table-cell table:style-name="ce49" table:formula="of:=[.AE12]&amp;&quot;&quot;">
            <text:p/>
          </table:table-cell>
          <table:table-cell table:style-name="ce49" table:formula="of:=[.AF12]&amp;&quot;&quot;">
            <text:p/>
          </table:table-cell>
          <table:table-cell table:style-name="ce49" table:formula="of:=[.AG12]&amp;&quot;&quot;">
            <text:p/>
          </table:table-cell>
          <table:table-cell table:style-name="ce49" table:formula="of:=[.AH12]&amp;&quot;&quot;">
            <text:p/>
          </table:table-cell>
          <table:table-cell table:style-name="ce49" table:formula="of:=[.AI12]&amp;&quot;&quot;">
            <text:p/>
          </table:table-cell>
          <table:table-cell table:style-name="ce51" table:formula="of:=[.AJ12]&amp;&quot;&quot;" office:value-type="string" office:string-value="貴" calcext:value-type="string">
            <text:p>貴</text:p>
          </table:table-cell>
          <table:table-cell table:style-name="ce51" table:formula="of:=[.AK12]&amp;&quot;&quot;">
            <text:p/>
          </table:table-cell>
          <table:table-cell table:style-name="ce51" table:formula="of:=[.AL12]&amp;&quot;&quot;">
            <text:p/>
          </table:table-cell>
          <table:table-cell table:style-name="ce51" table:formula="of:=[.AM12]&amp;&quot;&quot;">
            <text:p/>
          </table:table-cell>
          <table:table-cell table:style-name="ce51" table:formula="of:=[.AN12]&amp;&quot;&quot;">
            <text:p/>
          </table:table-cell>
          <table:table-cell table:style-name="ce51" table:formula="of:=[.AO12]&amp;&quot;&quot;">
            <text:p/>
          </table:table-cell>
          <table:table-cell table:style-name="ce51" table:formula="of:=[.AP12]&amp;&quot;&quot;">
            <text:p/>
          </table:table-cell>
          <table:table-cell table:number-columns-repeated="982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ce33" office:value-type="string" calcext:value-type="string">
            <text:p>#000000</text:p>
          </table:table-cell>
          <table:table-cell table:style-name="ce24" table:number-columns-repeated="8"/>
          <table:table-cell table:style-name="ce33" office:value-type="string" calcext:value-type="string">
            <text:p>#FFFFFF</text:p>
          </table:table-cell>
          <table:table-cell table:style-name="ce24" table:number-columns-repeated="9"/>
          <table:table-cell table:style-name="ce33" office:value-type="string" calcext:value-type="string">
            <text:p>#CC1100</text:p>
          </table:table-cell>
          <table:table-cell table:style-name="ce24" table:number-columns-repeated="7"/>
          <table:table-cell table:style-name="ce33" office:value-type="string" calcext:value-type="string">
            <text:p>#008800</text:p>
          </table:table-cell>
          <table:table-cell table:style-name="ce24" table:number-columns-repeated="7"/>
          <table:table-cell table:style-name="ce33" office:value-type="string" calcext:value-type="string">
            <text:p>#777777</text:p>
          </table:table-cell>
          <table:table-cell table:style-name="ce24" table:number-columns-repeated="6"/>
          <table:table-cell table:number-columns-repeated="982"/>
        </table:table-row>
        <table:table-row table:style-name="ro7">
          <table:table-cell table:style-name="ce33" office:value-type="string" calcext:value-type="string">
            <text:p>#FFCC77</text:p>
          </table:table-cell>
          <table:table-cell table:style-name="ce24" table:number-columns-repeated="8"/>
          <table:table-cell table:style-name="ce33" office:value-type="string" calcext:value-type="string">
            <text:p>#000000</text:p>
          </table:table-cell>
          <table:table-cell table:style-name="ce24" table:number-columns-repeated="9"/>
          <table:table-cell table:style-name="ce33" office:value-type="string" calcext:value-type="string">
            <text:p>#FFDDAA</text:p>
          </table:table-cell>
          <table:table-cell table:style-name="ce24" table:number-columns-repeated="7"/>
          <table:table-cell table:style-name="ce33" office:value-type="string" calcext:value-type="string">
            <text:p>#FFEEDD</text:p>
          </table:table-cell>
          <table:table-cell table:style-name="ce24" table:number-columns-repeated="7"/>
          <table:table-cell table:style-name="ce33" office:value-type="string" calcext:value-type="string">
            <text:p>#FFFFDD</text:p>
          </table:table-cell>
          <table:table-cell table:style-name="ce24" table:number-columns-repeated="6"/>
          <table:table-cell table:number-columns-repeated="982"/>
        </table:table-row>
        <table:table-row table:style-name="ro7" table:number-rows-repeated="8">
          <table:table-cell table:style-name="ce34"/>
          <table:table-cell table:style-name="ce24" table:number-columns-repeated="41"/>
          <table:table-cell table:number-columns-repeated="982"/>
        </table:table-row>
        <table:table-row table:style-name="ro7" table:number-rows-repeated="966">
          <table:table-cell table:style-name="ce24" table:number-columns-repeated="42"/>
          <table:table-cell table:number-columns-repeated="982"/>
        </table:table-row>
        <table:table-row table:style-name="ro7" table:number-rows-repeated="10475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" table:style-name="ta5">
        <office:forms form:automatic-focus="false" form:apply-design-mode="false"/>
        <table:table-column table:style-name="co14" table:number-columns-repeated="33" table:default-cell-style-name="ce390"/>
        <table:table-column table:style-name="co14" table:default-cell-style-name="ce447"/>
        <table:table-column table:style-name="co14" table:number-columns-repeated="15" table:default-cell-style-name="ce390"/>
        <table:table-column table:style-name="co14" table:default-cell-style-name="ce447"/>
        <table:table-column table:style-name="co14" table:number-columns-repeated="15" table:default-cell-style-name="ce390"/>
        <table:table-column table:style-name="co14" table:default-cell-style-name="ce447"/>
        <table:table-column table:style-name="co14" table:number-columns-repeated="7" table:default-cell-style-name="ce390"/>
        <table:table-column table:style-name="co14" table:default-cell-style-name="ce447"/>
        <table:table-column table:style-name="co14" table:number-columns-repeated="7" table:default-cell-style-name="ce390"/>
        <table:table-column table:style-name="co14" table:default-cell-style-name="ce447"/>
        <table:table-column table:style-name="co14" table:number-columns-repeated="16" table:default-cell-style-name="ce390"/>
        <table:table-column table:style-name="co8" table:number-columns-repeated="918" table:default-cell-style-name="ce448"/>
        <table:table-column table:style-name="co8" table:number-columns-repeated="8" table:default-cell-style-name="ce453"/>
        <table:table-row table:style-name="ro8"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number-columns-repeated="926"/>
        </table:table-row>
        <table:table-row table:style-name="ro7"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number-columns-repeated="926"/>
        </table:table-row>
        <table:table-row table:style-name="ro7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歩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桂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銀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角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香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飛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金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玉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王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7">
          <table:covered-table-cell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table-cell table:number-columns-repeated="926"/>
        </table:table-row>
        <table:table-row table:style-name="ro7">
          <table:covered-table-cell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table-cell table:number-columns-repeated="926"/>
        </table:table-row>
        <table:table-row table:style-name="ro7">
          <table:covered-table-cell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table-cell table:style-name="ce71" office:value-type="string" calcext:value-type="string" table:number-columns-spanned="6" table:number-rows-spanned="4">
            <text:p>兵</text:p>
          </table:table-cell>
          <table:covered-table-cell table:number-columns-repeated="6" table:style-name="ce71"/>
          <table:covered-table-cell table:style-name="ce100"/>
          <table:table-cell table:style-name="ce71" table:number-columns-spanned="6" table:number-rows-spanned="4"/>
          <table:covered-table-cell table:number-columns-repeated="6" table:style-name="ce71"/>
          <table:covered-table-cell table:style-name="ce100"/>
          <table:table-cell table:style-name="ce71" table:number-columns-spanned="6" table:number-rows-spanned="4"/>
          <table:covered-table-cell table:number-columns-repeated="6" table:style-name="ce71"/>
          <table:covered-table-cell table:style-name="ce100"/>
          <table:table-cell table:style-name="ce71" table:number-columns-spanned="6" table:number-rows-spanned="4"/>
          <table:covered-table-cell table:number-columns-repeated="6" table:style-name="ce71"/>
          <table:covered-table-cell table:style-name="ce99"/>
          <table:table-cell table:style-name="ce71" office:value-type="string" calcext:value-type="string" table:number-columns-spanned="6" table:number-rows-spanned="4">
            <text:p>馬</text:p>
          </table:table-cell>
          <table:covered-table-cell table:number-columns-repeated="6" table:style-name="ce71"/>
          <table:covered-table-cell table:style-name="ce99"/>
          <table:table-cell table:style-name="ce71" office:value-type="string" calcext:value-type="string" table:number-columns-spanned="6" table:number-rows-spanned="4">
            <text:p>将</text:p>
          </table:table-cell>
          <table:covered-table-cell table:number-columns-repeated="6" table:style-name="ce71"/>
          <table:covered-table-cell table:style-name="ce100"/>
          <table:table-cell table:style-name="ce71" office:value-type="string" calcext:value-type="string" table:number-columns-spanned="6" table:number-rows-spanned="4">
            <text:p>行</text:p>
          </table:table-cell>
          <table:covered-table-cell table:number-columns-repeated="6" table:style-name="ce71"/>
          <table:covered-table-cell table:style-name="ce99"/>
          <table:table-cell table:style-name="ce71" office:value-type="string" calcext:value-type="string" table:number-columns-spanned="6" table:number-rows-spanned="4">
            <text:p>車</text:p>
          </table:table-cell>
          <table:covered-table-cell table:number-columns-repeated="6" table:style-name="ce71"/>
          <table:covered-table-cell table:style-name="ce100"/>
          <table:table-cell table:style-name="ce71" office:value-type="string" calcext:value-type="string" table:number-columns-spanned="6" table:number-rows-spanned="4">
            <text:p>車</text:p>
          </table:table-cell>
          <table:covered-table-cell table:number-columns-repeated="6" table:style-name="ce71"/>
          <table:covered-table-cell table:style-name="ce99"/>
          <table:table-cell table:style-name="ce71" office:value-type="string" calcext:value-type="string" table:number-columns-spanned="6" table:number-rows-spanned="4">
            <text:p>将</text:p>
          </table:table-cell>
          <table:covered-table-cell table:number-columns-repeated="6" table:style-name="ce71"/>
          <table:covered-table-cell table:style-name="ce99"/>
          <table:table-cell table:style-name="ce71" office:value-type="string" calcext:value-type="string" table:number-columns-spanned="6" table:number-rows-spanned="4">
            <text:p>將</text:p>
          </table:table-cell>
          <table:covered-table-cell table:number-columns-repeated="6" table:style-name="ce71"/>
          <table:covered-table-cell table:style-name="ce100"/>
          <table:table-cell table:style-name="ce71" office:value-type="string" calcext:value-type="string" table:number-columns-spanned="6" table:number-rows-spanned="4">
            <text:p>將</text:p>
          </table:table-cell>
          <table:covered-table-cell table:number-columns-repeated="6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number-columns-repeated="926"/>
        </table:table-row>
        <table:table-row table:style-name="ro8"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style-name="ce71" table:number-columns-spanned="6" table:number-rows-spanned="1"/>
          <table:covered-table-cell table:number-columns-repeated="5" table:style-name="ce71"/>
          <table:table-cell table:style-name="ce71"/>
          <table:table-cell table:style-name="ce99"/>
          <table:table-cell table:number-columns-repeated="926"/>
        </table:table-row>
        <table:table-row table:style-name="ro7"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99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style-name="ce415" table:number-columns-spanned="3" table:number-rows-spanned="1"/>
          <table:covered-table-cell table:number-columns-repeated="2" table:style-name="ce71"/>
          <table:table-cell table:style-name="ce429" table:number-columns-spanned="3" table:number-rows-spanned="1"/>
          <table:covered-table-cell table:number-columns-repeated="2" table:style-name="ce71"/>
          <table:table-cell table:style-name="ce71"/>
          <table:table-cell table:style-name="ce100"/>
          <table:table-cell table:number-columns-repeated="926"/>
        </table:table-row>
        <table:table-row table:style-name="ro7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と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今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全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龍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仝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office:value-type="string" calcext:value-type="string" table:number-columns-spanned="6" table:number-rows-spanned="4">
            <text:p>龍</text:p>
          </table:table-cell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1" table:number-columns-spanned="6" table:number-rows-spanned="4"/>
          <table:covered-table-cell table:number-columns-repeated="5" table:style-name="ce71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7">
          <table:covered-table-cell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table-cell table:number-columns-repeated="926"/>
        </table:table-row>
        <table:table-row table:style-name="ro7">
          <table:covered-table-cell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table-cell table:number-columns-repeated="926"/>
        </table:table-row>
        <table:table-row table:style-name="ro7">
          <table:covered-table-cell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covered-table-cell table:number-columns-repeated="7" table:style-name="ce71"/>
          <table:covered-table-cell table:style-name="ce100"/>
          <table:table-cell table:style-name="ce71" table:number-columns-spanned="6" table:number-rows-spanned="4"/>
          <table:covered-table-cell table:number-columns-repeated="6" table:style-name="ce71"/>
          <table:covered-table-cell table:style-name="ce100"/>
          <table:table-cell table:style-name="ce71" table:number-columns-spanned="6" table:number-rows-spanned="4"/>
          <table:covered-table-cell table:number-columns-repeated="6" table:style-name="ce71"/>
          <table:covered-table-cell table:style-name="ce100"/>
          <table:table-cell table:style-name="ce71" table:number-columns-spanned="6" table:number-rows-spanned="4"/>
          <table:covered-table-cell table:number-columns-repeated="6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table-cell table:style-name="ce71" office:value-type="string" calcext:value-type="string" table:number-columns-spanned="6" table:number-rows-spanned="4">
            <text:p>馬</text:p>
          </table:table-cell>
          <table:covered-table-cell table:number-columns-repeated="6" table:style-name="ce71"/>
          <table:covered-table-cell table:style-name="ce99"/>
          <table:covered-table-cell table:number-columns-repeated="7" table:style-name="ce71"/>
          <table:covered-table-cell table:style-name="ce100"/>
          <table:table-cell table:style-name="ce71" office:value-type="string" calcext:value-type="string" table:number-columns-spanned="6" table:number-rows-spanned="4">
            <text:p>王</text:p>
          </table:table-cell>
          <table:covered-table-cell table:number-columns-repeated="6" table:style-name="ce71"/>
          <table:covered-table-cell table:style-name="ce99"/>
          <table:table-cell table:style-name="ce71" table:number-columns-spanned="6" table:number-rows-spanned="4"/>
          <table:covered-table-cell table:number-columns-repeated="6" table:style-name="ce71"/>
          <table:covered-table-cell table:style-name="ce99"/>
          <table:table-cell table:style-name="ce71" table:number-columns-spanned="6" table:number-rows-spanned="4"/>
          <table:covered-table-cell table:number-columns-repeated="6" table:style-name="ce71"/>
          <table:covered-table-cell table:style-name="ce100"/>
          <table:table-cell table:style-name="ce71" table:number-columns-spanned="6" table:number-rows-spanned="4"/>
          <table:covered-table-cell table:number-columns-repeated="6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99"/>
          <table:covered-table-cell table:number-columns-repeated="7" table:style-name="ce71"/>
          <table:covered-table-cell table:style-name="ce100"/>
          <table:covered-table-cell table:number-columns-repeated="7" table:style-name="ce71"/>
          <table:covered-table-cell table:style-name="ce100"/>
          <table:table-cell table:number-columns-repeated="926"/>
        </table:table-row>
        <table:table-row table:style-name="ro7">
          <table:covered-table-cell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style-name="ce73" table:number-columns-spanned="6" table:number-rows-spanned="1"/>
          <table:covered-table-cell table:number-columns-repeated="6" table:style-name="ce73"/>
          <table:covered-table-cell table:style-name="ce394"/>
          <table:table-cell table:number-columns-repeated="926"/>
        </table:table-row>
        <table:table-row table:style-name="ro8"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7"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number-columns-repeated="926"/>
        </table:table-row>
        <table:table-row table:style-name="ro7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126" office:value-type="string" calcext:value-type="string" table:number-columns-spanned="6" table:number-rows-spanned="4">
            <text:p>♟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♟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♟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♟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♞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♝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table:number-columns-spanned="6" table:number-rows-spanned="4"/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♜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table:number-columns-spanned="6" table:number-rows-spanned="4"/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♛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♚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♔</text:p>
          </table:table-cell>
          <table:covered-table-cell table:number-columns-repeated="5" table:style-name="ce126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7">
          <table:covered-table-cell table:style-name="ce79"/>
          <table:covered-table-cell table:style-name="ce106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6" table:style-name="ce126"/>
          <table:covered-table-cell table:style-name="ce79"/>
          <table:covered-table-cell table:style-name="ce106"/>
          <table:table-cell table:number-columns-repeated="926"/>
        </table:table-row>
        <table:table-row table:style-name="ro7">
          <table:covered-table-cell table:style-name="ce79"/>
          <table:covered-table-cell table:style-name="ce106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6" table:style-name="ce126"/>
          <table:covered-table-cell table:style-name="ce79"/>
          <table:covered-table-cell table:style-name="ce106"/>
          <table:table-cell table:number-columns-repeated="926"/>
        </table:table-row>
        <table:table-row table:style-name="ro7">
          <table:covered-table-cell table:style-name="ce79"/>
          <table:covered-table-cell table:style-name="ce106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6" table:style-name="ce126"/>
          <table:covered-table-cell table:style-name="ce79"/>
          <table:covered-table-cell table:style-name="ce106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兵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兵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兵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兵</text:p>
          </table:table-cell>
          <table:covered-table-cell table:number-columns-repeated="6" table:style-name="ce79"/>
          <table:covered-table-cell table:style-name="ce106"/>
          <table:table-cell table:style-name="ce79" office:value-type="string" calcext:value-type="string" table:number-columns-spanned="6" table:number-rows-spanned="4">
            <text:p>騎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聖</text:p>
          </table:table-cell>
          <table:covered-table-cell table:number-columns-repeated="6" table:style-name="ce79"/>
          <table:covered-table-cell table:style-name="ce106"/>
          <table:table-cell table:style-name="ce79" table:number-columns-spanned="6" table:number-rows-spanned="4"/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塔</text:p>
          </table:table-cell>
          <table:covered-table-cell table:number-columns-repeated="6" table:style-name="ce79"/>
          <table:covered-table-cell table:style-name="ce106"/>
          <table:table-cell table:style-name="ce79" table:number-columns-spanned="6" table:number-rows-spanned="4"/>
          <table:covered-table-cell table:number-columns-repeated="6" table:style-name="ce79"/>
          <table:covered-table-cell table:style-name="ce106"/>
          <table:table-cell table:style-name="ce79" office:value-type="string" calcext:value-type="string" table:number-columns-spanned="6" table:number-rows-spanned="4">
            <text:p>后</text:p>
          </table:table-cell>
          <table:covered-table-cell table:number-columns-repeated="6" table:style-name="ce79"/>
          <table:covered-table-cell table:style-name="ce106"/>
          <table:table-cell table:style-name="ce79" office:value-type="string" calcext:value-type="string" table:number-columns-spanned="6" table:number-rows-spanned="4">
            <text:p>王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王</text:p>
          </table:table-cell>
          <table:covered-table-cell table:number-columns-repeated="6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number-columns-repeated="926"/>
        </table:table-row>
        <table:table-row table:style-name="ro8"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78" table:number-columns-spanned="6" table:number-rows-spanned="1"/>
          <table:covered-table-cell table:number-columns-repeated="5" table:style-name="ce78"/>
          <table:table-cell table:style-name="ce78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7"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6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style-name="ce417" table:number-columns-spanned="3" table:number-rows-spanned="1"/>
          <table:covered-table-cell table:number-columns-repeated="2" table:style-name="ce79"/>
          <table:table-cell table:style-name="ce430" table:number-columns-spanned="3" table:number-rows-spanned="1"/>
          <table:covered-table-cell table:number-columns-repeated="2" table:style-name="ce79"/>
          <table:table-cell table:style-name="ce79"/>
          <table:table-cell table:style-name="ce104"/>
          <table:table-cell table:number-columns-repeated="926"/>
        </table:table-row>
        <table:table-row table:style-name="ro7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126" office:value-type="string" calcext:value-type="string" table:number-columns-spanned="6" table:number-rows-spanned="4">
            <text:p>♕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♘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♗</text:p>
          </table:table-cell>
          <table:covered-table-cell table:number-columns-repeated="5" table:style-name="ce126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6" office:value-type="string" calcext:value-type="string" table:number-columns-spanned="6" table:number-rows-spanned="4">
            <text:p>♖</text:p>
          </table:table-cell>
          <table:covered-table-cell table:number-columns-repeated="5" table:style-name="ce126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9" table:number-columns-spanned="6" table:number-rows-spanned="4"/>
          <table:covered-table-cell table:number-columns-repeated="5" table:style-name="ce79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7">
          <table:covered-table-cell table:style-name="ce79"/>
          <table:covered-table-cell table:style-name="ce106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6" table:style-name="ce126"/>
          <table:covered-table-cell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table-cell table:number-columns-repeated="926"/>
        </table:table-row>
        <table:table-row table:style-name="ro7">
          <table:covered-table-cell table:style-name="ce79"/>
          <table:covered-table-cell table:style-name="ce106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6" table:style-name="ce126"/>
          <table:covered-table-cell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table-cell table:number-columns-repeated="926"/>
        </table:table-row>
        <table:table-row table:style-name="ro7">
          <table:covered-table-cell table:style-name="ce79"/>
          <table:covered-table-cell table:style-name="ce106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7" table:style-name="ce126"/>
          <table:covered-table-cell table:style-name="ce439"/>
          <table:covered-table-cell table:number-columns-repeated="6" table:style-name="ce126"/>
          <table:covered-table-cell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妃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騏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僧</text:p>
          </table:table-cell>
          <table:covered-table-cell table:number-columns-repeated="6" table:style-name="ce79"/>
          <table:covered-table-cell table:style-name="ce104"/>
          <table:table-cell table:style-name="ce79" office:value-type="string" calcext:value-type="string" table:number-columns-spanned="6" table:number-rows-spanned="4">
            <text:p>城</text:p>
          </table:table-cell>
          <table:covered-table-cell table:number-columns-repeated="6" table:style-name="ce79"/>
          <table:covered-table-cell table:style-name="ce104"/>
          <table:table-cell table:style-name="ce79" table:number-columns-spanned="6" table:number-rows-spanned="4"/>
          <table:covered-table-cell table:number-columns-repeated="6" table:style-name="ce79"/>
          <table:covered-table-cell table:style-name="ce104"/>
          <table:table-cell table:style-name="ce79" table:number-columns-spanned="6" table:number-rows-spanned="4"/>
          <table:covered-table-cell table:number-columns-repeated="6" table:style-name="ce79"/>
          <table:covered-table-cell table:style-name="ce106"/>
          <table:table-cell table:style-name="ce79" table:number-columns-spanned="6" table:number-rows-spanned="4"/>
          <table:covered-table-cell table:number-columns-repeated="6" table:style-name="ce79"/>
          <table:covered-table-cell table:style-name="ce104"/>
          <table:table-cell table:style-name="ce79" table:number-columns-spanned="6" table:number-rows-spanned="4"/>
          <table:covered-table-cell table:number-columns-repeated="6" table:style-name="ce79"/>
          <table:covered-table-cell table:style-name="ce106"/>
          <table:table-cell table:style-name="ce79" table:number-columns-spanned="6" table:number-rows-spanned="4"/>
          <table:covered-table-cell table:number-columns-repeated="6" table:style-name="ce79"/>
          <table:covered-table-cell table:style-name="ce106"/>
          <table:table-cell table:style-name="ce79" table:number-columns-spanned="6" table:number-rows-spanned="4"/>
          <table:covered-table-cell table:number-columns-repeated="6" table:style-name="ce79"/>
          <table:covered-table-cell table:style-name="ce106"/>
          <table:table-cell table:style-name="ce79" table:number-columns-spanned="6" table:number-rows-spanned="4"/>
          <table:covered-table-cell table:number-columns-repeated="6" table:style-name="ce79"/>
          <table:covered-table-cell table:style-name="ce104"/>
          <table:table-cell table:style-name="ce79" table:number-columns-spanned="6" table:number-rows-spanned="4"/>
          <table:covered-table-cell table:number-columns-repeated="6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6"/>
          <table:covered-table-cell table:number-columns-repeated="7" table:style-name="ce79"/>
          <table:covered-table-cell table:style-name="ce104"/>
          <table:covered-table-cell table:number-columns-repeated="7" table:style-name="ce79"/>
          <table:covered-table-cell table:style-name="ce104"/>
          <table:table-cell table:number-columns-repeated="926"/>
        </table:table-row>
        <table:table-row table:style-name="ro7">
          <table:covered-table-cell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style-name="ce84" table:number-columns-spanned="6" table:number-rows-spanned="1"/>
          <table:covered-table-cell table:number-columns-repeated="6" table:style-name="ce84"/>
          <table:covered-table-cell table:style-name="ce399"/>
          <table:table-cell table:number-columns-repeated="926"/>
        </table:table-row>
        <table:table-row table:style-name="ro8"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7"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number-columns-repeated="926"/>
        </table:table-row>
        <table:table-row table:style-name="ro7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128" office:value-type="string" calcext:value-type="string" table:number-columns-spanned="6" table:number-rows-spanned="4">
            <text:p>○</text:p>
          </table:table-cell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table:number-columns-spanned="6" table:number-rows-spanned="4"/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table:number-columns-spanned="6" table:number-rows-spanned="8"/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table:number-columns-spanned="6" table:number-rows-spanned="8"/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office:value-type="string" calcext:value-type="string" table:number-columns-spanned="6" table:number-rows-spanned="4">
            <text:p>○</text:p>
          </table:table-cell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office:value-type="string" calcext:value-type="string" table:number-columns-spanned="6" table:number-rows-spanned="4">
            <text:p>○</text:p>
          </table:table-cell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table:number-columns-spanned="6" table:number-rows-spanned="4"/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office:value-type="string" calcext:value-type="string" table:number-columns-spanned="6" table:number-rows-spanned="4">
            <text:p>○</text:p>
          </table:table-cell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office:value-type="string" calcext:value-type="string" table:number-columns-spanned="6" table:number-rows-spanned="4">
            <text:p>○</text:p>
          </table:table-cell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office:value-type="string" calcext:value-type="string" table:number-columns-spanned="6" table:number-rows-spanned="4">
            <text:p>○</text:p>
          </table:table-cell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office:value-type="string" calcext:value-type="string" table:number-columns-spanned="6" table:number-rows-spanned="4">
            <text:p>⊕</text:p>
          </table:table-cell>
          <table:covered-table-cell table:number-columns-repeated="5" table:style-name="ce129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8" office:value-type="string" calcext:value-type="string" table:number-columns-spanned="6" table:number-rows-spanned="4">
            <text:p>⊕</text:p>
          </table:table-cell>
          <table:covered-table-cell table:number-columns-repeated="5" table:style-name="ce129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7">
          <table:covered-table-cell table:style-name="ce86"/>
          <table:covered-table-cell table:style-name="ce403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6" table:style-name="ce129"/>
          <table:covered-table-cell table:style-name="ce86"/>
          <table:covered-table-cell table:style-name="ce403"/>
          <table:table-cell table:number-columns-repeated="926"/>
        </table:table-row>
        <table:table-row table:style-name="ro7">
          <table:covered-table-cell table:style-name="ce86"/>
          <table:covered-table-cell table:style-name="ce403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6" table:style-name="ce129"/>
          <table:covered-table-cell table:style-name="ce86"/>
          <table:covered-table-cell table:style-name="ce403"/>
          <table:table-cell table:number-columns-repeated="926"/>
        </table:table-row>
        <table:table-row table:style-name="ro7">
          <table:covered-table-cell table:style-name="ce86"/>
          <table:covered-table-cell table:style-name="ce403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7" table:style-name="ce129"/>
          <table:covered-table-cell table:style-name="ce441"/>
          <table:covered-table-cell table:number-columns-repeated="6" table:style-name="ce129"/>
          <table:covered-table-cell table:style-name="ce86"/>
          <table:covered-table-cell table:style-name="ce403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卒</text:p>
          </table:table-cell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傌</text:p>
          </table:table-cell>
          <table:covered-table-cell table:number-columns-repeated="6"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相</text:p>
          </table:table-cell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俥</text:p>
          </table:table-cell>
          <table:covered-table-cell table:number-columns-repeated="6"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炮</text:p>
          </table:table-cell>
          <table:covered-table-cell table:number-columns-repeated="6"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仕</text:p>
          </table:table-cell>
          <table:covered-table-cell table:number-columns-repeated="6"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帥</text:p>
          </table:table-cell>
          <table:covered-table-cell table:number-columns-repeated="6"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將</text:p>
          </table:table-cell>
          <table:covered-table-cell table:number-columns-repeated="6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number-columns-repeated="926"/>
        </table:table-row>
        <table:table-row table:style-name="ro8"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109"/>
          <table:table-cell table:style-name="ce85" table:number-columns-spanned="6" table:number-rows-spanned="1"/>
          <table:covered-table-cell table:number-columns-repeated="5" table:style-name="ce85"/>
          <table:table-cell table:style-name="ce86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85" table:number-columns-spanned="6" table:number-rows-spanned="1"/>
          <table:covered-table-cell table:number-columns-repeated="5" table:style-name="ce85"/>
          <table:table-cell table:style-name="ce85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7"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style-name="ce419" table:number-columns-spanned="3" table:number-rows-spanned="1"/>
          <table:covered-table-cell table:number-columns-repeated="2" table:style-name="ce86"/>
          <table:table-cell table:style-name="ce431" table:number-columns-spanned="3" table:number-rows-spanned="1"/>
          <table:covered-table-cell table:number-columns-repeated="2" table:style-name="ce86"/>
          <table:table-cell table:style-name="ce86"/>
          <table:table-cell table:style-name="ce109"/>
          <table:table-cell table:number-columns-repeated="926"/>
        </table:table-row>
        <table:table-row table:style-name="ro7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128" office:value-type="string" calcext:value-type="string" table:number-columns-spanned="6" table:number-rows-spanned="4">
            <text:p>⊖</text:p>
          </table:table-cell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6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7">
          <table:covered-table-cell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table-cell table:number-columns-repeated="926"/>
        </table:table-row>
        <table:table-row table:style-name="ro7">
          <table:covered-table-cell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table-cell table:number-columns-repeated="926"/>
        </table:table-row>
        <table:table-row table:style-name="ro7">
          <table:covered-table-cell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covered-table-cell table:number-columns-repeated="7" table:style-name="ce86"/>
          <table:covered-table-cell table:style-name="ce403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table-cell table:style-name="ce422" office:value-type="string" calcext:value-type="string" table:number-columns-spanned="6" table:number-rows-spanned="4">
            <text:p>率</text:p>
          </table:table-cell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style-name="ce422" table:number-columns-spanned="6" table:number-rows-spanned="4"/>
          <table:covered-table-cell table:number-columns-repeated="6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covered-table-cell table:number-columns-repeated="7" table:style-name="ce86"/>
          <table:covered-table-cell table:style-name="ce109"/>
          <table:table-cell table:number-columns-repeated="926"/>
        </table:table-row>
        <table:table-row table:style-name="ro7">
          <table:covered-table-cell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style-name="ce88" table:number-columns-spanned="6" table:number-rows-spanned="1"/>
          <table:covered-table-cell table:number-columns-repeated="6" table:style-name="ce88"/>
          <table:covered-table-cell table:style-name="ce404"/>
          <table:table-cell table:number-columns-repeated="926"/>
        </table:table-row>
        <table:table-row table:style-name="ro8"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7"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number-columns-repeated="926"/>
        </table:table-row>
        <table:table-row table:style-name="ro7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133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133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7">
          <table:covered-table-cell table:style-name="ce90"/>
          <table:covered-table-cell table:style-name="ce408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6" table:style-name="ce133"/>
          <table:covered-table-cell table:style-name="ce90"/>
          <table:covered-table-cell table:style-name="ce408"/>
          <table:table-cell table:number-columns-repeated="926"/>
        </table:table-row>
        <table:table-row table:style-name="ro7">
          <table:covered-table-cell table:style-name="ce90"/>
          <table:covered-table-cell table:style-name="ce408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6" table:style-name="ce133"/>
          <table:covered-table-cell table:style-name="ce90"/>
          <table:covered-table-cell table:style-name="ce408"/>
          <table:table-cell table:number-columns-repeated="926"/>
        </table:table-row>
        <table:table-row table:style-name="ro7">
          <table:covered-table-cell table:style-name="ce90"/>
          <table:covered-table-cell table:style-name="ce408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7" table:style-name="ce133"/>
          <table:covered-table-cell table:style-name="ce443"/>
          <table:covered-table-cell table:number-columns-repeated="6" table:style-name="ce133"/>
          <table:covered-table-cell table:style-name="ce90"/>
          <table:covered-table-cell table:style-name="ce408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卆</text:p>
          </table:table-cell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马</text:p>
          </table:table-cell>
          <table:covered-table-cell table:number-columns-repeated="6"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象</text:p>
          </table:table-cell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車</text:p>
          </table:table-cell>
          <table:covered-table-cell table:number-columns-repeated="6"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包</text:p>
          </table:table-cell>
          <table:covered-table-cell table:number-columns-repeated="6"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士</text:p>
          </table:table-cell>
          <table:covered-table-cell table:number-columns-repeated="6"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楚</text:p>
          </table:table-cell>
          <table:covered-table-cell table:number-columns-repeated="6" table:style-name="ce90"/>
          <table:covered-table-cell table:style-name="ce114"/>
          <table:table-cell table:style-name="ce426" office:value-type="string" calcext:value-type="string" table:number-columns-spanned="6" table:number-rows-spanned="4">
            <text:p>漢</text:p>
          </table:table-cell>
          <table:covered-table-cell table:number-columns-repeated="6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number-columns-repeated="926"/>
        </table:table-row>
        <table:table-row table:style-name="ro8"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89" table:number-columns-spanned="6" table:number-rows-spanned="1"/>
          <table:covered-table-cell table:number-columns-repeated="5" table:style-name="ce89"/>
          <table:table-cell table:style-name="ce89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7"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style-name="ce423" table:number-columns-spanned="3" table:number-rows-spanned="1"/>
          <table:covered-table-cell table:number-columns-repeated="2" table:style-name="ce90"/>
          <table:table-cell table:style-name="ce432" table:number-columns-spanned="3" table:number-rows-spanned="1"/>
          <table:covered-table-cell table:number-columns-repeated="2" table:style-name="ce90"/>
          <table:table-cell table:style-name="ce90"/>
          <table:table-cell table:style-name="ce114"/>
          <table:table-cell table:number-columns-repeated="926"/>
        </table:table-row>
        <table:table-row table:style-name="ro7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90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7">
          <table:covered-table-cell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table-cell table:number-columns-repeated="926"/>
        </table:table-row>
        <table:table-row table:style-name="ro7">
          <table:covered-table-cell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table-cell table:number-columns-repeated="926"/>
        </table:table-row>
        <table:table-row table:style-name="ro7">
          <table:covered-table-cell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covered-table-cell table:number-columns-repeated="7" table:style-name="ce90"/>
          <table:covered-table-cell table:style-name="ce408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style-name="ce426" table:number-columns-spanned="6" table:number-rows-spanned="4"/>
          <table:covered-table-cell table:number-columns-repeated="6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covered-table-cell table:number-columns-repeated="7" table:style-name="ce90"/>
          <table:covered-table-cell table:style-name="ce114"/>
          <table:table-cell table:number-columns-repeated="926"/>
        </table:table-row>
        <table:table-row table:style-name="ro7">
          <table:covered-table-cell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style-name="ce92" table:number-columns-spanned="6" table:number-rows-spanned="1"/>
          <table:covered-table-cell table:number-columns-repeated="6" table:style-name="ce92"/>
          <table:covered-table-cell table:style-name="ce409"/>
          <table:table-cell table:number-columns-repeated="926"/>
        </table:table-row>
        <table:table-row table:style-name="ro8"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136" office:value-type="string" calcext:value-type="string" table:number-columns-spanned="6" table:number-rows-spanned="4">
            <text:p>⛀</text:p>
          </table:table-cell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office:value-type="string" calcext:value-type="string" table:number-columns-spanned="6" table:number-rows-spanned="4">
            <text:p>🐴</text:p>
          </table:table-cell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office:value-type="string" calcext:value-type="string" table:number-columns-spanned="6" table:number-rows-spanned="4">
            <text:p>Δ</text:p>
          </table:table-cell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office:value-type="string" calcext:value-type="string" table:number-columns-spanned="6" table:number-rows-spanned="4">
            <text:p>⌓</text:p>
          </table:table-cell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office:value-type="string" calcext:value-type="string" table:number-columns-spanned="6" table:number-rows-spanned="4">
            <text:p>▵</text:p>
          </table:table-cell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office:value-type="string" calcext:value-type="string" table:number-columns-spanned="6" table:number-rows-spanned="4">
            <text:p>△</text:p>
          </table:table-cell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office:value-type="string" calcext:value-type="string" table:number-columns-spanned="6" table:number-rows-spanned="4">
            <text:p>▲</text:p>
          </table:table-cell>
          <table:covered-table-cell table:number-columns-repeated="5" table:style-name="ce136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21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6" table:style-name="ce136"/>
          <table:covered-table-cell table:style-name="ce94"/>
          <table:covered-table-cell table:style-name="ce12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21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6" table:style-name="ce136"/>
          <table:covered-table-cell table:style-name="ce94"/>
          <table:covered-table-cell table:style-name="ce12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21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6" table:style-name="ce136"/>
          <table:covered-table-cell table:style-name="ce94"/>
          <table:covered-table-cell table:style-name="ce12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table-cell table:style-name="ce94" office:value-type="string" calcext:value-type="string" table:number-columns-spanned="6" table:number-rows-spanned="4">
            <text:p>貝</text:p>
          </table:table-cell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21"/>
          <table:table-cell table:style-name="ce94" office:value-type="string" calcext:value-type="string" table:number-columns-spanned="6" table:number-rows-spanned="4">
            <text:p>瑪</text:p>
          </table:table-cell>
          <table:covered-table-cell table:number-columns-repeated="6" table:style-name="ce94"/>
          <table:covered-table-cell table:style-name="ce121"/>
          <table:table-cell table:style-name="ce94" office:value-type="string" calcext:value-type="string" table:number-columns-spanned="6" table:number-rows-spanned="4">
            <text:p>根</text:p>
          </table:table-cell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office:value-type="string" calcext:value-type="string" table:number-columns-spanned="6" table:number-rows-spanned="4">
            <text:p>船</text:p>
          </table:table-cell>
          <table:covered-table-cell table:number-columns-repeated="6" table:style-name="ce94"/>
          <table:covered-table-cell table:style-name="ce121"/>
          <table:table-cell table:style-name="ce94" table:number-columns-spanned="6" table:number-rows-spanned="4"/>
          <table:covered-table-cell table:number-columns-repeated="6" table:style-name="ce94"/>
          <table:covered-table-cell table:style-name="ce121"/>
          <table:table-cell table:style-name="ce94" office:value-type="string" calcext:value-type="string" table:number-columns-spanned="6" table:number-rows-spanned="4">
            <text:p>種</text:p>
          </table:table-cell>
          <table:covered-table-cell table:number-columns-repeated="6" table:style-name="ce94"/>
          <table:covered-table-cell table:style-name="ce121"/>
          <table:table-cell table:style-name="ce94" office:value-type="string" calcext:value-type="string" table:number-columns-spanned="6" table:number-rows-spanned="4">
            <text:p>君</text:p>
          </table:table-cell>
          <table:covered-table-cell table:number-columns-repeated="6" table:style-name="ce94"/>
          <table:covered-table-cell table:style-name="ce119"/>
          <table:table-cell table:style-name="ce94" office:value-type="string" calcext:value-type="string" table:number-columns-spanned="6" table:number-rows-spanned="4">
            <text:p>君</text:p>
          </table:table-cell>
          <table:covered-table-cell table:number-columns-repeated="6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21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27" table:number-columns-spanned="3" table:number-rows-spanned="1"/>
          <table:covered-table-cell table:number-columns-repeated="2" table:style-name="ce94"/>
          <table:table-cell table:style-name="ce433" table:number-columns-spanned="3" table:number-rows-spanned="1"/>
          <table:covered-table-cell table:number-columns-repeated="2" table:style-name="ce94"/>
          <table:table-cell table:style-name="ce94"/>
          <table: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136" office:value-type="string" calcext:value-type="string" table:number-columns-spanned="6" table:number-rows-spanned="4">
            <text:p>⛂</text:p>
          </table:table-cell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6" table:number-columns-spanned="6" table:number-rows-spanned="4"/>
          <table:covered-table-cell table:number-columns-repeated="5" table:style-name="ce136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21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6" table:style-name="ce136"/>
          <table:covered-table-cell table:style-name="ce94"/>
          <table:covered-table-cell table:style-name="ce12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21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6" table:style-name="ce136"/>
          <table:covered-table-cell table:style-name="ce94"/>
          <table:covered-table-cell table:style-name="ce12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21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7" table:style-name="ce136"/>
          <table:covered-table-cell table:style-name="ce445"/>
          <table:covered-table-cell table:number-columns-repeated="6" table:style-name="ce136"/>
          <table:covered-table-cell table:style-name="ce94"/>
          <table:covered-table-cell table:style-name="ce12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table-cell table:style-name="ce94" office:value-type="string" calcext:value-type="string" table:number-columns-spanned="6" table:number-rows-spanned="4">
            <text:p>貴</text:p>
          </table:table-cell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21"/>
          <table:table-cell table:style-name="ce94" table:number-columns-spanned="6" table:number-rows-spanned="4"/>
          <table:covered-table-cell table:number-columns-repeated="6" table:style-name="ce94"/>
          <table:covered-table-cell table:style-name="ce121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21"/>
          <table:table-cell table:style-name="ce94" table:number-columns-spanned="6" table:number-rows-spanned="4"/>
          <table:covered-table-cell table:number-columns-repeated="6" table:style-name="ce94"/>
          <table:covered-table-cell table:style-name="ce121"/>
          <table:table-cell table:style-name="ce94" table:number-columns-spanned="6" table:number-rows-spanned="4"/>
          <table:covered-table-cell table:number-columns-repeated="6" table:style-name="ce94"/>
          <table:covered-table-cell table:style-name="ce121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94" table:number-columns-spanned="6" table:number-rows-spanned="4"/>
          <table:covered-table-cell table:number-columns-repeated="6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21"/>
          <table:covered-table-cell table:number-columns-repeated="7" table:style-name="ce94"/>
          <table:covered-table-cell table:style-name="ce119"/>
          <table:covered-table-cell table:number-columns-repeated="7" table:style-name="ce94"/>
          <table:covered-table-cell table:style-name="ce11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96" table:number-columns-spanned="6" table:number-rows-spanned="1"/>
          <table:covered-table-cell table:number-columns-repeated="6" table:style-name="ce96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93" table:number-columns-spanned="6" table:number-rows-spanned="1"/>
          <table:covered-table-cell table:number-columns-repeated="5" table:style-name="ce93"/>
          <table:table-cell table:style-name="ce93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7" table:number-rows-repeated="894">
          <table:table-cell table:style-name="ce389" table:number-columns-repeated="33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16"/>
          <table:table-cell table:number-columns-repeated="926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PP" table:style-name="ta5">
        <office:forms form:automatic-focus="false" form:apply-design-mode="false"/>
        <table:table-column table:style-name="co14" table:default-cell-style-name="ce485"/>
        <table:table-column table:style-name="co14" table:default-cell-style-name="ce506"/>
        <table:table-column table:style-name="co14" table:number-columns-repeated="31" table:default-cell-style-name="ce485"/>
        <table:table-column table:style-name="co14" table:default-cell-style-name="ce506"/>
        <table:table-column table:style-name="co14" table:number-columns-repeated="7" table:default-cell-style-name="ce485"/>
        <table:table-column table:style-name="co14" table:default-cell-style-name="ce506"/>
        <table:table-column table:style-name="co14" table:number-columns-repeated="15" table:default-cell-style-name="ce485"/>
        <table:table-column table:style-name="co14" table:default-cell-style-name="ce506"/>
        <table:table-column table:style-name="co14" table:number-columns-repeated="15" table:default-cell-style-name="ce485"/>
        <table:table-column table:style-name="co14" table:default-cell-style-name="ce506"/>
        <table:table-column table:style-name="co14" table:number-columns-repeated="7" table:default-cell-style-name="ce485"/>
        <table:table-column table:style-name="co14" table:default-cell-style-name="ce506"/>
        <table:table-column table:style-name="co14" table:number-columns-repeated="15" table:default-cell-style-name="ce485"/>
        <table:table-column table:style-name="co14" table:default-cell-style-name="ce506"/>
        <table:table-column table:style-name="co8" table:visibility="collapse" table:number-columns-repeated="926" table:default-cell-style-name="Default"/>
        <table:table-row table:style-name="ro7">
          <table:table-cell table:style-name="ce162"/>
          <table:table-cell table:style-name="ce166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507" table:number-columns-spanned="3" table:number-rows-spanned="1"/>
          <table:covered-table-cell table:number-columns-repeated="2" table:style-name="ce162"/>
          <table:table-cell table:style-name="ce19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number-columns-repeated="926"/>
        </table:table-row>
        <table:table-row table:style-name="ro7"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歩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table:number-columns-spanned="6" table:number-rows-spanned="4"/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table:number-columns-spanned="6" table:number-rows-spanned="4"/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table:number-columns-spanned="6" table:number-rows-spanned="4"/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桂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銀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角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香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飛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金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玉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2" office:value-type="string" calcext:value-type="string" table:number-columns-spanned="6" table:number-rows-spanned="4">
            <text:p>王</text:p>
          </table:table-cell>
          <table:covered-table-cell table:number-columns-repeated="5" table:style-name="ce162"/>
          <table:table-cell table:style-name="ce455" table:number-columns-spanned="1" table:number-rows-spanned="9"/>
          <table:table-cell table:style-name="ce486" table:number-columns-spanned="1" table:number-rows-spanned="9"/>
          <table:table-cell table:number-columns-repeated="926"/>
        </table:table-row>
        <table:table-row table:style-name="ro7">
          <table:covered-table-cell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table-cell table:number-columns-repeated="926"/>
        </table:table-row>
        <table:table-row table:style-name="ro7">
          <table:covered-table-cell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table-cell table:number-columns-repeated="926"/>
        </table:table-row>
        <table:table-row table:style-name="ro7">
          <table:covered-table-cell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table-cell table:number-columns-repeated="926"/>
        </table:table-row>
        <table:table-row table:style-name="ro7">
          <table:covered-table-cell table:style-name="ce162"/>
          <table:covered-table-cell table:style-name="ce166"/>
          <table:table-cell table:style-name="ce162" office:value-type="string" calcext:value-type="string" table:number-columns-spanned="6" table:number-rows-spanned="4">
            <text:p>兵</text:p>
          </table:table-cell>
          <table:covered-table-cell table:number-columns-repeated="6" table:style-name="ce162"/>
          <table:covered-table-cell table:style-name="ce167"/>
          <table:table-cell table:style-name="ce162" table:number-columns-spanned="6" table:number-rows-spanned="4"/>
          <table:covered-table-cell table:number-columns-repeated="6" table:style-name="ce162"/>
          <table:covered-table-cell table:style-name="ce167"/>
          <table:table-cell table:style-name="ce162" table:number-columns-spanned="6" table:number-rows-spanned="4"/>
          <table:covered-table-cell table:number-columns-repeated="6" table:style-name="ce162"/>
          <table:covered-table-cell table:style-name="ce167"/>
          <table:table-cell table:style-name="ce162" table:number-columns-spanned="6" table:number-rows-spanned="4"/>
          <table:covered-table-cell table:number-columns-repeated="6" table:style-name="ce162"/>
          <table:covered-table-cell table:style-name="ce166"/>
          <table:table-cell table:style-name="ce162" office:value-type="string" calcext:value-type="string" table:number-columns-spanned="6" table:number-rows-spanned="4">
            <text:p>馬</text:p>
          </table:table-cell>
          <table:covered-table-cell table:number-columns-repeated="6" table:style-name="ce162"/>
          <table:covered-table-cell table:style-name="ce166"/>
          <table:table-cell table:style-name="ce162" office:value-type="string" calcext:value-type="string" table:number-columns-spanned="6" table:number-rows-spanned="4">
            <text:p>将</text:p>
          </table:table-cell>
          <table:covered-table-cell table:number-columns-repeated="6" table:style-name="ce162"/>
          <table:covered-table-cell table:style-name="ce167"/>
          <table:table-cell table:style-name="ce162" office:value-type="string" calcext:value-type="string" table:number-columns-spanned="6" table:number-rows-spanned="4">
            <text:p>行</text:p>
          </table:table-cell>
          <table:covered-table-cell table:number-columns-repeated="6" table:style-name="ce162"/>
          <table:covered-table-cell table:style-name="ce166"/>
          <table:table-cell table:style-name="ce162" office:value-type="string" calcext:value-type="string" table:number-columns-spanned="6" table:number-rows-spanned="4">
            <text:p>車</text:p>
          </table:table-cell>
          <table:covered-table-cell table:number-columns-repeated="6" table:style-name="ce162"/>
          <table:covered-table-cell table:style-name="ce167"/>
          <table:table-cell table:style-name="ce162" office:value-type="string" calcext:value-type="string" table:number-columns-spanned="6" table:number-rows-spanned="4">
            <text:p>車</text:p>
          </table:table-cell>
          <table:covered-table-cell table:number-columns-repeated="6" table:style-name="ce162"/>
          <table:covered-table-cell table:style-name="ce166"/>
          <table:table-cell table:style-name="ce162" office:value-type="string" calcext:value-type="string" table:number-columns-spanned="6" table:number-rows-spanned="4">
            <text:p>将</text:p>
          </table:table-cell>
          <table:covered-table-cell table:number-columns-repeated="6" table:style-name="ce162"/>
          <table:covered-table-cell table:style-name="ce166"/>
          <table:table-cell table:style-name="ce162" office:value-type="string" calcext:value-type="string" table:number-columns-spanned="6" table:number-rows-spanned="4">
            <text:p>將</text:p>
          </table:table-cell>
          <table:covered-table-cell table:number-columns-repeated="6" table:style-name="ce162"/>
          <table:covered-table-cell table:style-name="ce167"/>
          <table:table-cell table:style-name="ce162" office:value-type="string" calcext:value-type="string" table:number-columns-spanned="6" table:number-rows-spanned="4">
            <text:p>將</text:p>
          </table:table-cell>
          <table:covered-table-cell table:number-columns-repeated="6" table:style-name="ce162"/>
          <table:covered-table-cell table:style-name="ce166"/>
          <table:table-cell table:number-columns-repeated="926"/>
        </table:table-row>
        <table:table-row table:style-name="ro7">
          <table:covered-table-cell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table-cell table:number-columns-repeated="926"/>
        </table:table-row>
        <table:table-row table:style-name="ro7">
          <table:covered-table-cell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table-cell table:number-columns-repeated="926"/>
        </table:table-row>
        <table:table-row table:style-name="ro7">
          <table:covered-table-cell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6"/>
          <table:table-cell table:number-columns-repeated="926"/>
        </table:table-row>
        <table:table-row table:style-name="ro7">
          <table:covered-table-cell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style-name="ce164" table:number-columns-spanned="6" table:number-rows-spanned="1"/>
          <table:covered-table-cell table:number-columns-repeated="6" table:style-name="ce164"/>
          <table:covered-table-cell table:style-name="ce487"/>
          <table:table-cell table:number-columns-repeated="926"/>
        </table:table-row>
        <table:table-row table:style-name="ro7">
          <table:table-cell table:style-name="ce164" table:number-columns-spanned="1" table:number-rows-spanned="2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8" table:number-rows-spanned="2"/>
          <table:covered-table-cell table:number-columns-repeated="7" table:style-name="ce164"/>
          <table:table-cell table:style-name="ce196" table:number-columns-spanned="1" table:number-rows-spanned="2"/>
          <table:table-cell table:number-columns-repeated="926"/>
        </table:table-row>
        <table:table-row table:style-name="ro7">
          <table:covered-table-cell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covered-table-cell table:number-columns-repeated="7" table:style-name="ce164"/>
          <table:covered-table-cell table:style-name="ce196"/>
          <table:table-cell table:number-columns-repeated="926"/>
        </table:table-row>
        <table:table-row table:style-name="ro7"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style-name="ce508" table:number-columns-spanned="6" table:number-rows-spanned="1"/>
          <table:covered-table-cell table:number-columns-repeated="2" table:style-name="ce162"/>
          <table:covered-table-cell table:style-name="ce197"/>
          <table:covered-table-cell table:number-columns-repeated="2" table:style-name="ce162"/>
          <table:table-cell table:style-name="ce457" table:number-columns-spanned="1" table:number-rows-spanned="9"/>
          <table:table-cell table:style-name="ce197" table:number-columns-spanned="1" table:number-rows-spanned="9"/>
          <table:table-cell table:number-columns-repeated="926"/>
        </table:table-row>
        <table:table-row table:style-name="ro7">
          <table:covered-table-cell table:style-name="ce166"/>
          <table:covered-table-cell table:style-name="ce162"/>
          <table:table-cell table:style-name="ce217" office:value-type="string" calcext:value-type="string" table:number-columns-spanned="6" table:number-rows-spanned="8">
            <text:p>と</text:p>
          </table:table-cell>
          <table:covered-table-cell table:number-columns-repeated="5" table:style-name="ce162"/>
          <table:covered-table-cell table:style-name="ce166"/>
          <table:covered-table-cell table:style-name="ce162"/>
          <table:table-cell table:style-name="ce217" table:number-columns-spanned="6" table:number-rows-spanned="8"/>
          <table:covered-table-cell table:number-columns-repeated="5" table:style-name="ce162"/>
          <table:covered-table-cell table:style-name="ce166"/>
          <table:covered-table-cell table:style-name="ce162"/>
          <table:table-cell table:style-name="ce217" table:number-columns-spanned="6" table:number-rows-spanned="8"/>
          <table:covered-table-cell table:number-columns-repeated="5" table:style-name="ce162"/>
          <table:covered-table-cell table:style-name="ce166"/>
          <table:covered-table-cell table:style-name="ce162"/>
          <table:table-cell table:style-name="ce217" table:number-columns-spanned="6" table:number-rows-spanned="8"/>
          <table:covered-table-cell table:number-columns-repeated="5" table:style-name="ce162"/>
          <table:covered-table-cell table:style-name="ce166"/>
          <table:covered-table-cell table:style-name="ce162"/>
          <table:table-cell table:style-name="ce217" office:value-type="string" calcext:value-type="string" table:number-columns-spanned="6" table:number-rows-spanned="8">
            <text:p>今</text:p>
          </table:table-cell>
          <table:covered-table-cell table:number-columns-repeated="5" table:style-name="ce162"/>
          <table:covered-table-cell table:style-name="ce166"/>
          <table:covered-table-cell table:style-name="ce162"/>
          <table:table-cell table:style-name="ce217" office:value-type="string" calcext:value-type="string" table:number-columns-spanned="6" table:number-rows-spanned="8">
            <text:p>全</text:p>
          </table:table-cell>
          <table:covered-table-cell table:number-columns-repeated="5" table:style-name="ce162"/>
          <table:covered-table-cell table:style-name="ce166"/>
          <table:covered-table-cell table:style-name="ce162"/>
          <table:table-cell table:style-name="ce217" office:value-type="string" calcext:value-type="string" table:number-columns-spanned="6" table:number-rows-spanned="4">
            <text:p>馬</text:p>
          </table:table-cell>
          <table:covered-table-cell table:number-columns-repeated="5" table:style-name="ce217"/>
          <table:covered-table-cell table:style-name="ce166"/>
          <table:covered-table-cell table:style-name="ce162"/>
          <table:table-cell table:style-name="ce217" office:value-type="string" calcext:value-type="string" table:number-columns-spanned="6" table:number-rows-spanned="8">
            <text:p>仝</text:p>
          </table:table-cell>
          <table:covered-table-cell table:number-columns-repeated="5" table:style-name="ce162"/>
          <table:covered-table-cell table:style-name="ce166"/>
          <table:covered-table-cell table:style-name="ce162"/>
          <table:table-cell table:style-name="ce217" office:value-type="string" calcext:value-type="string" table:number-columns-spanned="6" table:number-rows-spanned="4">
            <text:p>王</text:p>
          </table:table-cell>
          <table:covered-table-cell table:number-columns-repeated="5" table:style-name="ce217"/>
          <table:covered-table-cell table:style-name="ce166"/>
          <table:covered-table-cell table:style-name="ce162"/>
          <table:table-cell table:style-name="ce217" table:number-columns-spanned="6" table:number-rows-spanned="4"/>
          <table:covered-table-cell table:number-columns-repeated="5" table:style-name="ce217"/>
          <table:covered-table-cell table:style-name="ce166"/>
          <table:covered-table-cell table:style-name="ce162"/>
          <table:table-cell table:style-name="ce217" table:number-columns-spanned="6" table:number-rows-spanned="4"/>
          <table:covered-table-cell table:number-columns-repeated="5" table:style-name="ce217"/>
          <table:covered-table-cell table:style-name="ce166"/>
          <table:covered-table-cell table:style-name="ce162"/>
          <table:table-cell table:style-name="ce217" table:number-columns-spanned="6" table:number-rows-spanned="4"/>
          <table:covered-table-cell table:number-columns-repeated="5" table:style-name="ce217"/>
          <table:covered-table-cell table:style-name="ce166"/>
          <table:covered-table-cell table:style-name="ce162"/>
          <table:table-cell table:number-columns-repeated="926"/>
        </table:table-row>
        <table:table-row table:style-name="ro7"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number-columns-repeated="7" table:style-name="ce162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table-cell table:number-columns-repeated="926"/>
        </table:table-row>
        <table:table-row table:style-name="ro7"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number-columns-repeated="7" table:style-name="ce162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table-cell table:number-columns-repeated="926"/>
        </table:table-row>
        <table:table-row table:style-name="ro7"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table-cell table:number-columns-repeated="926"/>
        </table:table-row>
        <table:table-row table:style-name="ro7"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table-cell table:style-name="ce217" office:value-type="string" calcext:value-type="string" table:number-columns-spanned="6" table:number-rows-spanned="4">
            <text:p>龍</text:p>
          </table:table-cell>
          <table:covered-table-cell table:number-columns-repeated="5" table:style-name="ce217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table-cell table:style-name="ce217" office:value-type="string" calcext:value-type="string" table:number-columns-spanned="6" table:number-rows-spanned="4">
            <text:p>龍</text:p>
          </table:table-cell>
          <table:covered-table-cell table:number-columns-repeated="5" table:style-name="ce217"/>
          <table:covered-table-cell table:style-name="ce167"/>
          <table:covered-table-cell table:style-name="ce162"/>
          <table:table-cell table:style-name="ce217" table:number-columns-spanned="6" table:number-rows-spanned="4"/>
          <table:covered-table-cell table:number-columns-repeated="5" table:style-name="ce217"/>
          <table:covered-table-cell table:style-name="ce167"/>
          <table:covered-table-cell table:style-name="ce162"/>
          <table:table-cell table:style-name="ce217" table:number-columns-spanned="6" table:number-rows-spanned="4"/>
          <table:covered-table-cell table:number-columns-repeated="5" table:style-name="ce217"/>
          <table:covered-table-cell table:style-name="ce167"/>
          <table:covered-table-cell table:style-name="ce162"/>
          <table:table-cell table:style-name="ce217" table:number-columns-spanned="6" table:number-rows-spanned="4"/>
          <table:covered-table-cell table:number-columns-repeated="5" table:style-name="ce217"/>
          <table:covered-table-cell table:style-name="ce167"/>
          <table:covered-table-cell table:style-name="ce162"/>
          <table:table-cell table:number-columns-repeated="926"/>
        </table:table-row>
        <table:table-row table:style-name="ro7"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table-cell table:number-columns-repeated="926"/>
        </table:table-row>
        <table:table-row table:style-name="ro7"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number-columns-repeated="7" table:style-name="ce162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covered-table-cell table:number-columns-repeated="6" table:style-name="ce217"/>
          <table:covered-table-cell table:style-name="ce167"/>
          <table:covered-table-cell table:style-name="ce162"/>
          <table:table-cell table:number-columns-repeated="926"/>
        </table:table-row>
        <table:table-row table:style-name="ro7"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number-columns-repeated="7" table:style-name="ce162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number-columns-repeated="7" table:style-name="ce162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covered-table-cell table:number-columns-repeated="6" table:style-name="ce217"/>
          <table:covered-table-cell table:style-name="ce166"/>
          <table:covered-table-cell table:style-name="ce162"/>
          <table:table-cell table:number-columns-repeated="926"/>
        </table:table-row>
        <table:table-row table:style-name="ro7">
          <table:table-cell table:style-name="ce162"/>
          <table:table-cell table:style-name="ce166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7"/>
          <table:table-cell table:style-name="ce197" table:number-columns-spanned="3" table:number-rows-spanned="1"/>
          <table:covered-table-cell table:number-columns-repeated="2" table:style-name="ce162"/>
          <table:table-cell table:style-name="ce507" table:number-columns-spanned="3" table:number-rows-spanned="1"/>
          <table:covered-table-cell table:number-columns-repeated="2" table:style-name="ce162"/>
          <table:table-cell table:style-name="ce162"/>
          <table:table-cell table:style-name="ce166"/>
          <table:table-cell table:number-columns-repeated="926"/>
        </table:table-row>
        <table:table-row table:style-name="ro7">
          <table:table-cell table:style-name="ce168"/>
          <table:table-cell table:style-name="ce173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510" table:number-columns-spanned="3" table:number-rows-spanned="1"/>
          <table:covered-table-cell table:number-columns-repeated="2" table:style-name="ce168"/>
          <table:table-cell table:style-name="ce201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number-columns-repeated="926"/>
        </table:table-row>
        <table:table-row table:style-name="ro7"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♟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♟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♟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♟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♞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table:number-columns-spanned="6" table:number-rows-spanned="4"/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♝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table:number-columns-spanned="6" table:number-rows-spanned="4"/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♜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♛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♚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8" office:value-type="string" calcext:value-type="string" table:number-columns-spanned="6" table:number-rows-spanned="4">
            <text:p>♔</text:p>
          </table:table-cell>
          <table:covered-table-cell table:number-columns-repeated="5" table:style-name="ce168"/>
          <table:table-cell table:style-name="ce461" table:number-columns-spanned="1" table:number-rows-spanned="9"/>
          <table:table-cell table:style-name="ce490" table:number-columns-spanned="1" table:number-rows-spanned="9"/>
          <table:table-cell table:number-columns-repeated="926"/>
        </table:table-row>
        <table:table-row table:style-name="ro7">
          <table:covered-table-cell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table-cell table:number-columns-repeated="926"/>
        </table:table-row>
        <table:table-row table:style-name="ro7">
          <table:covered-table-cell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table-cell table:number-columns-repeated="926"/>
        </table:table-row>
        <table:table-row table:style-name="ro7">
          <table:covered-table-cell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table-cell table:number-columns-repeated="926"/>
        </table:table-row>
        <table:table-row table:style-name="ro7">
          <table:covered-table-cell table:style-name="ce168"/>
          <table:covered-table-cell table:style-name="ce173"/>
          <table:table-cell table:style-name="ce168" office:value-type="string" calcext:value-type="string" table:number-columns-spanned="6" table:number-rows-spanned="4">
            <text:p>兵</text:p>
          </table:table-cell>
          <table:covered-table-cell table:number-columns-repeated="6" table:style-name="ce168"/>
          <table:covered-table-cell table:style-name="ce174"/>
          <table:table-cell table:style-name="ce168" office:value-type="string" calcext:value-type="string" table:number-columns-spanned="6" table:number-rows-spanned="4">
            <text:p>兵</text:p>
          </table:table-cell>
          <table:covered-table-cell table:number-columns-repeated="6" table:style-name="ce168"/>
          <table:covered-table-cell table:style-name="ce174"/>
          <table:table-cell table:style-name="ce168" office:value-type="string" calcext:value-type="string" table:number-columns-spanned="6" table:number-rows-spanned="4">
            <text:p>兵</text:p>
          </table:table-cell>
          <table:covered-table-cell table:number-columns-repeated="6" table:style-name="ce168"/>
          <table:covered-table-cell table:style-name="ce174"/>
          <table:table-cell table:style-name="ce168" office:value-type="string" calcext:value-type="string" table:number-columns-spanned="6" table:number-rows-spanned="4">
            <text:p>兵</text:p>
          </table:table-cell>
          <table:covered-table-cell table:number-columns-repeated="6" table:style-name="ce168"/>
          <table:covered-table-cell table:style-name="ce173"/>
          <table:table-cell table:style-name="ce168" office:value-type="string" calcext:value-type="string" table:number-columns-spanned="6" table:number-rows-spanned="4">
            <text:p>騎</text:p>
          </table:table-cell>
          <table:covered-table-cell table:number-columns-repeated="6" table:style-name="ce168"/>
          <table:covered-table-cell table:style-name="ce173"/>
          <table:table-cell table:style-name="ce168" table:number-columns-spanned="6" table:number-rows-spanned="4"/>
          <table:covered-table-cell table:number-columns-repeated="6" table:style-name="ce168"/>
          <table:covered-table-cell table:style-name="ce174"/>
          <table:table-cell table:style-name="ce168" office:value-type="string" calcext:value-type="string" table:number-columns-spanned="6" table:number-rows-spanned="4">
            <text:p>聖</text:p>
          </table:table-cell>
          <table:covered-table-cell table:number-columns-repeated="6" table:style-name="ce168"/>
          <table:covered-table-cell table:style-name="ce173"/>
          <table:table-cell table:style-name="ce168" table:number-columns-spanned="6" table:number-rows-spanned="4"/>
          <table:covered-table-cell table:number-columns-repeated="6" table:style-name="ce168"/>
          <table:covered-table-cell table:style-name="ce174"/>
          <table:table-cell table:style-name="ce168" office:value-type="string" calcext:value-type="string" table:number-columns-spanned="6" table:number-rows-spanned="4">
            <text:p>塔</text:p>
          </table:table-cell>
          <table:covered-table-cell table:number-columns-repeated="6" table:style-name="ce168"/>
          <table:covered-table-cell table:style-name="ce173"/>
          <table:table-cell table:style-name="ce168" office:value-type="string" calcext:value-type="string" table:number-columns-spanned="6" table:number-rows-spanned="4">
            <text:p>后</text:p>
          </table:table-cell>
          <table:covered-table-cell table:number-columns-repeated="6" table:style-name="ce168"/>
          <table:covered-table-cell table:style-name="ce173"/>
          <table:table-cell table:style-name="ce168" office:value-type="string" calcext:value-type="string" table:number-columns-spanned="6" table:number-rows-spanned="4">
            <text:p>王</text:p>
          </table:table-cell>
          <table:covered-table-cell table:number-columns-repeated="6" table:style-name="ce168"/>
          <table:covered-table-cell table:style-name="ce174"/>
          <table:table-cell table:style-name="ce168" office:value-type="string" calcext:value-type="string" table:number-columns-spanned="6" table:number-rows-spanned="4">
            <text:p>王</text:p>
          </table:table-cell>
          <table:covered-table-cell table:number-columns-repeated="6" table:style-name="ce168"/>
          <table:covered-table-cell table:style-name="ce173"/>
          <table:table-cell table:number-columns-repeated="926"/>
        </table:table-row>
        <table:table-row table:style-name="ro7">
          <table:covered-table-cell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table-cell table:number-columns-repeated="926"/>
        </table:table-row>
        <table:table-row table:style-name="ro7">
          <table:covered-table-cell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table-cell table:number-columns-repeated="926"/>
        </table:table-row>
        <table:table-row table:style-name="ro7">
          <table:covered-table-cell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3"/>
          <table:covered-table-cell table:number-columns-repeated="7" table:style-name="ce168"/>
          <table:covered-table-cell table:style-name="ce174"/>
          <table:covered-table-cell table:number-columns-repeated="7" table:style-name="ce168"/>
          <table:covered-table-cell table:style-name="ce173"/>
          <table:table-cell table:number-columns-repeated="926"/>
        </table:table-row>
        <table:table-row table:style-name="ro7">
          <table:covered-table-cell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style-name="ce170" table:number-columns-spanned="6" table:number-rows-spanned="1"/>
          <table:covered-table-cell table:number-columns-repeated="6" table:style-name="ce170"/>
          <table:covered-table-cell table:style-name="ce491"/>
          <table:table-cell table:number-columns-repeated="926"/>
        </table:table-row>
        <table:table-row table:style-name="ro7">
          <table:table-cell table:style-name="ce171" table:number-columns-spanned="1" table:number-rows-spanned="2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8" table:number-rows-spanned="2"/>
          <table:covered-table-cell table:number-columns-repeated="7" table:style-name="ce171"/>
          <table:table-cell table:style-name="ce200" table:number-columns-spanned="1" table:number-rows-spanned="2"/>
          <table:table-cell table:number-columns-repeated="926"/>
        </table:table-row>
        <table:table-row table:style-name="ro7">
          <table:covered-table-cell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covered-table-cell table:number-columns-repeated="7" table:style-name="ce171"/>
          <table:covered-table-cell table:style-name="ce200"/>
          <table:table-cell table:number-columns-repeated="926"/>
        </table:table-row>
        <table:table-row table:style-name="ro7"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style-name="ce511" table:number-columns-spanned="6" table:number-rows-spanned="1"/>
          <table:covered-table-cell table:number-columns-repeated="2" table:style-name="ce168"/>
          <table:covered-table-cell table:style-name="ce201"/>
          <table:covered-table-cell table:number-columns-repeated="2" table:style-name="ce168"/>
          <table:table-cell table:style-name="ce464" table:number-columns-spanned="1" table:number-rows-spanned="9"/>
          <table:table-cell table:style-name="ce201" table:number-columns-spanned="1" table:number-rows-spanned="9"/>
          <table:table-cell table:number-columns-repeated="926"/>
        </table:table-row>
        <table:table-row table:style-name="ro7">
          <table:covered-table-cell table:style-name="ce173"/>
          <table:covered-table-cell table:style-name="ce168"/>
          <table:table-cell table:style-name="ce220" office:value-type="string" calcext:value-type="string" table:number-columns-spanned="6" table:number-rows-spanned="4">
            <text:p>騏</text:p>
          </table:table-cell>
          <table:covered-table-cell table:number-columns-repeated="5" table:style-name="ce220"/>
          <table:covered-table-cell table:style-name="ce173"/>
          <table:covered-table-cell table:style-name="ce168"/>
          <table:table-cell table:style-name="ce220" office:value-type="string" calcext:value-type="string" table:number-columns-spanned="6" table:number-rows-spanned="4">
            <text:p>僧</text:p>
          </table:table-cell>
          <table:covered-table-cell table:number-columns-repeated="5" table:style-name="ce220"/>
          <table:covered-table-cell table:style-name="ce173"/>
          <table:covered-table-cell table:style-name="ce168"/>
          <table:table-cell table:style-name="ce220" office:value-type="string" calcext:value-type="string" table:number-columns-spanned="6" table:number-rows-spanned="4">
            <text:p>城</text:p>
          </table:table-cell>
          <table:covered-table-cell table:number-columns-repeated="5" table:style-name="ce220"/>
          <table:covered-table-cell table:style-name="ce173"/>
          <table:covered-table-cell table:style-name="ce168"/>
          <table:table-cell table:style-name="ce220" office:value-type="string" calcext:value-type="string" table:number-columns-spanned="6" table:number-rows-spanned="4">
            <text:p>妃</text:p>
          </table:table-cell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3"/>
          <table:covered-table-cell table:style-name="ce168"/>
          <table:table-cell table:number-columns-repeated="926"/>
        </table:table-row>
        <table:table-row table:style-name="ro7"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table-cell table:number-columns-repeated="926"/>
        </table:table-row>
        <table:table-row table:style-name="ro7"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table-cell table:number-columns-repeated="926"/>
        </table:table-row>
        <table:table-row table:style-name="ro7"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table-cell table:number-columns-repeated="926"/>
        </table:table-row>
        <table:table-row table:style-name="ro7">
          <table:covered-table-cell table:style-name="ce174"/>
          <table:covered-table-cell table:style-name="ce168"/>
          <table:table-cell table:style-name="ce220" office:value-type="string" calcext:value-type="string" table:number-columns-spanned="6" table:number-rows-spanned="4">
            <text:p>♘</text:p>
          </table:table-cell>
          <table:covered-table-cell table:number-columns-repeated="5" table:style-name="ce220"/>
          <table:covered-table-cell table:style-name="ce174"/>
          <table:covered-table-cell table:style-name="ce168"/>
          <table:table-cell table:style-name="ce220" office:value-type="string" calcext:value-type="string" table:number-columns-spanned="6" table:number-rows-spanned="4">
            <text:p>♗</text:p>
          </table:table-cell>
          <table:covered-table-cell table:number-columns-repeated="5" table:style-name="ce220"/>
          <table:covered-table-cell table:style-name="ce174"/>
          <table:covered-table-cell table:style-name="ce168"/>
          <table:table-cell table:style-name="ce220" office:value-type="string" calcext:value-type="string" table:number-columns-spanned="6" table:number-rows-spanned="4">
            <text:p>♖</text:p>
          </table:table-cell>
          <table:covered-table-cell table:number-columns-repeated="5" table:style-name="ce220"/>
          <table:covered-table-cell table:style-name="ce174"/>
          <table:covered-table-cell table:style-name="ce168"/>
          <table:table-cell table:style-name="ce220" office:value-type="string" calcext:value-type="string" table:number-columns-spanned="6" table:number-rows-spanned="4">
            <text:p>♕</text:p>
          </table:table-cell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style-name="ce220" table:number-columns-spanned="6" table:number-rows-spanned="4"/>
          <table:covered-table-cell table:number-columns-repeated="5" table:style-name="ce220"/>
          <table:covered-table-cell table:style-name="ce174"/>
          <table:covered-table-cell table:style-name="ce168"/>
          <table:table-cell table:number-columns-repeated="926"/>
        </table:table-row>
        <table:table-row table:style-name="ro7"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table-cell table:number-columns-repeated="926"/>
        </table:table-row>
        <table:table-row table:style-name="ro7"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covered-table-cell table:number-columns-repeated="6" table:style-name="ce220"/>
          <table:covered-table-cell table:style-name="ce174"/>
          <table:covered-table-cell table:style-name="ce168"/>
          <table:table-cell table:number-columns-repeated="926"/>
        </table:table-row>
        <table:table-row table:style-name="ro7"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covered-table-cell table:number-columns-repeated="6" table:style-name="ce220"/>
          <table:covered-table-cell table:style-name="ce173"/>
          <table:covered-table-cell table:style-name="ce168"/>
          <table:table-cell table:number-columns-repeated="926"/>
        </table:table-row>
        <table:table-row table:style-name="ro7">
          <table:table-cell table:style-name="ce168"/>
          <table:table-cell table:style-name="ce173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4"/>
          <table:table-cell table:style-name="ce201" table:number-columns-spanned="3" table:number-rows-spanned="1"/>
          <table:covered-table-cell table:number-columns-repeated="2" table:style-name="ce168"/>
          <table:table-cell table:style-name="ce510" table:number-columns-spanned="3" table:number-rows-spanned="1"/>
          <table:covered-table-cell table:number-columns-repeated="2" table:style-name="ce168"/>
          <table:table-cell table:style-name="ce168"/>
          <table:table-cell table:style-name="ce173"/>
          <table:table-cell table:number-columns-repeated="926"/>
        </table:table-row>
        <table:table-row table:style-name="ro7">
          <table:table-cell table:style-name="ce175"/>
          <table:table-cell table:style-name="ce179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513" table:number-columns-spanned="3" table:number-rows-spanned="1"/>
          <table:covered-table-cell table:number-columns-repeated="2" table:style-name="ce175"/>
          <table:table-cell table:style-name="ce205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number-columns-repeated="926"/>
        </table:table-row>
        <table:table-row table:style-name="ro7"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卒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table:number-columns-spanned="6" table:number-rows-spanned="8"/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table:number-columns-spanned="6" table:number-rows-spanned="8"/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table:number-columns-spanned="6" table:number-rows-spanned="8"/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傌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相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table:number-columns-spanned="6" table:number-rows-spanned="8"/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炮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俥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仕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帥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5" office:value-type="string" calcext:value-type="string" table:number-columns-spanned="6" table:number-rows-spanned="8">
            <text:p>將</text:p>
          </table:table-cell>
          <table:covered-table-cell table:number-columns-repeated="5" table:style-name="ce175"/>
          <table:table-cell table:style-name="ce468" table:number-columns-spanned="1" table:number-rows-spanned="9"/>
          <table:table-cell table:style-name="ce494" table:number-columns-spanned="1" table:number-rows-spanned="9"/>
          <table:table-cell table:number-columns-repeated="926"/>
        </table:table-row>
        <table:table-row table:style-name="ro7">
          <table:covered-table-cell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table-cell table:number-columns-repeated="926"/>
        </table:table-row>
        <table:table-row table:style-name="ro7">
          <table:covered-table-cell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table-cell table:number-columns-repeated="926"/>
        </table:table-row>
        <table:table-row table:style-name="ro7">
          <table:covered-table-cell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table-cell table:number-columns-repeated="926"/>
        </table:table-row>
        <table:table-row table:style-name="ro7">
          <table:covered-table-cell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table-cell table:number-columns-repeated="926"/>
        </table:table-row>
        <table:table-row table:style-name="ro7">
          <table:covered-table-cell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table-cell table:number-columns-repeated="926"/>
        </table:table-row>
        <table:table-row table:style-name="ro7">
          <table:covered-table-cell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table-cell table:number-columns-repeated="926"/>
        </table:table-row>
        <table:table-row table:style-name="ro7">
          <table:covered-table-cell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79"/>
          <table:table-cell table:number-columns-repeated="926"/>
        </table:table-row>
        <table:table-row table:style-name="ro7">
          <table:covered-table-cell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style-name="ce177" table:number-columns-spanned="6" table:number-rows-spanned="1"/>
          <table:covered-table-cell table:number-columns-repeated="6" table:style-name="ce177"/>
          <table:covered-table-cell table:style-name="ce495"/>
          <table:table-cell table:number-columns-repeated="926"/>
        </table:table-row>
        <table:table-row table:style-name="ro7">
          <table:table-cell table:style-name="ce177" table:number-columns-spanned="1" table:number-rows-spanned="2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8" table:number-rows-spanned="2"/>
          <table:covered-table-cell table:number-columns-repeated="7" table:style-name="ce177"/>
          <table:table-cell table:style-name="ce204" table:number-columns-spanned="1" table:number-rows-spanned="2"/>
          <table:table-cell table:number-columns-repeated="926"/>
        </table:table-row>
        <table:table-row table:style-name="ro7">
          <table:covered-table-cell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covered-table-cell table:number-columns-repeated="7" table:style-name="ce177"/>
          <table:covered-table-cell table:style-name="ce204"/>
          <table:table-cell table:number-columns-repeated="926"/>
        </table:table-row>
        <table:table-row table:style-name="ro7"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style-name="ce514" table:number-columns-spanned="6" table:number-rows-spanned="1"/>
          <table:covered-table-cell table:number-columns-repeated="2" table:style-name="ce175"/>
          <table:covered-table-cell table:style-name="ce205"/>
          <table:covered-table-cell table:number-columns-repeated="2" table:style-name="ce175"/>
          <table:table-cell table:style-name="ce470" table:number-columns-spanned="1" table:number-rows-spanned="9"/>
          <table:table-cell table:style-name="ce205" table:number-columns-spanned="1" table:number-rows-spanned="9"/>
          <table:table-cell table:number-columns-repeated="926"/>
        </table:table-row>
        <table:table-row table:style-name="ro7">
          <table:covered-table-cell table:style-name="ce179"/>
          <table:covered-table-cell table:style-name="ce175"/>
          <table:table-cell table:style-name="ce515" office:value-type="string" calcext:value-type="string" table:number-columns-spanned="6" table:number-rows-spanned="8">
            <text:p>率</text:p>
          </table:table-cell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style-name="ce515" table:number-columns-spanned="6" table:number-rows-spanned="8"/>
          <table:covered-table-cell table:number-columns-repeated="5" table:style-name="ce175"/>
          <table:covered-table-cell table:style-name="ce179"/>
          <table:covered-table-cell table:style-name="ce175"/>
          <table:table-cell table:number-columns-repeated="926"/>
        </table:table-row>
        <table:table-row table:style-name="ro7"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style-name="ce175"/>
          <table:table-cell table:number-columns-repeated="926"/>
        </table:table-row>
        <table:table-row table:style-name="ro7"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style-name="ce175"/>
          <table:table-cell table:number-columns-repeated="926"/>
        </table:table-row>
        <table:table-row table:style-name="ro7"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style-name="ce175"/>
          <table:table-cell table:number-columns-repeated="926"/>
        </table:table-row>
        <table:table-row table:style-name="ro7"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style-name="ce175"/>
          <table:table-cell table:number-columns-repeated="926"/>
        </table:table-row>
        <table:table-row table:style-name="ro7"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style-name="ce175"/>
          <table:table-cell table:number-columns-repeated="926"/>
        </table:table-row>
        <table:table-row table:style-name="ro7"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number-columns-repeated="7" table:style-name="ce175"/>
          <table:covered-table-cell table:style-name="ce180"/>
          <table:covered-table-cell table:style-name="ce175"/>
          <table:table-cell table:number-columns-repeated="926"/>
        </table:table-row>
        <table:table-row table:style-name="ro7"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number-columns-repeated="7" table:style-name="ce175"/>
          <table:covered-table-cell table:style-name="ce179"/>
          <table:covered-table-cell table:style-name="ce175"/>
          <table:table-cell table:number-columns-repeated="926"/>
        </table:table-row>
        <table:table-row table:style-name="ro7">
          <table:table-cell table:style-name="ce175"/>
          <table:table-cell table:style-name="ce179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80"/>
          <table:table-cell table:style-name="ce205" table:number-columns-spanned="3" table:number-rows-spanned="1"/>
          <table:covered-table-cell table:number-columns-repeated="2" table:style-name="ce175"/>
          <table:table-cell table:style-name="ce513" table:number-columns-spanned="3" table:number-rows-spanned="1"/>
          <table:covered-table-cell table:number-columns-repeated="2" table:style-name="ce175"/>
          <table:table-cell table:style-name="ce175"/>
          <table:table-cell table:style-name="ce179"/>
          <table:table-cell table:number-columns-repeated="926"/>
        </table:table-row>
        <table:table-row table:style-name="ro7">
          <table:table-cell table:style-name="ce181"/>
          <table:table-cell table:style-name="ce185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516" table:number-columns-spanned="3" table:number-rows-spanned="1"/>
          <table:covered-table-cell table:number-columns-repeated="2" table:style-name="ce181"/>
          <table:table-cell table:style-name="ce209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number-columns-repeated="926"/>
        </table:table-row>
        <table:table-row table:style-name="ro7"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卆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table:number-columns-spanned="6" table:number-rows-spanned="8"/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table:number-columns-spanned="6" table:number-rows-spanned="8"/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table:number-columns-spanned="6" table:number-rows-spanned="8"/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马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象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table:number-columns-spanned="6" table:number-rows-spanned="8"/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包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車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士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楚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1" office:value-type="string" calcext:value-type="string" table:number-columns-spanned="6" table:number-rows-spanned="8">
            <text:p>漢</text:p>
          </table:table-cell>
          <table:covered-table-cell table:number-columns-repeated="5" table:style-name="ce181"/>
          <table:table-cell table:style-name="ce474" table:number-columns-spanned="1" table:number-rows-spanned="9"/>
          <table:table-cell table:style-name="ce498" table:number-columns-spanned="1" table:number-rows-spanned="9"/>
          <table:table-cell table:number-columns-repeated="926"/>
        </table:table-row>
        <table:table-row table:style-name="ro7">
          <table:covered-table-cell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table-cell table:number-columns-repeated="926"/>
        </table:table-row>
        <table:table-row table:style-name="ro7">
          <table:covered-table-cell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table-cell table:number-columns-repeated="926"/>
        </table:table-row>
        <table:table-row table:style-name="ro7">
          <table:covered-table-cell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table-cell table:number-columns-repeated="926"/>
        </table:table-row>
        <table:table-row table:style-name="ro7">
          <table:covered-table-cell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table-cell table:number-columns-repeated="926"/>
        </table:table-row>
        <table:table-row table:style-name="ro7">
          <table:covered-table-cell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table-cell table:number-columns-repeated="926"/>
        </table:table-row>
        <table:table-row table:style-name="ro7">
          <table:covered-table-cell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table-cell table:number-columns-repeated="926"/>
        </table:table-row>
        <table:table-row table:style-name="ro7">
          <table:covered-table-cell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5"/>
          <table:table-cell table:number-columns-repeated="926"/>
        </table:table-row>
        <table:table-row table:style-name="ro7">
          <table:covered-table-cell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style-name="ce183" table:number-columns-spanned="6" table:number-rows-spanned="1"/>
          <table:covered-table-cell table:number-columns-repeated="6" table:style-name="ce183"/>
          <table:covered-table-cell table:style-name="ce499"/>
          <table:table-cell table:number-columns-repeated="926"/>
        </table:table-row>
        <table:table-row table:style-name="ro7">
          <table:table-cell table:style-name="ce183" table:number-columns-spanned="1" table:number-rows-spanned="2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8" table:number-rows-spanned="2"/>
          <table:covered-table-cell table:number-columns-repeated="7" table:style-name="ce183"/>
          <table:table-cell table:style-name="ce208" table:number-columns-spanned="1" table:number-rows-spanned="2"/>
          <table:table-cell table:number-columns-repeated="926"/>
        </table:table-row>
        <table:table-row table:style-name="ro7">
          <table:covered-table-cell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covered-table-cell table:number-columns-repeated="7" table:style-name="ce183"/>
          <table:covered-table-cell table:style-name="ce208"/>
          <table:table-cell table:number-columns-repeated="926"/>
        </table:table-row>
        <table:table-row table:style-name="ro7"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style-name="ce517" table:number-columns-spanned="6" table:number-rows-spanned="1"/>
          <table:covered-table-cell table:number-columns-repeated="2" table:style-name="ce181"/>
          <table:covered-table-cell table:style-name="ce209"/>
          <table:covered-table-cell table:number-columns-repeated="2" table:style-name="ce181"/>
          <table:table-cell table:style-name="ce476" table:number-columns-spanned="1" table:number-rows-spanned="9"/>
          <table:table-cell table:style-name="ce209" table:number-columns-spanned="1" table:number-rows-spanned="9"/>
          <table:table-cell table:number-columns-repeated="926"/>
        </table:table-row>
        <table:table-row table:style-name="ro7"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style-name="ce518" table:number-columns-spanned="6" table:number-rows-spanned="8"/>
          <table:covered-table-cell table:number-columns-repeated="5" table:style-name="ce181"/>
          <table:covered-table-cell table:style-name="ce185"/>
          <table:covered-table-cell table:style-name="ce181"/>
          <table:table-cell table:number-columns-repeated="926"/>
        </table:table-row>
        <table:table-row table:style-name="ro7"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style-name="ce181"/>
          <table:table-cell table:number-columns-repeated="926"/>
        </table:table-row>
        <table:table-row table:style-name="ro7"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style-name="ce181"/>
          <table:table-cell table:number-columns-repeated="926"/>
        </table:table-row>
        <table:table-row table:style-name="ro7"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style-name="ce181"/>
          <table:table-cell table:number-columns-repeated="926"/>
        </table:table-row>
        <table:table-row table:style-name="ro7"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style-name="ce181"/>
          <table:table-cell table:number-columns-repeated="926"/>
        </table:table-row>
        <table:table-row table:style-name="ro7"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style-name="ce181"/>
          <table:table-cell table:number-columns-repeated="926"/>
        </table:table-row>
        <table:table-row table:style-name="ro7"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number-columns-repeated="7" table:style-name="ce181"/>
          <table:covered-table-cell table:style-name="ce186"/>
          <table:covered-table-cell table:style-name="ce181"/>
          <table:table-cell table:number-columns-repeated="926"/>
        </table:table-row>
        <table:table-row table:style-name="ro7"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number-columns-repeated="7" table:style-name="ce181"/>
          <table:covered-table-cell table:style-name="ce185"/>
          <table:covered-table-cell table:style-name="ce181"/>
          <table:table-cell table:number-columns-repeated="926"/>
        </table:table-row>
        <table:table-row table:style-name="ro7">
          <table:table-cell table:style-name="ce181"/>
          <table:table-cell table:style-name="ce185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6"/>
          <table:table-cell table:style-name="ce209" table:number-columns-spanned="3" table:number-rows-spanned="1"/>
          <table:covered-table-cell table:number-columns-repeated="2" table:style-name="ce181"/>
          <table:table-cell table:style-name="ce516" table:number-columns-spanned="3" table:number-rows-spanned="1"/>
          <table:covered-table-cell table:number-columns-repeated="2" table:style-name="ce181"/>
          <table:table-cell table:style-name="ce181"/>
          <table:table-cell table:style-name="ce185"/>
          <table:table-cell table:number-columns-repeated="926"/>
        </table:table-row>
        <table:table-row table:style-name="ro7">
          <table:table-cell table:style-name="ce187"/>
          <table:table-cell table:style-name="ce191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519" table:number-columns-spanned="3" table:number-rows-spanned="1"/>
          <table:covered-table-cell table:number-columns-repeated="2" table:style-name="ce187"/>
          <table:table-cell table:style-name="ce213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number-columns-repeated="926"/>
        </table:table-row>
        <table:table-row table:style-name="ro7"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office:value-type="string" calcext:value-type="string" table:number-columns-spanned="6" table:number-rows-spanned="4">
            <text:p>◎</text:p>
          </table:table-cell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table:number-columns-spanned="6" table:number-rows-spanned="4"/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table:number-columns-spanned="6" table:number-rows-spanned="4"/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table:number-columns-spanned="6" table:number-rows-spanned="4"/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office:value-type="string" calcext:value-type="string" table:number-columns-spanned="6" table:number-rows-spanned="4">
            <text:p>🐴</text:p>
          </table:table-cell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office:value-type="string" calcext:value-type="string" table:number-columns-spanned="6" table:number-rows-spanned="4">
            <text:p>Δ</text:p>
          </table:table-cell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table:number-columns-spanned="6" table:number-rows-spanned="4"/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table:number-columns-spanned="6" table:number-rows-spanned="4"/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office:value-type="string" calcext:value-type="string" table:number-columns-spanned="6" table:number-rows-spanned="4">
            <text:p>⌓</text:p>
          </table:table-cell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office:value-type="string" calcext:value-type="string" table:number-columns-spanned="6" table:number-rows-spanned="4">
            <text:p>▵</text:p>
          </table:table-cell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office:value-type="string" calcext:value-type="string" table:number-columns-spanned="6" table:number-rows-spanned="4">
            <text:p>△</text:p>
          </table:table-cell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7" office:value-type="string" calcext:value-type="string" table:number-columns-spanned="6" table:number-rows-spanned="4">
            <text:p>▲</text:p>
          </table:table-cell>
          <table:covered-table-cell table:number-columns-repeated="5" table:style-name="ce187"/>
          <table:table-cell table:style-name="ce480" table:number-columns-spanned="1" table:number-rows-spanned="9"/>
          <table:table-cell table:style-name="ce502" table:number-columns-spanned="1" table:number-rows-spanned="9"/>
          <table:table-cell table:number-columns-repeated="926"/>
        </table:table-row>
        <table:table-row table:style-name="ro7">
          <table:covered-table-cell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table-cell table:number-columns-repeated="926"/>
        </table:table-row>
        <table:table-row table:style-name="ro7">
          <table:covered-table-cell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table-cell table:number-columns-repeated="926"/>
        </table:table-row>
        <table:table-row table:style-name="ro7">
          <table:covered-table-cell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table-cell table:number-columns-repeated="926"/>
        </table:table-row>
        <table:table-row table:style-name="ro7">
          <table:covered-table-cell table:style-name="ce187"/>
          <table:covered-table-cell table:style-name="ce191"/>
          <table:table-cell table:style-name="ce187" office:value-type="string" calcext:value-type="string" table:number-columns-spanned="6" table:number-rows-spanned="4">
            <text:p>貝</text:p>
          </table:table-cell>
          <table:covered-table-cell table:number-columns-repeated="6" table:style-name="ce187"/>
          <table:covered-table-cell table:style-name="ce192"/>
          <table:table-cell table:style-name="ce187" table:number-columns-spanned="6" table:number-rows-spanned="4"/>
          <table:covered-table-cell table:number-columns-repeated="6" table:style-name="ce187"/>
          <table:covered-table-cell table:style-name="ce192"/>
          <table:table-cell table:style-name="ce187" table:number-columns-spanned="6" table:number-rows-spanned="4"/>
          <table:covered-table-cell table:number-columns-repeated="6" table:style-name="ce187"/>
          <table:covered-table-cell table:style-name="ce192"/>
          <table:table-cell table:style-name="ce187" table:number-columns-spanned="6" table:number-rows-spanned="4"/>
          <table:covered-table-cell table:number-columns-repeated="6" table:style-name="ce187"/>
          <table:covered-table-cell table:style-name="ce191"/>
          <table:table-cell table:style-name="ce187" office:value-type="string" calcext:value-type="string" table:number-columns-spanned="6" table:number-rows-spanned="4">
            <text:p>瑪</text:p>
          </table:table-cell>
          <table:covered-table-cell table:number-columns-repeated="6" table:style-name="ce187"/>
          <table:covered-table-cell table:style-name="ce191"/>
          <table:table-cell table:style-name="ce187" office:value-type="string" calcext:value-type="string" table:number-columns-spanned="6" table:number-rows-spanned="4">
            <text:p>根</text:p>
          </table:table-cell>
          <table:covered-table-cell table:number-columns-repeated="6" table:style-name="ce187"/>
          <table:covered-table-cell table:style-name="ce192"/>
          <table:table-cell table:style-name="ce187" table:number-columns-spanned="6" table:number-rows-spanned="4"/>
          <table:covered-table-cell table:number-columns-repeated="6" table:style-name="ce187"/>
          <table:covered-table-cell table:style-name="ce191"/>
          <table:table-cell table:style-name="ce187" table:number-columns-spanned="6" table:number-rows-spanned="4"/>
          <table:covered-table-cell table:number-columns-repeated="6" table:style-name="ce187"/>
          <table:covered-table-cell table:style-name="ce192"/>
          <table:table-cell table:style-name="ce187" office:value-type="string" calcext:value-type="string" table:number-columns-spanned="6" table:number-rows-spanned="4">
            <text:p>船</text:p>
          </table:table-cell>
          <table:covered-table-cell table:number-columns-repeated="6" table:style-name="ce187"/>
          <table:covered-table-cell table:style-name="ce191"/>
          <table:table-cell table:style-name="ce187" office:value-type="string" calcext:value-type="string" table:number-columns-spanned="6" table:number-rows-spanned="4">
            <text:p>種</text:p>
          </table:table-cell>
          <table:covered-table-cell table:number-columns-repeated="6" table:style-name="ce187"/>
          <table:covered-table-cell table:style-name="ce191"/>
          <table:table-cell table:style-name="ce187" office:value-type="string" calcext:value-type="string" table:number-columns-spanned="6" table:number-rows-spanned="4">
            <text:p>君</text:p>
          </table:table-cell>
          <table:covered-table-cell table:number-columns-repeated="6" table:style-name="ce187"/>
          <table:covered-table-cell table:style-name="ce192"/>
          <table:table-cell table:style-name="ce187" office:value-type="string" calcext:value-type="string" table:number-columns-spanned="6" table:number-rows-spanned="4">
            <text:p>君</text:p>
          </table:table-cell>
          <table:covered-table-cell table:number-columns-repeated="6" table:style-name="ce187"/>
          <table:covered-table-cell table:style-name="ce191"/>
          <table:table-cell table:number-columns-repeated="926"/>
        </table:table-row>
        <table:table-row table:style-name="ro7">
          <table:covered-table-cell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table-cell table:number-columns-repeated="926"/>
        </table:table-row>
        <table:table-row table:style-name="ro7">
          <table:covered-table-cell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table-cell table:number-columns-repeated="926"/>
        </table:table-row>
        <table:table-row table:style-name="ro7">
          <table:covered-table-cell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1"/>
          <table:covered-table-cell table:number-columns-repeated="7" table:style-name="ce187"/>
          <table:covered-table-cell table:style-name="ce192"/>
          <table:covered-table-cell table:number-columns-repeated="7" table:style-name="ce187"/>
          <table:covered-table-cell table:style-name="ce191"/>
          <table:table-cell table:number-columns-repeated="926"/>
        </table:table-row>
        <table:table-row table:style-name="ro7">
          <table:covered-table-cell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style-name="ce189" table:number-columns-spanned="6" table:number-rows-spanned="1"/>
          <table:covered-table-cell table:number-columns-repeated="6" table:style-name="ce189"/>
          <table:covered-table-cell table:style-name="ce503"/>
          <table:table-cell table:number-columns-repeated="926"/>
        </table:table-row>
        <table:table-row table:style-name="ro7">
          <table:table-cell table:style-name="ce189" table:number-columns-spanned="1" table:number-rows-spanned="2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8" table:number-rows-spanned="2"/>
          <table:covered-table-cell table:number-columns-repeated="7" table:style-name="ce189"/>
          <table:table-cell table:style-name="ce212" table:number-columns-spanned="1" table:number-rows-spanned="2"/>
          <table:table-cell table:number-columns-repeated="926"/>
        </table:table-row>
        <table:table-row table:style-name="ro7">
          <table:covered-table-cell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covered-table-cell table:number-columns-repeated="7" table:style-name="ce189"/>
          <table:covered-table-cell table:style-name="ce212"/>
          <table:table-cell table:number-columns-repeated="926"/>
        </table:table-row>
        <table:table-row table:style-name="ro7"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style-name="ce520" table:number-columns-spanned="6" table:number-rows-spanned="1"/>
          <table:covered-table-cell table:number-columns-repeated="2" table:style-name="ce187"/>
          <table:covered-table-cell table:style-name="ce213"/>
          <table:covered-table-cell table:number-columns-repeated="2" table:style-name="ce187"/>
          <table:table-cell table:style-name="ce482" table:number-columns-spanned="1" table:number-rows-spanned="9"/>
          <table:table-cell table:style-name="ce213" table:number-columns-spanned="1" table:number-rows-spanned="9"/>
          <table:table-cell table:number-columns-repeated="926"/>
        </table:table-row>
        <table:table-row table:style-name="ro7">
          <table:covered-table-cell table:style-name="ce191"/>
          <table:covered-table-cell table:style-name="ce187"/>
          <table:table-cell table:style-name="ce229" office:value-type="string" calcext:value-type="string" table:number-columns-spanned="6" table:number-rows-spanned="4">
            <text:p>貴</text:p>
          </table:table-cell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1"/>
          <table:covered-table-cell table:style-name="ce187"/>
          <table:table-cell table:number-columns-repeated="926"/>
        </table:table-row>
        <table:table-row table:style-name="ro7"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table-cell table:number-columns-repeated="926"/>
        </table:table-row>
        <table:table-row table:style-name="ro7"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table-cell table:number-columns-repeated="926"/>
        </table:table-row>
        <table:table-row table:style-name="ro7"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table-cell table:number-columns-repeated="926"/>
        </table:table-row>
        <table:table-row table:style-name="ro7">
          <table:covered-table-cell table:style-name="ce192"/>
          <table:covered-table-cell table:style-name="ce187"/>
          <table:table-cell table:style-name="ce229" office:value-type="string" calcext:value-type="string" table:number-columns-spanned="6" table:number-rows-spanned="4">
            <text:p>◉</text:p>
          </table:table-cell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style-name="ce229" table:number-columns-spanned="6" table:number-rows-spanned="4"/>
          <table:covered-table-cell table:number-columns-repeated="5" table:style-name="ce229"/>
          <table:covered-table-cell table:style-name="ce192"/>
          <table:covered-table-cell table:style-name="ce187"/>
          <table:table-cell table:number-columns-repeated="926"/>
        </table:table-row>
        <table:table-row table:style-name="ro7"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table-cell table:number-columns-repeated="926"/>
        </table:table-row>
        <table:table-row table:style-name="ro7"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covered-table-cell table:number-columns-repeated="6" table:style-name="ce229"/>
          <table:covered-table-cell table:style-name="ce192"/>
          <table:covered-table-cell table:style-name="ce187"/>
          <table:table-cell table:number-columns-repeated="926"/>
        </table:table-row>
        <table:table-row table:style-name="ro7"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covered-table-cell table:number-columns-repeated="6" table:style-name="ce229"/>
          <table:covered-table-cell table:style-name="ce191"/>
          <table:covered-table-cell table:style-name="ce187"/>
          <table:table-cell table:number-columns-repeated="926"/>
        </table:table-row>
        <table:table-row table:style-name="ro7">
          <table:table-cell table:style-name="ce187"/>
          <table:table-cell table:style-name="ce191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2"/>
          <table:table-cell table:style-name="ce213" table:number-columns-spanned="3" table:number-rows-spanned="1"/>
          <table:covered-table-cell table:number-columns-repeated="2" table:style-name="ce187"/>
          <table:table-cell table:style-name="ce519" table:number-columns-spanned="3" table:number-rows-spanned="1"/>
          <table:covered-table-cell table:number-columns-repeated="2" table:style-name="ce187"/>
          <table:table-cell table:style-name="ce187"/>
          <table:table-cell table:style-name="ce191"/>
          <table:table-cell table:number-columns-repeated="926"/>
        </table:table-row>
        <table:table-row table:style-name="ro9" table:visibility="collapse" table:number-rows-repeated="1048465">
          <table:table-cell table:number-columns-repeated="1024"/>
        </table:table-row>
        <table:table-row table:style-name="ro9" table:visibility="collapse">
          <table:table-cell table:number-columns-repeated="1024"/>
        </table:table-row>
      </table:table>
      <table:table table:name="Sheet8" table:style-name="ta6">
        <office:forms form:automatic-focus="false" form:apply-design-mode="false"/>
        <table:table-column table:style-name="co15" table:number-columns-repeated="4" table:default-cell-style-name="ce526"/>
        <table:table-column table:style-name="co16" table:number-columns-repeated="6" table:default-cell-style-name="ce526"/>
        <table:table-column table:style-name="co17" table:number-columns-repeated="8" table:default-cell-style-name="ce526"/>
        <table:table-column table:style-name="co16" table:number-columns-repeated="8" table:default-cell-style-name="ce526"/>
        <table:table-column table:style-name="co18" table:default-cell-style-name="ce526"/>
        <table:table-column table:style-name="co15" table:default-cell-style-name="ce526"/>
        <table:table-column table:style-name="co19" table:default-cell-style-name="ce526"/>
        <table:table-column table:style-name="co20" table:default-cell-style-name="ce526"/>
        <table:table-column table:style-name="co17" table:number-columns-repeated="3" table:default-cell-style-name="ce526"/>
        <table:table-column table:style-name="co8" table:number-columns-repeated="991" table:default-cell-style-name="ce526"/>
        <table:table-row table:style-name="ro10">
          <table:table-cell table:number-columns-repeated="4" table:style-name="ce522" office:value-type="string" calcext:value-type="string">
            <text:p>♟</text:p>
          </table:table-cell>
          <table:table-cell table:style-name="ce522" office:value-type="string" calcext:value-type="string">
            <text:p>♞</text:p>
          </table:table-cell>
          <table:table-cell table:style-name="ce522" office:value-type="string" calcext:value-type="string">
            <text:p>♝</text:p>
          </table:table-cell>
          <table:table-cell table:style-name="ce522" office:value-type="string" calcext:value-type="string">
            <text:p>♜</text:p>
          </table:table-cell>
          <table:table-cell table:style-name="ce522" office:value-type="string" calcext:value-type="string">
            <text:p>♛</text:p>
          </table:table-cell>
          <table:table-cell table:style-name="ce522" office:value-type="string" calcext:value-type="string">
            <text:p>♚</text:p>
          </table:table-cell>
          <table:table-cell table:style-name="ce522" office:value-type="string" calcext:value-type="string">
            <text:p>♔</text:p>
          </table:table-cell>
          <table:table-cell table:number-columns-repeated="6" table:style-name="ce522" office:value-type="string" calcext:value-type="string">
            <text:p>○</text:p>
          </table:table-cell>
          <table:table-cell table:number-columns-repeated="2" table:style-name="ce522" office:value-type="string" calcext:value-type="string">
            <text:p>⊕</text:p>
          </table:table-cell>
          <table:table-cell table:number-columns-repeated="6" table:style-name="ce522" office:value-type="string" calcext:value-type="string">
            <text:p>⬡</text:p>
          </table:table-cell>
          <table:table-cell table:number-columns-repeated="2" table:style-name="ce522" office:value-type="string" calcext:value-type="string">
            <text:p>⏣</text:p>
          </table:table-cell>
          <table:table-cell table:style-name="ce522" office:value-type="string" calcext:value-type="string">
            <text:p>⛀</text:p>
          </table:table-cell>
          <table:table-cell table:style-name="ce522" office:value-type="string" calcext:value-type="string">
            <text:p>🐴</text:p>
          </table:table-cell>
          <table:table-cell table:style-name="ce522" office:value-type="string" calcext:value-type="string">
            <text:p>Δ</text:p>
          </table:table-cell>
          <table:table-cell table:style-name="ce522" office:value-type="string" calcext:value-type="string">
            <text:p>⌓</text:p>
          </table:table-cell>
          <table:table-cell table:style-name="ce522" office:value-type="string" calcext:value-type="string">
            <text:p>▵</text:p>
          </table:table-cell>
          <table:table-cell table:style-name="ce522" office:value-type="string" calcext:value-type="string">
            <text:p>△</text:p>
          </table:table-cell>
          <table:table-cell table:style-name="ce522" office:value-type="string" calcext:value-type="string">
            <text:p>▲</text:p>
          </table:table-cell>
          <table:table-cell table:number-columns-repeated="991"/>
        </table:table-row>
        <table:table-row table:style-name="ro10">
          <table:table-cell table:style-name="ce522" office:value-type="string" calcext:value-type="string">
            <text:p>♘</text:p>
          </table:table-cell>
          <table:table-cell table:style-name="ce522" office:value-type="string" calcext:value-type="string">
            <text:p>♗</text:p>
          </table:table-cell>
          <table:table-cell table:style-name="ce522" office:value-type="string" calcext:value-type="string">
            <text:p>♖</text:p>
          </table:table-cell>
          <table:table-cell table:style-name="ce522" office:value-type="string" calcext:value-type="string">
            <text:p>♕</text:p>
          </table:table-cell>
          <table:table-cell table:style-name="ce522" table:number-columns-repeated="6"/>
          <table:table-cell table:style-name="ce522" office:value-type="string" calcext:value-type="string">
            <text:p>⊖</text:p>
          </table:table-cell>
          <table:table-cell table:style-name="ce522" table:number-columns-repeated="15"/>
          <table:table-cell table:style-name="ce522" office:value-type="string" calcext:value-type="string">
            <text:p>⛂</text:p>
          </table:table-cell>
          <table:table-cell table:style-name="ce522" table:number-columns-repeated="6"/>
          <table:table-cell table:number-columns-repeated="991"/>
        </table:table-row>
        <table:table-row table:style-name="ro10">
          <table:table-cell table:number-columns-repeated="4" table:style-name="ce523" office:value-type="string" calcext:value-type="string">
            <text:p>♟</text:p>
          </table:table-cell>
          <table:table-cell table:style-name="ce523" office:value-type="string" calcext:value-type="string">
            <text:p>♞</text:p>
          </table:table-cell>
          <table:table-cell table:style-name="ce523" office:value-type="string" calcext:value-type="string">
            <text:p>♝</text:p>
          </table:table-cell>
          <table:table-cell table:style-name="ce523" office:value-type="string" calcext:value-type="string">
            <text:p>♜</text:p>
          </table:table-cell>
          <table:table-cell table:style-name="ce523" office:value-type="string" calcext:value-type="string">
            <text:p>♛</text:p>
          </table:table-cell>
          <table:table-cell table:style-name="ce523" office:value-type="string" calcext:value-type="string">
            <text:p>♚</text:p>
          </table:table-cell>
          <table:table-cell table:style-name="ce523" office:value-type="string" calcext:value-type="string">
            <text:p>♔</text:p>
          </table:table-cell>
          <table:table-cell table:number-columns-repeated="6" table:style-name="ce523" office:value-type="string" calcext:value-type="string">
            <text:p>○</text:p>
          </table:table-cell>
          <table:table-cell table:number-columns-repeated="2" table:style-name="ce523" office:value-type="string" calcext:value-type="string">
            <text:p>⊕</text:p>
          </table:table-cell>
          <table:table-cell table:number-columns-repeated="6" table:style-name="ce523" office:value-type="string" calcext:value-type="string">
            <text:p>⬡</text:p>
          </table:table-cell>
          <table:table-cell table:number-columns-repeated="2" table:style-name="ce523" office:value-type="string" calcext:value-type="string">
            <text:p>⏣</text:p>
          </table:table-cell>
          <table:table-cell table:style-name="ce523" office:value-type="string" calcext:value-type="string">
            <text:p>⛀</text:p>
          </table:table-cell>
          <table:table-cell table:style-name="ce523" office:value-type="string" calcext:value-type="string">
            <text:p>🐴</text:p>
          </table:table-cell>
          <table:table-cell table:style-name="ce523" office:value-type="string" calcext:value-type="string">
            <text:p>Δ</text:p>
          </table:table-cell>
          <table:table-cell table:style-name="ce523" office:value-type="string" calcext:value-type="string">
            <text:p>⌓</text:p>
          </table:table-cell>
          <table:table-cell table:style-name="ce523" office:value-type="string" calcext:value-type="string">
            <text:p>▵</text:p>
          </table:table-cell>
          <table:table-cell table:style-name="ce523" office:value-type="string" calcext:value-type="string">
            <text:p>△</text:p>
          </table:table-cell>
          <table:table-cell table:style-name="ce523" office:value-type="string" calcext:value-type="string">
            <text:p>▲</text:p>
          </table:table-cell>
          <table:table-cell table:number-columns-repeated="991"/>
        </table:table-row>
        <table:table-row table:style-name="ro10">
          <table:table-cell table:style-name="ce523" office:value-type="string" calcext:value-type="string">
            <text:p>♘</text:p>
          </table:table-cell>
          <table:table-cell table:style-name="ce523" office:value-type="string" calcext:value-type="string">
            <text:p>♗</text:p>
          </table:table-cell>
          <table:table-cell table:style-name="ce523" office:value-type="string" calcext:value-type="string">
            <text:p>♖</text:p>
          </table:table-cell>
          <table:table-cell table:style-name="ce523" office:value-type="string" calcext:value-type="string">
            <text:p>♕</text:p>
          </table:table-cell>
          <table:table-cell table:style-name="ce523" table:number-columns-repeated="6"/>
          <table:table-cell table:style-name="ce523" office:value-type="string" calcext:value-type="string">
            <text:p>⊖</text:p>
          </table:table-cell>
          <table:table-cell table:style-name="ce523" table:number-columns-repeated="15"/>
          <table:table-cell table:style-name="ce523" office:value-type="string" calcext:value-type="string">
            <text:p>⛂</text:p>
          </table:table-cell>
          <table:table-cell table:style-name="ce523" table:number-columns-repeated="6"/>
          <table:table-cell table:number-columns-repeated="991"/>
        </table:table-row>
        <table:table-row table:style-name="ro10">
          <table:table-cell table:number-columns-repeated="4" table:style-name="ce524" office:value-type="string" calcext:value-type="string">
            <text:p>♟</text:p>
          </table:table-cell>
          <table:table-cell table:style-name="ce524" office:value-type="string" calcext:value-type="string">
            <text:p>♞</text:p>
          </table:table-cell>
          <table:table-cell table:style-name="ce524" office:value-type="string" calcext:value-type="string">
            <text:p>♝</text:p>
          </table:table-cell>
          <table:table-cell table:style-name="ce524" office:value-type="string" calcext:value-type="string">
            <text:p>♜</text:p>
          </table:table-cell>
          <table:table-cell table:style-name="ce524" office:value-type="string" calcext:value-type="string">
            <text:p>♛</text:p>
          </table:table-cell>
          <table:table-cell table:style-name="ce524" office:value-type="string" calcext:value-type="string">
            <text:p>♚</text:p>
          </table:table-cell>
          <table:table-cell table:style-name="ce524" office:value-type="string" calcext:value-type="string">
            <text:p>♔</text:p>
          </table:table-cell>
          <table:table-cell table:number-columns-repeated="6" table:style-name="ce524" office:value-type="string" calcext:value-type="string">
            <text:p>○</text:p>
          </table:table-cell>
          <table:table-cell table:number-columns-repeated="2" table:style-name="ce524" office:value-type="string" calcext:value-type="string">
            <text:p>⊕</text:p>
          </table:table-cell>
          <table:table-cell table:number-columns-repeated="6" table:style-name="ce524" office:value-type="string" calcext:value-type="string">
            <text:p>⬡</text:p>
          </table:table-cell>
          <table:table-cell table:number-columns-repeated="2" table:style-name="ce524" office:value-type="string" calcext:value-type="string">
            <text:p>⏣</text:p>
          </table:table-cell>
          <table:table-cell table:style-name="ce524" office:value-type="string" calcext:value-type="string">
            <text:p>⛀</text:p>
          </table:table-cell>
          <table:table-cell table:style-name="ce524" office:value-type="string" calcext:value-type="string">
            <text:p>🐴</text:p>
          </table:table-cell>
          <table:table-cell table:style-name="ce524" office:value-type="string" calcext:value-type="string">
            <text:p>Δ</text:p>
          </table:table-cell>
          <table:table-cell table:style-name="ce524" office:value-type="string" calcext:value-type="string">
            <text:p>⌓</text:p>
          </table:table-cell>
          <table:table-cell table:style-name="ce524" office:value-type="string" calcext:value-type="string">
            <text:p>▵</text:p>
          </table:table-cell>
          <table:table-cell table:style-name="ce524" office:value-type="string" calcext:value-type="string">
            <text:p>△</text:p>
          </table:table-cell>
          <table:table-cell table:style-name="ce524" office:value-type="string" calcext:value-type="string">
            <text:p>▲</text:p>
          </table:table-cell>
          <table:table-cell table:number-columns-repeated="991"/>
        </table:table-row>
        <table:table-row table:style-name="ro10">
          <table:table-cell table:style-name="ce524" office:value-type="string" calcext:value-type="string">
            <text:p>♘</text:p>
          </table:table-cell>
          <table:table-cell table:style-name="ce524" office:value-type="string" calcext:value-type="string">
            <text:p>♗</text:p>
          </table:table-cell>
          <table:table-cell table:style-name="ce524" office:value-type="string" calcext:value-type="string">
            <text:p>♖</text:p>
          </table:table-cell>
          <table:table-cell table:style-name="ce524" office:value-type="string" calcext:value-type="string">
            <text:p>♕</text:p>
          </table:table-cell>
          <table:table-cell table:style-name="ce524" table:number-columns-repeated="6"/>
          <table:table-cell table:style-name="ce524" office:value-type="string" calcext:value-type="string">
            <text:p>⊖</text:p>
          </table:table-cell>
          <table:table-cell table:style-name="ce524" table:number-columns-repeated="15"/>
          <table:table-cell table:style-name="ce524" office:value-type="string" calcext:value-type="string">
            <text:p>⛂</text:p>
          </table:table-cell>
          <table:table-cell table:style-name="ce524" table:number-columns-repeated="6"/>
          <table:table-cell table:number-columns-repeated="991"/>
        </table:table-row>
        <table:table-row table:style-name="ro10">
          <table:table-cell table:number-columns-repeated="4" table:style-name="ce525" office:value-type="string" calcext:value-type="string">
            <text:p>♟</text:p>
          </table:table-cell>
          <table:table-cell table:style-name="ce525" office:value-type="string" calcext:value-type="string">
            <text:p>♞</text:p>
          </table:table-cell>
          <table:table-cell table:style-name="ce525" office:value-type="string" calcext:value-type="string">
            <text:p>♝</text:p>
          </table:table-cell>
          <table:table-cell table:style-name="ce525" office:value-type="string" calcext:value-type="string">
            <text:p>♜</text:p>
          </table:table-cell>
          <table:table-cell table:style-name="ce525" office:value-type="string" calcext:value-type="string">
            <text:p>♛</text:p>
          </table:table-cell>
          <table:table-cell table:style-name="ce525" office:value-type="string" calcext:value-type="string">
            <text:p>♚</text:p>
          </table:table-cell>
          <table:table-cell table:style-name="ce525" office:value-type="string" calcext:value-type="string">
            <text:p>♔</text:p>
          </table:table-cell>
          <table:table-cell table:number-columns-repeated="6" table:style-name="ce525" office:value-type="string" calcext:value-type="string">
            <text:p>○</text:p>
          </table:table-cell>
          <table:table-cell table:number-columns-repeated="2" table:style-name="ce525" office:value-type="string" calcext:value-type="string">
            <text:p>⊕</text:p>
          </table:table-cell>
          <table:table-cell table:number-columns-repeated="6" table:style-name="ce525" office:value-type="string" calcext:value-type="string">
            <text:p>⬡</text:p>
          </table:table-cell>
          <table:table-cell table:number-columns-repeated="2" table:style-name="ce525" office:value-type="string" calcext:value-type="string">
            <text:p>⏣</text:p>
          </table:table-cell>
          <table:table-cell table:style-name="ce525" office:value-type="string" calcext:value-type="string">
            <text:p>⛀</text:p>
          </table:table-cell>
          <table:table-cell table:style-name="ce525" office:value-type="string" calcext:value-type="string">
            <text:p>🐴</text:p>
          </table:table-cell>
          <table:table-cell table:style-name="ce525" office:value-type="string" calcext:value-type="string">
            <text:p>Δ</text:p>
          </table:table-cell>
          <table:table-cell table:style-name="ce525" office:value-type="string" calcext:value-type="string">
            <text:p>⌓</text:p>
          </table:table-cell>
          <table:table-cell table:style-name="ce525" office:value-type="string" calcext:value-type="string">
            <text:p>▵</text:p>
          </table:table-cell>
          <table:table-cell table:style-name="ce525" office:value-type="string" calcext:value-type="string">
            <text:p>△</text:p>
          </table:table-cell>
          <table:table-cell table:style-name="ce525" office:value-type="string" calcext:value-type="string">
            <text:p>▲</text:p>
          </table:table-cell>
          <table:table-cell table:number-columns-repeated="991"/>
        </table:table-row>
        <table:table-row table:style-name="ro10">
          <table:table-cell table:style-name="ce525" office:value-type="string" calcext:value-type="string">
            <text:p>♘</text:p>
          </table:table-cell>
          <table:table-cell table:style-name="ce525" office:value-type="string" calcext:value-type="string">
            <text:p>♗</text:p>
          </table:table-cell>
          <table:table-cell table:style-name="ce525" office:value-type="string" calcext:value-type="string">
            <text:p>♖</text:p>
          </table:table-cell>
          <table:table-cell table:style-name="ce525" office:value-type="string" calcext:value-type="string">
            <text:p>♕</text:p>
          </table:table-cell>
          <table:table-cell table:style-name="ce525" table:number-columns-repeated="6"/>
          <table:table-cell table:style-name="ce525" office:value-type="string" calcext:value-type="string">
            <text:p>⊖</text:p>
          </table:table-cell>
          <table:table-cell table:style-name="ce525" table:number-columns-repeated="15"/>
          <table:table-cell table:style-name="ce525" office:value-type="string" calcext:value-type="string">
            <text:p>⛂</text:p>
          </table:table-cell>
          <table:table-cell table:style-name="ce525" table:number-columns-repeated="6"/>
          <table:table-cell table:number-columns-repeated="991"/>
        </table:table-row>
        <table:table-row table:style-name="ro10">
          <table:table-cell table:number-columns-repeated="4" table:style-name="ce524" office:value-type="string" calcext:value-type="string">
            <text:p>♟</text:p>
          </table:table-cell>
          <table:table-cell table:style-name="ce524" office:value-type="string" calcext:value-type="string">
            <text:p>♞</text:p>
          </table:table-cell>
          <table:table-cell table:style-name="ce524" office:value-type="string" calcext:value-type="string">
            <text:p>♝</text:p>
          </table:table-cell>
          <table:table-cell table:style-name="ce524" office:value-type="string" calcext:value-type="string">
            <text:p>♜</text:p>
          </table:table-cell>
          <table:table-cell table:style-name="ce524" office:value-type="string" calcext:value-type="string">
            <text:p>♛</text:p>
          </table:table-cell>
          <table:table-cell table:style-name="ce524" office:value-type="string" calcext:value-type="string">
            <text:p>♚</text:p>
          </table:table-cell>
          <table:table-cell table:style-name="ce524" office:value-type="string" calcext:value-type="string">
            <text:p>♔</text:p>
          </table:table-cell>
          <table:table-cell table:number-columns-repeated="6" table:style-name="ce524" office:value-type="string" calcext:value-type="string">
            <text:p>○</text:p>
          </table:table-cell>
          <table:table-cell table:number-columns-repeated="2" table:style-name="ce524" office:value-type="string" calcext:value-type="string">
            <text:p>⊕</text:p>
          </table:table-cell>
          <table:table-cell table:number-columns-repeated="6" table:style-name="ce524" office:value-type="string" calcext:value-type="string">
            <text:p>⬡</text:p>
          </table:table-cell>
          <table:table-cell table:number-columns-repeated="2" table:style-name="ce524" office:value-type="string" calcext:value-type="string">
            <text:p>⏣</text:p>
          </table:table-cell>
          <table:table-cell table:style-name="ce524" office:value-type="string" calcext:value-type="string">
            <text:p>⛀</text:p>
          </table:table-cell>
          <table:table-cell table:style-name="ce524" office:value-type="string" calcext:value-type="string">
            <text:p>🐴</text:p>
          </table:table-cell>
          <table:table-cell table:style-name="ce524" office:value-type="string" calcext:value-type="string">
            <text:p>Δ</text:p>
          </table:table-cell>
          <table:table-cell table:style-name="ce524" office:value-type="string" calcext:value-type="string">
            <text:p>⌓</text:p>
          </table:table-cell>
          <table:table-cell table:style-name="ce524" office:value-type="string" calcext:value-type="string">
            <text:p>▵</text:p>
          </table:table-cell>
          <table:table-cell table:style-name="ce524" office:value-type="string" calcext:value-type="string">
            <text:p>△</text:p>
          </table:table-cell>
          <table:table-cell table:style-name="ce524" office:value-type="string" calcext:value-type="string">
            <text:p>▲</text:p>
          </table:table-cell>
          <table:table-cell table:number-columns-repeated="991"/>
        </table:table-row>
        <table:table-row table:style-name="ro10">
          <table:table-cell table:style-name="ce524" office:value-type="string" calcext:value-type="string">
            <text:p>♘</text:p>
          </table:table-cell>
          <table:table-cell table:style-name="ce524" office:value-type="string" calcext:value-type="string">
            <text:p>♗</text:p>
          </table:table-cell>
          <table:table-cell table:style-name="ce524" office:value-type="string" calcext:value-type="string">
            <text:p>♖</text:p>
          </table:table-cell>
          <table:table-cell table:style-name="ce524" office:value-type="string" calcext:value-type="string">
            <text:p>♕</text:p>
          </table:table-cell>
          <table:table-cell table:style-name="ce524" table:number-columns-repeated="6"/>
          <table:table-cell table:style-name="ce524" office:value-type="string" calcext:value-type="string">
            <text:p>⊖</text:p>
          </table:table-cell>
          <table:table-cell table:style-name="ce524" table:number-columns-repeated="15"/>
          <table:table-cell table:style-name="ce524" office:value-type="string" calcext:value-type="string">
            <text:p>⛂</text:p>
          </table:table-cell>
          <table:table-cell table:style-name="ce524" table:number-columns-repeated="6"/>
          <table:table-cell table:number-columns-repeated="991"/>
        </table:table-row>
        <table:table-row table:style-name="ro10" table:number-rows-repeated="104856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F3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" svg:font-family="'Noto Sans'"/>
    <style:font-face style:name="Noto Sans CJK JP" svg:font-family="'Noto Sans CJK JP'" style:font-family-generic="system" style:font-pitch="variable"/>
    <style:font-face style:name="Noto Sans Symbols" svg:font-family="'Noto Sans Symbols'" style:font-adornments="Black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date-style style:name="N10152" number:language="en" number:country="US"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53" number:language="en" number:country="US">
      <number:day/>
      <number:text>-</number:text>
      <number:month number:textual="true"/>
    </number:date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3T02:13:41.584870677</dc:date>
    <meta:editing-duration>PT19H15M24S</meta:editing-duration>
    <meta:editing-cycles>15</meta:editing-cycles>
    <meta:document-statistic meta:table-count="8" meta:cell-count="2377" meta:object-count="0"/>
  </office:meta>
</office:document-meta>
</file>